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8pt" style:font-size-asian="8pt" style:font-size-complex="8pt"/>
    </style:style>
    <style:style style:name="P2" style:family="paragraph" style:parent-style-name="Standard">
      <style:paragraph-properties fo:line-height="100%"/>
      <style:text-properties fo:color="#000000" loext:opacity="100%" style:font-name="Droid Sans Mono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fo:line-height="100%"/>
      <style:text-properties fo:color="#0000ff" loext:opacity="100%" style:font-name="Droid Sans Mono" fo:font-size="8pt" fo:font-weight="normal" fo:background-color="#ffffff" style:font-size-asian="8pt" style:font-size-complex="8pt"/>
    </style:style>
    <style:style style:name="P4" style:family="paragraph" style:parent-style-name="Standard">
      <style:paragraph-properties fo:line-height="100%"/>
      <style:text-properties fo:color="#098658" loext:opacity="100%" style:font-name="Droid Sans Mono" fo:font-size="8pt" fo:font-weight="normal" fo:background-color="#ffffff" style:font-size-asian="8pt" style:font-size-complex="8pt"/>
    </style:style>
    <style:style style:name="P5" style:family="paragraph" style:parent-style-name="Standard">
      <style:paragraph-properties fo:line-height="100%"/>
      <style:text-properties fo:font-size="8pt" officeooo:rsid="0008a7d8" officeooo:paragraph-rsid="0008a7d8" style:font-size-asian="8pt" style:font-size-complex="8pt"/>
    </style:style>
    <style:style style:name="P6" style:family="paragraph" style:parent-style-name="Standard">
      <style:paragraph-properties fo:line-height="100%"/>
      <style:text-properties fo:font-size="8pt" style:font-size-asian="8pt" style:font-size-complex="8pt"/>
    </style:style>
    <style:style style:name="P7" style:family="paragraph" style:parent-style-name="Standard">
      <style:paragraph-properties fo:margin-top="0cm" fo:margin-bottom="0.499cm" style:contextual-spacing="false" fo:line-height="100%"/>
      <style:text-properties fo:font-size="8pt" style:font-size-asian="8pt" style:font-size-complex="8pt"/>
    </style:style>
    <style:style style:name="P8" style:family="paragraph" style:parent-style-name="Standard">
      <style:paragraph-properties fo:line-height="100%"/>
      <style:text-properties fo:color="#000000" loext:opacity="100%" style:font-name="Droid Sans Mono" fo:font-size="8pt" fo:font-weight="normal" fo:background-color="#ffffff" style:font-size-asian="8pt" style:font-size-complex="8pt"/>
    </style:style>
    <style:style style:name="P9" style:family="paragraph" style:parent-style-name="Standard">
      <style:paragraph-properties fo:line-height="100%"/>
      <style:text-properties fo:color="#0000ff" loext:opacity="100%" style:font-name="Droid Sans Mono" fo:font-size="8pt" fo:font-weight="normal" fo:background-color="#ffffff" style:font-size-asian="8pt" style:font-size-complex="8pt"/>
    </style:style>
    <style:style style:name="P10" style:family="paragraph" style:parent-style-name="Standard">
      <style:paragraph-properties fo:line-height="100%"/>
      <style:text-properties fo:color="#0000ff" loext:opacity="100%" style:font-name="Droid Sans Mono" fo:font-size="8pt" fo:font-weight="normal" officeooo:rsid="0008a7d8" officeooo:paragraph-rsid="0008a7d8" fo:background-color="#ffffff" style:font-size-asian="8pt" style:font-size-complex="8pt"/>
    </style:style>
    <style:style style:name="P11" style:family="paragraph" style:parent-style-name="Standard">
      <style:paragraph-properties fo:line-height="100%"/>
      <style:text-properties fo:color="#008000" loext:opacity="100%" style:font-name="Droid Sans Mono" fo:font-size="8pt" fo:font-weight="normal" fo:background-color="#ffffff" style:font-size-asian="8pt" style:font-size-complex="8pt"/>
    </style:style>
    <style:style style:name="P12" style:family="paragraph" style:parent-style-name="Standard">
      <style:paragraph-properties fo:line-height="100%"/>
      <style:text-properties fo:color="#098658" loext:opacity="100%" style:font-name="Droid Sans Mono" fo:font-size="8pt" fo:font-weight="normal" fo:background-color="#ffffff" style:font-size-asian="8pt" style:font-size-complex="8pt"/>
    </style:style>
    <style:style style:name="T1" style:family="text">
      <style:text-properties fo:color="#0000ff" loext:opacity="100%"/>
    </style:style>
    <style:style style:name="T2" style:family="text">
      <style:text-properties fo:color="#098658" loext:opacity="100%"/>
    </style:style>
    <style:style style:name="T3" style:family="text">
      <style:text-properties fo:color="#a3151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#ifndef OPENSBLIBLOCK00_KERNEL_H</text:p>
      <text:p text:style-name="P3">#define OPENSBLIBLOCK00_KERNEL_H</text:p>
      <text:p text:style-name="P2"><text:span text:style-name="T1">void</text:span> opensbliblock00Kernel024(<text:span text:style-name="T1">double</text:span> <text:span text:style-name="T1">*</text:span>rho_B0, <text:span text:style-name="T1">double</text:span> <text:span text:style-name="T1">*</text:span>rhou0_B0, <text:span text:style-name="T1">double</text:span> <text:span text:style-name="T1">*</text:span>rhoE_B0, <text:span text:style-name="T1">double</text:span> <text:span text:style-name="T1">*</text:span>x0_B0, <text:span text:style-name="T1">const</text:span> <text:span text:style-name="T1">int</text:span> <text:span text:style-name="T1">*</text:span>idx)</text:p>
      <text:p text:style-name="P2">{</text:p>
      <text:p text:style-name="P2"><text:span text:style-name="T1">double</text:span> p = <text:span text:style-name="T2">0.0</text:span>;</text:p>
      <text:p text:style-name="P2"><text:span text:style-name="T1">double</text:span> d = <text:span text:style-name="T2">0.0</text:span>;</text:p>
      <text:p text:style-name="P2"><text:span text:style-name="T1">double</text:span> u0 = <text:span text:style-name="T2">0.0</text:span>;</text:p>
      <text:p text:style-name="P2">x0_B0[OPS_ACC3(<text:span text:style-name="T2">0</text:span>)] = Delta0block0*idx[<text:span text:style-name="T2">0</text:span>];</text:p>
      <text:p text:style-name="P1"/>
      <text:p text:style-name="P2">u0 = <text:span text:style-name="T2">0</text:span>;</text:p>
      <text:p text:style-name="P1"/>
      <text:p text:style-name="P2">p = ((x0_B0[OPS_ACC3(<text:span text:style-name="T2">0</text:span>)] &lt; <text:span text:style-name="T2">0.5</text:span>) ? (</text:p>
      <text:p text:style-name="P4">1.0</text:p>
      <text:p text:style-name="P2">)</text:p>
      <text:p text:style-name="P2">: (</text:p>
      <text:p text:style-name="P4">0.1</text:p>
      <text:p text:style-name="P2">));</text:p>
      <text:p text:style-name="P1"/>
      <text:p text:style-name="P2">d = ((x0_B0[OPS_ACC3(<text:span text:style-name="T2">0</text:span>)] &lt; <text:span text:style-name="T2">0.5</text:span>) ? (</text:p>
      <text:p text:style-name="P4">1.0</text:p>
      <text:p text:style-name="P2">)</text:p>
      <text:p text:style-name="P2">: (</text:p>
      <text:p text:style-name="P4">0.125</text:p>
      <text:p text:style-name="P2">));</text:p>
      <text:p text:style-name="P1"/>
      <text:p text:style-name="P2">rho_B0[OPS_ACC0(<text:span text:style-name="T2">0</text:span>)] = d;</text:p>
      <text:p text:style-name="P1"/>
      <text:p text:style-name="P2">rhou0_B0[OPS_ACC1(<text:span text:style-name="T2">0</text:span>)] = d*u0;</text:p>
      <text:p text:style-name="P1"/>
      <text:p text:style-name="P2">rhoE_B0[OPS_ACC2(<text:span text:style-name="T2">0</text:span>)] = <text:span text:style-name="T2">0.5</text:span>*d*pow(u0, <text:span text:style-name="T2">2.0</text:span>) + p/(gama - <text:span text:style-name="T2">1.0</text:span>);</text:p>
      <text:p text:style-name="P1"/>
      <text:p text:style-name="P2">}</text:p>
      <text:p text:style-name="P1"/>
      <text:p text:style-name="P2"><text:span text:style-name="T1">void</text:span> opensbliblock00Kernel025(<text:span text:style-name="T1">double</text:span> <text:span text:style-name="T1">*</text:span>detJ_B0)</text:p>
      <text:p text:style-name="P2">{</text:p>
      <text:p text:style-name="P2">detJ_B0[OPS_ACC0(-<text:span text:style-name="T2">1</text:span>)] = detJ_B0[OPS_ACC0(<text:span text:style-name="T2">1</text:span>)];</text:p>
      <text:p text:style-name="P1"/>
      <text:p text:style-name="P2">detJ_B0[OPS_ACC0(-<text:span text:style-name="T2">2</text:span>)] = detJ_B0[OPS_ACC0(<text:span text:style-name="T2">2</text:span>)];</text:p>
      <text:p text:style-name="P1"/>
      <text:p text:style-name="P2">detJ_B0[OPS_ACC0(-<text:span text:style-name="T2">3</text:span>)] = detJ_B0[OPS_ACC0(<text:span text:style-name="T2">3</text:span>)];</text:p>
      <text:p text:style-name="P1"/>
      <text:p text:style-name="P2">}</text:p>
      <text:p text:style-name="P1"/>
      <text:p text:style-name="P2"><text:span text:style-name="T1">void</text:span> opensbliblock00Kernel026(<text:span text:style-name="T1">double</text:span> <text:span text:style-name="T1">*</text:span>detJ_B0)</text:p>
      <text:p text:style-name="P2">{</text:p>
      <text:p text:style-name="P2">detJ_B0[OPS_ACC0(<text:span text:style-name="T2">1</text:span>)] = detJ_B0[OPS_ACC0(-<text:span text:style-name="T2">1</text:span>)];</text:p>
      <text:p text:style-name="P1"/>
      <text:p text:style-name="P2">detJ_B0[OPS_ACC0(<text:span text:style-name="T2">2</text:span>)] = detJ_B0[OPS_ACC0(-<text:span text:style-name="T2">2</text:span>)];</text:p>
      <text:p text:style-name="P1"/>
      <text:p text:style-name="P2">detJ_B0[OPS_ACC0(<text:span text:style-name="T2">3</text:span>)] = detJ_B0[OPS_ACC0(-<text:span text:style-name="T2">3</text:span>)];</text:p>
      <text:p text:style-name="P1"/>
      <text:p text:style-name="P2">detJ_B0[OPS_ACC0(<text:span text:style-name="T2">4</text:span>)] = detJ_B0[OPS_ACC0(-<text:span text:style-name="T2">4</text:span>)];</text:p>
      <text:p text:style-name="P1"/>
      <text:p text:style-name="P2">}</text:p>
      <text:p text:style-name="P1"/>
      <text:p text:style-name="P2"><text:span text:style-name="T1">void</text:span> opensbliblock00Kernel022(<text:span text:style-name="T1">double</text:span> <text:span text:style-name="T1">*</text:span>rho_B0, <text:span text:style-name="T1">double</text:span> <text:span text:style-name="T1">*</text:span>rhou0_B0, <text:span text:style-name="T1">double</text:span> <text:span text:style-name="T1">*</text:span>rhoE_B0)</text:p>
      <text:p text:style-name="P2">{</text:p>
      <text:p text:style-name="P2"><text:span text:style-name="T1">double</text:span> p = <text:span text:style-name="T2">0.0</text:span>;</text:p>
      <text:p text:style-name="P2"><text:span text:style-name="T1">double</text:span> d = <text:span text:style-name="T2">0.0</text:span>;</text:p>
      <text:p text:style-name="P2"><text:span text:style-name="T1">double</text:span> u0 = <text:span text:style-name="T2">0.0</text:span>;</text:p>
      <text:p text:style-name="P2">d = <text:span text:style-name="T2">1.00000000000000</text:span>;</text:p>
      <text:p text:style-name="P1"/>
      <text:p text:style-name="P2">u0 = <text:span text:style-name="T2">0.0</text:span>;</text:p>
      <text:p text:style-name="P1"/>
      <text:p text:style-name="P2">p = <text:span text:style-name="T2">1.00000000000000</text:span>;</text:p>
      <text:p text:style-name="P1"/>
      <text:p text:style-name="P2">rho_B0[OPS_ACC0(<text:span text:style-name="T2">0</text:span>)] = d;</text:p>
      <text:p text:style-name="P1"/>
      <text:p text:style-name="P2">rhou0_B0[OPS_ACC1(<text:span text:style-name="T2">0</text:span>)] = d*u0;</text:p>
      <text:p text:style-name="P1"/>
      <text:p text:style-name="P2"><text:soft-page-break/>rhoE_B0[OPS_ACC2(<text:span text:style-name="T2">0</text:span>)] = <text:span text:style-name="T2">0.5</text:span>*d*pow(u0, <text:span text:style-name="T2">2.0</text:span>) + p/(gama - <text:span text:style-name="T2">1.0</text:span>);</text:p>
      <text:p text:style-name="P1"/>
      <text:p text:style-name="P2">}</text:p>
      <text:p text:style-name="P1"/>
      <text:p text:style-name="P2"><text:span text:style-name="T1">void</text:span> opensbliblock00Kernel023(<text:span text:style-name="T1">double</text:span> <text:span text:style-name="T1">*</text:span>rho_B0, <text:span text:style-name="T1">double</text:span> <text:span text:style-name="T1">*</text:span>rhou0_B0, <text:span text:style-name="T1">double</text:span> <text:span text:style-name="T1">*</text:span>rhoE_B0)</text:p>
      <text:p text:style-name="P2">{</text:p>
      <text:p text:style-name="P2"><text:span text:style-name="T1">double</text:span> p = <text:span text:style-name="T2">0.0</text:span>;</text:p>
      <text:p text:style-name="P2"><text:span text:style-name="T1">double</text:span> d = <text:span text:style-name="T2">0.0</text:span>;</text:p>
      <text:p text:style-name="P2"><text:span text:style-name="T1">double</text:span> u0 = <text:span text:style-name="T2">0.0</text:span>;</text:p>
      <text:p text:style-name="P2">d = <text:span text:style-name="T2">0.125000000000000</text:span>;</text:p>
      <text:p text:style-name="P1"/>
      <text:p text:style-name="P2">u0 = <text:span text:style-name="T2">0.0</text:span>;</text:p>
      <text:p text:style-name="P1"/>
      <text:p text:style-name="P2">p = <text:span text:style-name="T2">0.100000000000000</text:span>;</text:p>
      <text:p text:style-name="P1"/>
      <text:p text:style-name="P2">rho_B0[OPS_ACC0(<text:span text:style-name="T2">0</text:span>)] = d;</text:p>
      <text:p text:style-name="P1"/>
      <text:p text:style-name="P2">rhou0_B0[OPS_ACC1(<text:span text:style-name="T2">0</text:span>)] = d*u0;</text:p>
      <text:p text:style-name="P1"/>
      <text:p text:style-name="P2">rhoE_B0[OPS_ACC2(<text:span text:style-name="T2">0</text:span>)] = <text:span text:style-name="T2">0.5</text:span>*d*pow(u0, <text:span text:style-name="T2">2.0</text:span>) + p/(gama - <text:span text:style-name="T2">1.0</text:span>);</text:p>
      <text:p text:style-name="P1"/>
      <text:p text:style-name="P2">}</text:p>
      <text:p text:style-name="P1"/>
      <text:p text:style-name="P2"><text:span text:style-name="T1">void</text:span> opensbliblock00Kernel003(<text:span text:style-name="T1">const</text:span> <text:span text:style-name="T1">double</text:span> <text:span text:style-name="T1">*</text:span>rho_B0, <text:span text:style-name="T1">const</text:span> <text:span text:style-name="T1">double</text:span> <text:span text:style-name="T1">*</text:span>rhou0_B0, <text:span text:style-name="T1">double</text:span> <text:span text:style-name="T1">*</text:span>u0_B0)</text:p>
      <text:p text:style-name="P2">{</text:p>
      <text:p text:style-name="P2">u0_B0[OPS_ACC2(<text:span text:style-name="T2">0</text:span>)] = rhou0_B0[OPS_ACC1(<text:span text:style-name="T2">0</text:span>)]/rho_B0[OPS_ACC0(<text:span text:style-name="T2">0</text:span>)];</text:p>
      <text:p text:style-name="P1"/>
      <text:p text:style-name="P2">}</text:p>
      <text:p text:style-name="P1"/>
      <text:p text:style-name="P2"><text:span text:style-name="T1">void</text:span> opensbliblock00Kernel013(<text:span text:style-name="T1">const</text:span> <text:span text:style-name="T1">double</text:span> <text:span text:style-name="T1">*</text:span>rho_B0, <text:span text:style-name="T1">const</text:span> <text:span text:style-name="T1">double</text:span> <text:span text:style-name="T1">*</text:span>u0_B0, <text:span text:style-name="T1">const</text:span> <text:span text:style-name="T1">double</text:span> <text:span text:style-name="T1">*</text:span>rhoE_B0, <text:span text:style-name="T1">double</text:span> <text:span text:style-name="T1">*</text:span>p_B0)</text:p>
      <text:p text:style-name="P2">{</text:p>
      <text:p text:style-name="P2">p_B0[OPS_ACC3(<text:span text:style-name="T2">0</text:span>)] = (gama - <text:span text:style-name="T2">1</text:span>)*(rhoE_B0[OPS_ACC2(<text:span text:style-name="T2">0</text:span>)] - rc1*rho_B0[OPS_ACC0(<text:span text:style-name="T2">0</text:span>)]*pow(u0_B0[OPS_ACC1(<text:span text:style-name="T2">0</text:span>)], <text:span text:style-name="T2">2</text:span>));</text:p>
      <text:p text:style-name="P1"/>
      <text:p text:style-name="P2">}</text:p>
      <text:p text:style-name="P1"/>
      <text:p text:style-name="P2"><text:span text:style-name="T1">void</text:span> opensbliblock00Kernel002(<text:span text:style-name="T1">const</text:span> <text:span text:style-name="T1">double</text:span> <text:span text:style-name="T1">*</text:span>rhoE_B0, <text:span text:style-name="T1">const</text:span> <text:span text:style-name="T1">double</text:span> <text:span text:style-name="T1">*</text:span>p_B0, <text:span text:style-name="T1">const</text:span> <text:span text:style-name="T1">double</text:span> <text:span text:style-name="T1">*</text:span>rho_B0, <text:span text:style-name="T1">const</text:span> <text:span text:style-name="T1">double</text:span> <text:span text:style-name="T1">*</text:span>rhou0_B0,</text:p>
      <text:p text:style-name="P2"><text:span text:style-name="T1">const</text:span> <text:span text:style-name="T1">double</text:span> <text:span text:style-name="T1">*</text:span>u0_B0, <text:span text:style-name="T1">double</text:span> <text:span text:style-name="T1">*</text:span>wk16_B0, <text:span text:style-name="T1">double</text:span> <text:span text:style-name="T1">*</text:span>wk14_B0, <text:span text:style-name="T1">double</text:span> <text:span text:style-name="T1">*</text:span>wk17_B0, <text:span text:style-name="T1">double</text:span> <text:span text:style-name="T1">*</text:span>wk15_B0)</text:p>
      <text:p text:style-name="P2">{</text:p>
      <text:p text:style-name="P2">wk14_B0[OPS_ACC6(<text:span text:style-name="T2">0</text:span>)] = rhoE_B0[OPS_ACC0(<text:span text:style-name="T2">0</text:span>)]*u0_B0[OPS_ACC4(<text:span text:style-name="T2">0</text:span>)];</text:p>
      <text:p text:style-name="P1"/>
      <text:p text:style-name="P2">wk15_B0[OPS_ACC8(<text:span text:style-name="T2">0</text:span>)] = rho_B0[OPS_ACC2(<text:span text:style-name="T2">0</text:span>)]*u0_B0[OPS_ACC4(<text:span text:style-name="T2">0</text:span>)];</text:p>
      <text:p text:style-name="P1"/>
      <text:p text:style-name="P2">wk16_B0[OPS_ACC5(<text:span text:style-name="T2">0</text:span>)] = rhou0_B0[OPS_ACC3(<text:span text:style-name="T2">0</text:span>)]*u0_B0[OPS_ACC4(<text:span text:style-name="T2">0</text:span>)];</text:p>
      <text:p text:style-name="P1"/>
      <text:p text:style-name="P2">wk17_B0[OPS_ACC7(<text:span text:style-name="T2">0</text:span>)] = p_B0[OPS_ACC1(<text:span text:style-name="T2">0</text:span>)]*u0_B0[OPS_ACC4(<text:span text:style-name="T2">0</text:span>)];</text:p>
      <text:p text:style-name="P1"/>
      <text:p text:style-name="P2">}</text:p>
      <text:p text:style-name="P1"/>
      <text:p text:style-name="P2"><text:span text:style-name="T1">void</text:span> opensbliblock00Kernel005(<text:span text:style-name="T1">const</text:span> <text:span text:style-name="T1">double</text:span> <text:span text:style-name="T1">*</text:span>wk14_B0, <text:span text:style-name="T1">double</text:span> <text:span text:style-name="T1">*</text:span>wk3_B0, <text:span text:style-name="T1">const</text:span> <text:span text:style-name="T1">int</text:span> <text:span text:style-name="T1">*</text:span>idx)</text:p>
      <text:p text:style-name="P2">{</text:p>
      <text:p text:style-name="P2">wk3_B0[OPS_ACC1(<text:span text:style-name="T2">0</text:span>)] = inv_0*((idx[<text:span text:style-name="T2">0</text:span>] == <text:span text:style-name="T2">0</text:span>) ? (</text:p>
      <text:p text:style-name="P2">-<text:span text:style-name="T2">8.34657956545823e-15</text:span>*wk14_B0[OPS_ACC0(<text:span text:style-name="T2">4</text:span>)] -</text:p>
      <text:p text:style-name="P2"><text:span text:style-name="T2">1.83333333333334</text:span>*wk14_B0[OPS_ACC0(<text:span text:style-name="T2">0</text:span>)] + <text:span text:style-name="T2">1.06910315192207e-15</text:span>*wk14_B0[OPS_ACC0(<text:span text:style-name="T2">5</text:span>)] +</text:p>
      <text:p text:style-name="P2"><text:span text:style-name="T2">3.00000000000002</text:span>*wk14_B0[OPS_ACC0(<text:span text:style-name="T2">1</text:span>)] - <text:span text:style-name="T2">1.50000000000003</text:span>*wk14_B0[OPS_ACC0(<text:span text:style-name="T2">2</text:span>)] +</text:p>
      <text:p text:style-name="P2"><text:span text:style-name="T2">0.333333333333356</text:span>*wk14_B0[OPS_ACC0(<text:span text:style-name="T2">3</text:span>)]</text:p>
      <text:p text:style-name="P2">)</text:p>
      <text:p text:style-name="P2">: ((idx[<text:span text:style-name="T2">0</text:span>] == <text:span text:style-name="T2">1</text:span>) ? (</text:p>
      <text:p text:style-name="P2"><text:span text:style-name="T2">0.00571369039775442</text:span>*wk14_B0[OPS_ACC0(<text:span text:style-name="T2">4</text:span>)] -</text:p>
      <text:p text:style-name="P2"><text:span text:style-name="T2">0.322484932882161</text:span>*wk14_B0[OPS_ACC0(<text:span text:style-name="T2">0</text:span>)] - <text:span text:style-name="T2">0.376283677513354</text:span>*wk14_B0[OPS_ACC0(-<text:span text:style-name="T2">1</text:span>)] +</text:p>
      <text:p text:style-name="P2"><text:span text:style-name="T2">0.719443173328855</text:span>*wk14_B0[OPS_ACC0(<text:span text:style-name="T2">1</text:span>)] + <text:span text:style-name="T2">0.0394168524399447</text:span>*wk14_B0[OPS_ACC0(<text:span text:style-name="T2">2</text:span>)] -</text:p>
      <text:p text:style-name="P2"><text:span text:style-name="T2">0.0658051057710389</text:span>*wk14_B0[OPS_ACC0(<text:span text:style-name="T2">3</text:span>)]</text:p>
      <text:p text:style-name="P2">)</text:p>
      <text:p text:style-name="P2">: ((idx[<text:span text:style-name="T2">0</text:span>] == <text:span text:style-name="T2">2</text:span>) ? (</text:p>
      <text:p text:style-name="P2"><text:span text:style-name="T2">0.197184333887745</text:span>*wk14_B0[OPS_ACC0(<text:span text:style-name="T2">0</text:span>)] +</text:p>
      <text:p text:style-name="P2"><text:span text:style-name="T2">0.113446470384241</text:span>*wk14_B0[OPS_ACC0(-<text:span text:style-name="T2">2</text:span>)] - <text:span text:style-name="T2">0.791245592765872</text:span>*wk14_B0[OPS_ACC0(-<text:span text:style-name="T2">1</text:span>)] +</text:p>
      <text:p text:style-name="P2"><text:span text:style-name="T2">0.521455851089587</text:span>*wk14_B0[OPS_ACC0(<text:span text:style-name="T2">1</text:span>)] - <text:span text:style-name="T2">0.0367146847001261</text:span>*wk14_B0[OPS_ACC0(<text:span text:style-name="T2">2</text:span>)] -</text:p>
      <text:p text:style-name="P2"><text:span text:style-name="T2">0.00412637789557492</text:span>*wk14_B0[OPS_ACC0(<text:span text:style-name="T2">3</text:span>)]</text:p>
      <text:p text:style-name="P2">)</text:p>
      <text:p text:style-name="P2">: ((idx[<text:span text:style-name="T2">0</text:span>] == <text:span text:style-name="T2">3</text:span>) ? (</text:p>
      <text:p text:style-name="P2"><text:soft-page-break/>-<text:span text:style-name="T2">0.00932597985049999</text:span>*wk14_B0[OPS_ACC0(-<text:span text:style-name="T2">3</text:span>)] +</text:p>
      <text:p text:style-name="P2"><text:span text:style-name="T2">0.0451033223343881</text:span>*wk14_B0[OPS_ACC0(<text:span text:style-name="T2">0</text:span>)] + <text:span text:style-name="T2">0.121937153224065</text:span>*wk14_B0[OPS_ACC0(-<text:span text:style-name="T2">2</text:span>)] -</text:p>
      <text:p text:style-name="P2"><text:span text:style-name="T2">0.727822147724592</text:span>*wk14_B0[OPS_ACC0(-<text:span text:style-name="T2">1</text:span>)] + <text:span text:style-name="T2">0.652141084861241</text:span>*wk14_B0[OPS_ACC0(<text:span text:style-name="T2">1</text:span>)] -</text:p>
      <text:p text:style-name="P2"><text:span text:style-name="T2">0.082033432844602</text:span>*wk14_B0[OPS_ACC0(<text:span text:style-name="T2">2</text:span>)]</text:p>
      <text:p text:style-name="P2">)</text:p>
      <text:p text:style-name="P2">: ((idx[<text:span text:style-name="T2">0</text:span>] == block0np0 - <text:span text:style-name="T2">1</text:span>) ? (</text:p>
      <text:p text:style-name="P2">-<text:span text:style-name="T2">0.333333333333356</text:span>*wk14_B0[OPS_ACC0(-<text:span text:style-name="T2">3</text:span>)] + <text:span text:style-name="T2">1.83333333333334</text:span>*wk14_B0[OPS_ACC0(<text:span text:style-name="T2">0</text:span>)] +</text:p>
      <text:p text:style-name="P2"><text:span text:style-name="T2">1.50000000000003</text:span>*wk14_B0[OPS_ACC0(-<text:span text:style-name="T2">2</text:span>)] - <text:span text:style-name="T2">3.00000000000002</text:span>*wk14_B0[OPS_ACC0(-<text:span text:style-name="T2">1</text:span>)] -</text:p>
      <text:p text:style-name="P2"><text:span text:style-name="T2">1.06910315192207e-15</text:span>*wk14_B0[OPS_ACC0(-<text:span text:style-name="T2">5</text:span>)] + <text:span text:style-name="T2">8.34657956545823e-15</text:span>*wk14_B0[OPS_ACC0(-<text:span text:style-name="T2">4</text:span>)]</text:p>
      <text:p text:style-name="P2">)</text:p>
      <text:p text:style-name="P2">: ((idx[<text:span text:style-name="T2">0</text:span>] == block0np0</text:p>
      <text:p text:style-name="P2">- <text:span text:style-name="T2">2</text:span>) ? (</text:p>
      <text:p text:style-name="P2"><text:span text:style-name="T2">0.0658051057710389</text:span>*wk14_B0[OPS_ACC0(-<text:span text:style-name="T2">3</text:span>)] + <text:span text:style-name="T2">0.322484932882161</text:span>*wk14_B0[OPS_ACC0(<text:span text:style-name="T2">0</text:span>)] -</text:p>
      <text:p text:style-name="P2"><text:span text:style-name="T2">0.0394168524399447</text:span>*wk14_B0[OPS_ACC0(-<text:span text:style-name="T2">2</text:span>)] - <text:span text:style-name="T2">0.719443173328855</text:span>*wk14_B0[OPS_ACC0(-<text:span text:style-name="T2">1</text:span>)] +</text:p>
      <text:p text:style-name="P2"><text:span text:style-name="T2">0.376283677513354</text:span>*wk14_B0[OPS_ACC0(<text:span text:style-name="T2">1</text:span>)] - <text:span text:style-name="T2">0.00571369039775442</text:span>*wk14_B0[OPS_ACC0(-<text:span text:style-name="T2">4</text:span>)]</text:p>
      <text:p text:style-name="P2">)</text:p>
      <text:p text:style-name="P2">: ((idx[<text:span text:style-name="T2">0</text:span>] == block0np0 - <text:span text:style-name="T2">3</text:span>)</text:p>
      <text:p text:style-name="P2">? (</text:p>
      <text:p text:style-name="P2"><text:span text:style-name="T2">0.00412637789557492</text:span>*wk14_B0[OPS_ACC0(-<text:span text:style-name="T2">3</text:span>)] - <text:span text:style-name="T2">0.197184333887745</text:span>*wk14_B0[OPS_ACC0(<text:span text:style-name="T2">0</text:span>)] +</text:p>
      <text:p text:style-name="P2"><text:span text:style-name="T2">0.0367146847001261</text:span>*wk14_B0[OPS_ACC0(-<text:span text:style-name="T2">2</text:span>)] - <text:span text:style-name="T2">0.521455851089587</text:span>*wk14_B0[OPS_ACC0(-<text:span text:style-name="T2">1</text:span>)] +</text:p>
      <text:p text:style-name="P2"><text:span text:style-name="T2">0.791245592765872</text:span>*wk14_B0[OPS_ACC0(<text:span text:style-name="T2">1</text:span>)] - <text:span text:style-name="T2">0.113446470384241</text:span>*wk14_B0[OPS_ACC0(<text:span text:style-name="T2">2</text:span>)]</text:p>
      <text:p text:style-name="P2">)</text:p>
      <text:p text:style-name="P2">: ((idx[<text:span text:style-name="T2">0</text:span>] == block0np0 - <text:span text:style-name="T2">4</text:span>) ?</text:p>
      <text:p text:style-name="P2">(</text:p>
      <text:p text:style-name="P2">-<text:span text:style-name="T2">0.0451033223343881</text:span>*wk14_B0[OPS_ACC0(<text:span text:style-name="T2">0</text:span>)] + <text:span text:style-name="T2">0.082033432844602</text:span>*wk14_B0[OPS_ACC0(-<text:span text:style-name="T2">2</text:span>)] -</text:p>
      <text:p text:style-name="P2"><text:span text:style-name="T2">0.652141084861241</text:span>*wk14_B0[OPS_ACC0(-<text:span text:style-name="T2">1</text:span>)] + <text:span text:style-name="T2">0.727822147724592</text:span>*wk14_B0[OPS_ACC0(<text:span text:style-name="T2">1</text:span>)] -</text:p>
      <text:p text:style-name="P2"><text:span text:style-name="T2">0.121937153224065</text:span>*wk14_B0[OPS_ACC0(<text:span text:style-name="T2">2</text:span>)] + <text:span text:style-name="T2">0.00932597985049999</text:span>*wk14_B0[OPS_ACC0(<text:span text:style-name="T2">3</text:span>)]</text:p>
      <text:p text:style-name="P2">)</text:p>
      <text:p text:style-name="P2">: (</text:p>
      <text:p text:style-name="P2">-rc2*wk14_B0[OPS_ACC0(<text:span text:style-name="T2">2</text:span>)] + (rc3)*wk14_B0[OPS_ACC0(<text:span text:style-name="T2">1</text:span>)] - rc3*wk14_B0[OPS_ACC0(-<text:span text:style-name="T2">1</text:span>)] +</text:p>
      <text:p text:style-name="P2">(rc2)*wk14_B0[OPS_ACC0(-<text:span text:style-name="T2">2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07(<text:span text:style-name="T1">const</text:span> <text:span text:style-name="T1">double</text:span> <text:span text:style-name="T1">*</text:span>q0_B0, <text:span text:style-name="T1">double</text:span> <text:span text:style-name="T1">*</text:span>wk4_B0, <text:span text:style-name="T1">const</text:span> <text:span text:style-name="T1">int</text:span> <text:span text:style-name="T1">*</text:span>idx)</text:p>
      <text:p text:style-name="P2">{</text:p>
      <text:p text:style-name="P2">wk4_B0[OPS_ACC1(<text:span text:style-name="T2">0</text:span>)] = inv_0*((idx[<text:span text:style-name="T2">0</text:span>] == <text:span text:style-name="T2">0</text:span>) ? (</text:p>
      <text:p text:style-name="P2"><text:span text:style-name="T2">0.333333333333356</text:span>*q0_B0[OPS_ACC0(<text:span text:style-name="T2">3</text:span>)] -</text:p>
      <text:p text:style-name="P2"><text:span text:style-name="T2">8.34657956545823e-15</text:span>*q0_B0[OPS_ACC0(<text:span text:style-name="T2">4</text:span>)] - <text:span text:style-name="T2">1.83333333333334</text:span>*q0_B0[OPS_ACC0(<text:span text:style-name="T2">0</text:span>)] +</text:p>
      <text:p text:style-name="P2"><text:span text:style-name="T2">1.06910315192207e-15</text:span>*q0_B0[OPS_ACC0(<text:span text:style-name="T2">5</text:span>)] + <text:span text:style-name="T2">3.00000000000002</text:span>*q0_B0[OPS_ACC0(<text:span text:style-name="T2">1</text:span>)] -</text:p>
      <text:p text:style-name="P2"><text:span text:style-name="T2">1.50000000000003</text:span>*q0_B0[OPS_ACC0(<text:span text:style-name="T2">2</text:span>)]</text:p>
      <text:p text:style-name="P2">)</text:p>
      <text:p text:style-name="P2">: ((idx[<text:span text:style-name="T2">0</text:span>] == <text:span text:style-name="T2">1</text:span>) ? (</text:p>
      <text:p text:style-name="P2">-<text:span text:style-name="T2">0.0658051057710389</text:span>*q0_B0[OPS_ACC0(<text:span text:style-name="T2">3</text:span>)] +</text:p>
      <text:p text:style-name="P2"><text:span text:style-name="T2">0.00571369039775442</text:span>*q0_B0[OPS_ACC0(<text:span text:style-name="T2">4</text:span>)] - <text:span text:style-name="T2">0.322484932882161</text:span>*q0_B0[OPS_ACC0(<text:span text:style-name="T2">0</text:span>)] -</text:p>
      <text:p text:style-name="P2"><text:span text:style-name="T2">0.376283677513354</text:span>*q0_B0[OPS_ACC0(-<text:span text:style-name="T2">1</text:span>)] + <text:span text:style-name="T2">0.719443173328855</text:span>*q0_B0[OPS_ACC0(<text:span text:style-name="T2">1</text:span>)] +</text:p>
      <text:p text:style-name="P2"><text:span text:style-name="T2">0.0394168524399447</text:span>*q0_B0[OPS_ACC0(<text:span text:style-name="T2">2</text:span>)]</text:p>
      <text:p text:style-name="P2">)</text:p>
      <text:p text:style-name="P2">: ((idx[<text:span text:style-name="T2">0</text:span>] == <text:span text:style-name="T2">2</text:span>) ? (</text:p>
      <text:p text:style-name="P2">-<text:span text:style-name="T2">0.00412637789557492</text:span>*q0_B0[OPS_ACC0(<text:span text:style-name="T2">3</text:span>)] +</text:p>
      <text:p text:style-name="P2"><text:span text:style-name="T2">0.197184333887745</text:span>*q0_B0[OPS_ACC0(<text:span text:style-name="T2">0</text:span>)] + <text:span text:style-name="T2">0.113446470384241</text:span>*q0_B0[OPS_ACC0(-<text:span text:style-name="T2">2</text:span>)] +</text:p>
      <text:p text:style-name="P2"><text:span text:style-name="T2">0.521455851089587</text:span>*q0_B0[OPS_ACC0(<text:span text:style-name="T2">1</text:span>)] - <text:span text:style-name="T2">0.791245592765872</text:span>*q0_B0[OPS_ACC0(-<text:span text:style-name="T2">1</text:span>)] -</text:p>
      <text:p text:style-name="P2"><text:span text:style-name="T2">0.0367146847001261</text:span>*q0_B0[OPS_ACC0(<text:span text:style-name="T2">2</text:span>)]</text:p>
      <text:p text:style-name="P2">)</text:p>
      <text:p text:style-name="P2">: ((idx[<text:span text:style-name="T2">0</text:span>] == <text:span text:style-name="T2">3</text:span>) ? (</text:p>
      <text:p text:style-name="P2">-<text:span text:style-name="T2">0.00932597985049999</text:span>*q0_B0[OPS_ACC0(-<text:span text:style-name="T2">3</text:span>)] +</text:p>
      <text:p text:style-name="P2"><text:span text:style-name="T2">0.0451033223343881</text:span>*q0_B0[OPS_ACC0(<text:span text:style-name="T2">0</text:span>)] - <text:span text:style-name="T2">0.727822147724592</text:span>*q0_B0[OPS_ACC0(-<text:span text:style-name="T2">1</text:span>)] +</text:p>
      <text:p text:style-name="P2"><text:span text:style-name="T2">0.121937153224065</text:span>*q0_B0[OPS_ACC0(-<text:span text:style-name="T2">2</text:span>)] + <text:span text:style-name="T2">0.652141084861241</text:span>*q0_B0[OPS_ACC0(<text:span text:style-name="T2">1</text:span>)] -</text:p>
      <text:p text:style-name="P2"><text:span text:style-name="T2">0.082033432844602</text:span>*q0_B0[OPS_ACC0(<text:span text:style-name="T2">2</text:span>)]</text:p>
      <text:p text:style-name="P2">)</text:p>
      <text:p text:style-name="P2">: ((idx[<text:span text:style-name="T2">0</text:span>] == block0np0 - <text:span text:style-name="T2">1</text:span>) ? (</text:p>
      <text:p text:style-name="P2">-<text:span text:style-name="T2">0.333333333333356</text:span>*q0_B0[OPS_ACC0(-<text:span text:style-name="T2">3</text:span>)]</text:p>
      <text:p text:style-name="P2">+ <text:span text:style-name="T2">1.83333333333334</text:span>*q0_B0[OPS_ACC0(<text:span text:style-name="T2">0</text:span>)] + <text:span text:style-name="T2">1.50000000000003</text:span>*q0_B0[OPS_ACC0(-<text:span text:style-name="T2">2</text:span>)] -</text:p>
      <text:p text:style-name="P2"><text:span text:style-name="T2">3.00000000000002</text:span>*q0_B0[OPS_ACC0(-<text:span text:style-name="T2">1</text:span>)] - <text:span text:style-name="T2">1.06910315192207e-15</text:span>*q0_B0[OPS_ACC0(-<text:span text:style-name="T2">5</text:span>)] +</text:p>
      <text:p text:style-name="P2"><text:span text:style-name="T2">8.34657956545823e-15</text:span>*q0_B0[OPS_ACC0(-<text:span text:style-name="T2">4</text:span>)]</text:p>
      <text:p text:style-name="P2">)</text:p>
      <text:p text:style-name="P2"><text:soft-page-break/>: ((idx[<text:span text:style-name="T2">0</text:span>] == block0np0 - <text:span text:style-name="T2">2</text:span>) ? (</text:p>
      <text:p text:style-name="P2"><text:span text:style-name="T2">0.0658051057710389</text:span>*q0_B0[OPS_ACC0(-<text:span text:style-name="T2">3</text:span>)] + <text:span text:style-name="T2">0.322484932882161</text:span>*q0_B0[OPS_ACC0(<text:span text:style-name="T2">0</text:span>)] -</text:p>
      <text:p text:style-name="P2"><text:span text:style-name="T2">0.0394168524399447</text:span>*q0_B0[OPS_ACC0(-<text:span text:style-name="T2">2</text:span>)] + <text:span text:style-name="T2">0.376283677513354</text:span>*q0_B0[OPS_ACC0(<text:span text:style-name="T2">1</text:span>)] -</text:p>
      <text:p text:style-name="P2"><text:span text:style-name="T2">0.719443173328855</text:span>*q0_B0[OPS_ACC0(-<text:span text:style-name="T2">1</text:span>)] - <text:span text:style-name="T2">0.00571369039775442</text:span>*q0_B0[OPS_ACC0(-<text:span text:style-name="T2">4</text:span>)]</text:p>
      <text:p text:style-name="P2">)</text:p>
      <text:p text:style-name="P2">: ((idx[<text:span text:style-name="T2">0</text:span>] == block0np0 - <text:span text:style-name="T2">3</text:span>) ?</text:p>
      <text:p text:style-name="P2">(</text:p>
      <text:p text:style-name="P2"><text:span text:style-name="T2">0.00412637789557492</text:span>*q0_B0[OPS_ACC0(-<text:span text:style-name="T2">3</text:span>)] - <text:span text:style-name="T2">0.197184333887745</text:span>*q0_B0[OPS_ACC0(<text:span text:style-name="T2">0</text:span>)] -</text:p>
      <text:p text:style-name="P2"><text:span text:style-name="T2">0.521455851089587</text:span>*q0_B0[OPS_ACC0(-<text:span text:style-name="T2">1</text:span>)] + <text:span text:style-name="T2">0.0367146847001261</text:span>*q0_B0[OPS_ACC0(-<text:span text:style-name="T2">2</text:span>)] +</text:p>
      <text:p text:style-name="P2"><text:span text:style-name="T2">0.791245592765872</text:span>*q0_B0[OPS_ACC0(<text:span text:style-name="T2">1</text:span>)] - <text:span text:style-name="T2">0.113446470384241</text:span>*q0_B0[OPS_ACC0(<text:span text:style-name="T2">2</text:span>)]</text:p>
      <text:p text:style-name="P2">)</text:p>
      <text:p text:style-name="P2">: ((idx[<text:span text:style-name="T2">0</text:span>] == block0np0 - <text:span text:style-name="T2">4</text:span>) ? (</text:p>
      <text:p text:style-name="P2"><text:span text:style-name="T2">0.00932597985049999</text:span>*q0_B0[OPS_ACC0(<text:span text:style-name="T2">3</text:span>)] - <text:span text:style-name="T2">0.0451033223343881</text:span>*q0_B0[OPS_ACC0(<text:span text:style-name="T2">0</text:span>)] -</text:p>
      <text:p text:style-name="P2"><text:span text:style-name="T2">0.652141084861241</text:span>*q0_B0[OPS_ACC0(-<text:span text:style-name="T2">1</text:span>)] + <text:span text:style-name="T2">0.082033432844602</text:span>*q0_B0[OPS_ACC0(-<text:span text:style-name="T2">2</text:span>)] +</text:p>
      <text:p text:style-name="P2"><text:span text:style-name="T2">0.727822147724592</text:span>*q0_B0[OPS_ACC0(<text:span text:style-name="T2">1</text:span>)] - <text:span text:style-name="T2">0.121937153224065</text:span>*q0_B0[OPS_ACC0(<text:span text:style-name="T2">2</text:span>)]</text:p>
      <text:p text:style-name="P2">)</text:p>
      <text:p text:style-name="P2">: (</text:p>
      <text:p text:style-name="P2">(rc2)*q0_B0[OPS_ACC0(-<text:span text:style-name="T2">2</text:span>)] -</text:p>
      <text:p text:style-name="P2">rc2*q0_B0[OPS_ACC0(<text:span text:style-name="T2">2</text:span>)] - rc3*q0_B0[OPS_ACC0(-<text:span text:style-name="T2">1</text:span>)] + (rc3)*q0_B0[OPS_ACC0(<text:span text:style-name="T2">1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09(<text:span text:style-name="T1">const</text:span> <text:span text:style-name="T1">double</text:span> <text:span text:style-name="T1">*</text:span>wk15_B0, <text:span text:style-name="T1">double</text:span> <text:span text:style-name="T1">*</text:span>wk5_B0, <text:span text:style-name="T1">const</text:span> <text:span text:style-name="T1">int</text:span> <text:span text:style-name="T1">*</text:span>idx)</text:p>
      <text:p text:style-name="P2">{</text:p>
      <text:p text:style-name="P2">wk5_B0[OPS_ACC1(<text:span text:style-name="T2">0</text:span>)] = inv_0*((idx[<text:span text:style-name="T2">0</text:span>] == <text:span text:style-name="T2">0</text:span>) ? (</text:p>
      <text:p text:style-name="P2"><text:span text:style-name="T2">0.333333333333356</text:span>*wk15_B0[OPS_ACC0(<text:span text:style-name="T2">3</text:span>)] -</text:p>
      <text:p text:style-name="P2"><text:span text:style-name="T2">1.83333333333334</text:span>*wk15_B0[OPS_ACC0(<text:span text:style-name="T2">0</text:span>)] - <text:span text:style-name="T2">8.34657956545823e-15</text:span>*wk15_B0[OPS_ACC0(<text:span text:style-name="T2">4</text:span>)] +</text:p>
      <text:p text:style-name="P2"><text:span text:style-name="T2">3.00000000000002</text:span>*wk15_B0[OPS_ACC0(<text:span text:style-name="T2">1</text:span>)] + <text:span text:style-name="T2">1.06910315192207e-15</text:span>*wk15_B0[OPS_ACC0(<text:span text:style-name="T2">5</text:span>)] -</text:p>
      <text:p text:style-name="P2"><text:span text:style-name="T2">1.50000000000003</text:span>*wk15_B0[OPS_ACC0(<text:span text:style-name="T2">2</text:span>)]</text:p>
      <text:p text:style-name="P2">)</text:p>
      <text:p text:style-name="P2">: ((idx[<text:span text:style-name="T2">0</text:span>] == <text:span text:style-name="T2">1</text:span>) ? (</text:p>
      <text:p text:style-name="P2">-<text:span text:style-name="T2">0.0658051057710389</text:span>*wk15_B0[OPS_ACC0(<text:span text:style-name="T2">3</text:span>)] -</text:p>
      <text:p text:style-name="P2"><text:span text:style-name="T2">0.376283677513354</text:span>*wk15_B0[OPS_ACC0(-<text:span text:style-name="T2">1</text:span>)] - <text:span text:style-name="T2">0.322484932882161</text:span>*wk15_B0[OPS_ACC0(<text:span text:style-name="T2">0</text:span>)] +</text:p>
      <text:p text:style-name="P2"><text:span text:style-name="T2">0.00571369039775442</text:span>*wk15_B0[OPS_ACC0(<text:span text:style-name="T2">4</text:span>)] + <text:span text:style-name="T2">0.719443173328855</text:span>*wk15_B0[OPS_ACC0(<text:span text:style-name="T2">1</text:span>)] +</text:p>
      <text:p text:style-name="P2"><text:span text:style-name="T2">0.0394168524399447</text:span>*wk15_B0[OPS_ACC0(<text:span text:style-name="T2">2</text:span>)]</text:p>
      <text:p text:style-name="P2">)</text:p>
      <text:p text:style-name="P2">: ((idx[<text:span text:style-name="T2">0</text:span>] == <text:span text:style-name="T2">2</text:span>) ? (</text:p>
      <text:p text:style-name="P2">-<text:span text:style-name="T2">0.00412637789557492</text:span>*wk15_B0[OPS_ACC0(<text:span text:style-name="T2">3</text:span>)] +</text:p>
      <text:p text:style-name="P2"><text:span text:style-name="T2">0.113446470384241</text:span>*wk15_B0[OPS_ACC0(-<text:span text:style-name="T2">2</text:span>)] - <text:span text:style-name="T2">0.791245592765872</text:span>*wk15_B0[OPS_ACC0(-<text:span text:style-name="T2">1</text:span>)] +</text:p>
      <text:p text:style-name="P2"><text:span text:style-name="T2">0.197184333887745</text:span>*wk15_B0[OPS_ACC0(<text:span text:style-name="T2">0</text:span>)] + <text:span text:style-name="T2">0.521455851089587</text:span>*wk15_B0[OPS_ACC0(<text:span text:style-name="T2">1</text:span>)] -</text:p>
      <text:p text:style-name="P2"><text:span text:style-name="T2">0.0367146847001261</text:span>*wk15_B0[OPS_ACC0(<text:span text:style-name="T2">2</text:span>)]</text:p>
      <text:p text:style-name="P2">)</text:p>
      <text:p text:style-name="P2">: ((idx[<text:span text:style-name="T2">0</text:span>] == <text:span text:style-name="T2">3</text:span>) ? (</text:p>
      <text:p text:style-name="P2"><text:span text:style-name="T2">0.121937153224065</text:span>*wk15_B0[OPS_ACC0(-<text:span text:style-name="T2">2</text:span>)] -</text:p>
      <text:p text:style-name="P2"><text:span text:style-name="T2">0.727822147724592</text:span>*wk15_B0[OPS_ACC0(-<text:span text:style-name="T2">1</text:span>)] + <text:span text:style-name="T2">0.0451033223343881</text:span>*wk15_B0[OPS_ACC0(<text:span text:style-name="T2">0</text:span>)] +</text:p>
      <text:p text:style-name="P2"><text:span text:style-name="T2">0.652141084861241</text:span>*wk15_B0[OPS_ACC0(<text:span text:style-name="T2">1</text:span>)] - <text:span text:style-name="T2">0.082033432844602</text:span>*wk15_B0[OPS_ACC0(<text:span text:style-name="T2">2</text:span>)] -</text:p>
      <text:p text:style-name="P2"><text:span text:style-name="T2">0.00932597985049999</text:span>*wk15_B0[OPS_ACC0(-<text:span text:style-name="T2">3</text:span>)]</text:p>
      <text:p text:style-name="P2">)</text:p>
      <text:p text:style-name="P2">: ((idx[<text:span text:style-name="T2">0</text:span>] == block0np0 - <text:span text:style-name="T2">1</text:span>) ? (</text:p>
      <text:p text:style-name="P2"><text:span text:style-name="T2">1.50000000000003</text:span>*wk15_B0[OPS_ACC0(-<text:span text:style-name="T2">2</text:span>)] - <text:span text:style-name="T2">3.00000000000002</text:span>*wk15_B0[OPS_ACC0(-<text:span text:style-name="T2">1</text:span>)] +</text:p>
      <text:p text:style-name="P2"><text:span text:style-name="T2">1.83333333333334</text:span>*wk15_B0[OPS_ACC0(<text:span text:style-name="T2">0</text:span>)] - <text:span text:style-name="T2">1.06910315192207e-15</text:span>*wk15_B0[OPS_ACC0(-<text:span text:style-name="T2">5</text:span>)] +</text:p>
      <text:p text:style-name="P2"><text:span text:style-name="T2">8.34657956545823e-15</text:span>*wk15_B0[OPS_ACC0(-<text:span text:style-name="T2">4</text:span>)] - <text:span text:style-name="T2">0.333333333333356</text:span>*wk15_B0[OPS_ACC0(-<text:span text:style-name="T2">3</text:span>)]</text:p>
      <text:p text:style-name="P2">)</text:p>
      <text:p text:style-name="P2">: ((idx[<text:span text:style-name="T2">0</text:span>] == block0np0 -</text:p>
      <text:p text:style-name="P2"><text:span text:style-name="T2">2</text:span>) ? (</text:p>
      <text:p text:style-name="P2">-<text:span text:style-name="T2">0.0394168524399447</text:span>*wk15_B0[OPS_ACC0(-<text:span text:style-name="T2">2</text:span>)] - <text:span text:style-name="T2">0.719443173328855</text:span>*wk15_B0[OPS_ACC0(-<text:span text:style-name="T2">1</text:span>)] +</text:p>
      <text:p text:style-name="P2"><text:span text:style-name="T2">0.322484932882161</text:span>*wk15_B0[OPS_ACC0(<text:span text:style-name="T2">0</text:span>)] + <text:span text:style-name="T2">0.376283677513354</text:span>*wk15_B0[OPS_ACC0(<text:span text:style-name="T2">1</text:span>)] -</text:p>
      <text:p text:style-name="P2"><text:span text:style-name="T2">0.00571369039775442</text:span>*wk15_B0[OPS_ACC0(-<text:span text:style-name="T2">4</text:span>)] + <text:span text:style-name="T2">0.0658051057710389</text:span>*wk15_B0[OPS_ACC0(-<text:span text:style-name="T2">3</text:span>)]</text:p>
      <text:p text:style-name="P2">)</text:p>
      <text:p text:style-name="P2">: ((idx[<text:span text:style-name="T2">0</text:span>] == block0np0 -</text:p>
      <text:p text:style-name="P2"><text:span text:style-name="T2">3</text:span>) ? (</text:p>
      <text:p text:style-name="P2"><text:span text:style-name="T2">0.0367146847001261</text:span>*wk15_B0[OPS_ACC0(-<text:span text:style-name="T2">2</text:span>)] - <text:span text:style-name="T2">0.521455851089587</text:span>*wk15_B0[OPS_ACC0(-<text:span text:style-name="T2">1</text:span>)] -</text:p>
      <text:p text:style-name="P2"><text:span text:style-name="T2">0.197184333887745</text:span>*wk15_B0[OPS_ACC0(<text:span text:style-name="T2">0</text:span>)] + <text:span text:style-name="T2">0.791245592765872</text:span>*wk15_B0[OPS_ACC0(<text:span text:style-name="T2">1</text:span>)] -</text:p>
      <text:p text:style-name="P2"><text:span text:style-name="T2">0.113446470384241</text:span>*wk15_B0[OPS_ACC0(<text:span text:style-name="T2">2</text:span>)] + <text:span text:style-name="T2">0.00412637789557492</text:span>*wk15_B0[OPS_ACC0(-<text:span text:style-name="T2">3</text:span>)]</text:p>
      <text:p text:style-name="P2">)</text:p>
      <text:p text:style-name="P2">: ((idx[<text:span text:style-name="T2">0</text:span>] == block0np0 - <text:span text:style-name="T2">4</text:span>)</text:p>
      <text:p text:style-name="P2"><text:soft-page-break/>? (</text:p>
      <text:p text:style-name="P2"><text:span text:style-name="T2">0.00932597985049999</text:span>*wk15_B0[OPS_ACC0(<text:span text:style-name="T2">3</text:span>)] + <text:span text:style-name="T2">0.082033432844602</text:span>*wk15_B0[OPS_ACC0(-<text:span text:style-name="T2">2</text:span>)] -</text:p>
      <text:p text:style-name="P2"><text:span text:style-name="T2">0.652141084861241</text:span>*wk15_B0[OPS_ACC0(-<text:span text:style-name="T2">1</text:span>)] - <text:span text:style-name="T2">0.0451033223343881</text:span>*wk15_B0[OPS_ACC0(<text:span text:style-name="T2">0</text:span>)] +</text:p>
      <text:p text:style-name="P2"><text:span text:style-name="T2">0.727822147724592</text:span>*wk15_B0[OPS_ACC0(<text:span text:style-name="T2">1</text:span>)] - <text:span text:style-name="T2">0.121937153224065</text:span>*wk15_B0[OPS_ACC0(<text:span text:style-name="T2">2</text:span>)]</text:p>
      <text:p text:style-name="P2">)</text:p>
      <text:p text:style-name="P2">: (</text:p>
      <text:p text:style-name="P2">-rc3*wk15_B0[OPS_ACC0(-<text:span text:style-name="T2">1</text:span>)] + (rc3)*wk15_B0[OPS_ACC0(<text:span text:style-name="T2">1</text:span>)] - rc2*wk15_B0[OPS_ACC0(<text:span text:style-name="T2">2</text:span>)] +</text:p>
      <text:p text:style-name="P2">(rc2)*wk15_B0[OPS_ACC0(-<text:span text:style-name="T2">2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11(<text:span text:style-name="T1">const</text:span> <text:span text:style-name="T1">double</text:span> <text:span text:style-name="T1">*</text:span>wk16_B0, <text:span text:style-name="T1">double</text:span> <text:span text:style-name="T1">*</text:span>wk6_B0, <text:span text:style-name="T1">const</text:span> <text:span text:style-name="T1">int</text:span> <text:span text:style-name="T1">*</text:span>idx)</text:p>
      <text:p text:style-name="P2">{</text:p>
      <text:p text:style-name="P2">wk6_B0[OPS_ACC1(<text:span text:style-name="T2">0</text:span>)] = inv_0*((idx[<text:span text:style-name="T2">0</text:span>] == <text:span text:style-name="T2">0</text:span>) ? (</text:p>
      <text:p text:style-name="P2"><text:span text:style-name="T2">3.00000000000002</text:span>*wk16_B0[OPS_ACC0(<text:span text:style-name="T2">1</text:span>)] -</text:p>
      <text:p text:style-name="P2"><text:span text:style-name="T2">8.34657956545823e-15</text:span>*wk16_B0[OPS_ACC0(<text:span text:style-name="T2">4</text:span>)] - <text:span text:style-name="T2">1.83333333333334</text:span>*wk16_B0[OPS_ACC0(<text:span text:style-name="T2">0</text:span>)] +</text:p>
      <text:p text:style-name="P2"><text:span text:style-name="T2">0.333333333333356</text:span>*wk16_B0[OPS_ACC0(<text:span text:style-name="T2">3</text:span>)] - <text:span text:style-name="T2">1.50000000000003</text:span>*wk16_B0[OPS_ACC0(<text:span text:style-name="T2">2</text:span>)] +</text:p>
      <text:p text:style-name="P2"><text:span text:style-name="T2">1.06910315192207e-15</text:span>*wk16_B0[OPS_ACC0(<text:span text:style-name="T2">5</text:span>)]</text:p>
      <text:p text:style-name="P2">)</text:p>
      <text:p text:style-name="P2">: ((idx[<text:span text:style-name="T2">0</text:span>] == <text:span text:style-name="T2">1</text:span>) ? (</text:p>
      <text:p text:style-name="P2"><text:span text:style-name="T2">0.719443173328855</text:span>*wk16_B0[OPS_ACC0(<text:span text:style-name="T2">1</text:span>)] +</text:p>
      <text:p text:style-name="P2"><text:span text:style-name="T2">0.00571369039775442</text:span>*wk16_B0[OPS_ACC0(<text:span text:style-name="T2">4</text:span>)] - <text:span text:style-name="T2">0.322484932882161</text:span>*wk16_B0[OPS_ACC0(<text:span text:style-name="T2">0</text:span>)] -</text:p>
      <text:p text:style-name="P2"><text:span text:style-name="T2">0.0658051057710389</text:span>*wk16_B0[OPS_ACC0(<text:span text:style-name="T2">3</text:span>)] + <text:span text:style-name="T2">0.0394168524399447</text:span>*wk16_B0[OPS_ACC0(<text:span text:style-name="T2">2</text:span>)] -</text:p>
      <text:p text:style-name="P2"><text:span text:style-name="T2">0.376283677513354</text:span>*wk16_B0[OPS_ACC0(-<text:span text:style-name="T2">1</text:span>)]</text:p>
      <text:p text:style-name="P2">)</text:p>
      <text:p text:style-name="P2">: ((idx[<text:span text:style-name="T2">0</text:span>] == <text:span text:style-name="T2">2</text:span>) ? (</text:p>
      <text:p text:style-name="P2"><text:span text:style-name="T2">0.521455851089587</text:span>*wk16_B0[OPS_ACC0(<text:span text:style-name="T2">1</text:span>)] +</text:p>
      <text:p text:style-name="P2"><text:span text:style-name="T2">0.197184333887745</text:span>*wk16_B0[OPS_ACC0(<text:span text:style-name="T2">0</text:span>)] - <text:span text:style-name="T2">0.00412637789557492</text:span>*wk16_B0[OPS_ACC0(<text:span text:style-name="T2">3</text:span>)] -</text:p>
      <text:p text:style-name="P2"><text:span text:style-name="T2">0.0367146847001261</text:span>*wk16_B0[OPS_ACC0(<text:span text:style-name="T2">2</text:span>)] - <text:span text:style-name="T2">0.791245592765872</text:span>*wk16_B0[OPS_ACC0(-<text:span text:style-name="T2">1</text:span>)] +</text:p>
      <text:p text:style-name="P2"><text:span text:style-name="T2">0.113446470384241</text:span>*wk16_B0[OPS_ACC0(-<text:span text:style-name="T2">2</text:span>)]</text:p>
      <text:p text:style-name="P2">)</text:p>
      <text:p text:style-name="P2">: ((idx[<text:span text:style-name="T2">0</text:span>] == <text:span text:style-name="T2">3</text:span>) ? (</text:p>
      <text:p text:style-name="P2"><text:span text:style-name="T2">0.652141084861241</text:span>*wk16_B0[OPS_ACC0(<text:span text:style-name="T2">1</text:span>)] -</text:p>
      <text:p text:style-name="P2"><text:span text:style-name="T2">0.00932597985049999</text:span>*wk16_B0[OPS_ACC0(-<text:span text:style-name="T2">3</text:span>)] + <text:span text:style-name="T2">0.0451033223343881</text:span>*wk16_B0[OPS_ACC0(<text:span text:style-name="T2">0</text:span>)] -</text:p>
      <text:p text:style-name="P2"><text:span text:style-name="T2">0.082033432844602</text:span>*wk16_B0[OPS_ACC0(<text:span text:style-name="T2">2</text:span>)] + <text:span text:style-name="T2">0.121937153224065</text:span>*wk16_B0[OPS_ACC0(-<text:span text:style-name="T2">2</text:span>)] -</text:p>
      <text:p text:style-name="P2"><text:span text:style-name="T2">0.727822147724592</text:span>*wk16_B0[OPS_ACC0(-<text:span text:style-name="T2">1</text:span>)]</text:p>
      <text:p text:style-name="P2">)</text:p>
      <text:p text:style-name="P2">: ((idx[<text:span text:style-name="T2">0</text:span>] == block0np0 - <text:span text:style-name="T2">1</text:span>) ? (</text:p>
      <text:p text:style-name="P2">-<text:span text:style-name="T2">0.333333333333356</text:span>*wk16_B0[OPS_ACC0(-<text:span text:style-name="T2">3</text:span>)] + <text:span text:style-name="T2">1.83333333333334</text:span>*wk16_B0[OPS_ACC0(<text:span text:style-name="T2">0</text:span>)] +</text:p>
      <text:p text:style-name="P2"><text:span text:style-name="T2">8.34657956545823e-15</text:span>*wk16_B0[OPS_ACC0(-<text:span text:style-name="T2">4</text:span>)] - <text:span text:style-name="T2">1.06910315192207e-15</text:span>*wk16_B0[OPS_ACC0(-<text:span text:style-name="T2">5</text:span>)] -</text:p>
      <text:p text:style-name="P2"><text:span text:style-name="T2">3.00000000000002</text:span>*wk16_B0[OPS_ACC0(-<text:span text:style-name="T2">1</text:span>)] + <text:span text:style-name="T2">1.50000000000003</text:span>*wk16_B0[OPS_ACC0(-<text:span text:style-name="T2">2</text:span>)]</text:p>
      <text:p text:style-name="P2">)</text:p>
      <text:p text:style-name="P2">: ((idx[<text:span text:style-name="T2">0</text:span>] == block0np0 - <text:span text:style-name="T2">2</text:span>) ?</text:p>
      <text:p text:style-name="P2">(</text:p>
      <text:p text:style-name="P2"><text:span text:style-name="T2">0.376283677513354</text:span>*wk16_B0[OPS_ACC0(<text:span text:style-name="T2">1</text:span>)] + <text:span text:style-name="T2">0.0658051057710389</text:span>*wk16_B0[OPS_ACC0(-<text:span text:style-name="T2">3</text:span>)] +</text:p>
      <text:p text:style-name="P2"><text:span text:style-name="T2">0.322484932882161</text:span>*wk16_B0[OPS_ACC0(<text:span text:style-name="T2">0</text:span>)] - <text:span text:style-name="T2">0.00571369039775442</text:span>*wk16_B0[OPS_ACC0(-<text:span text:style-name="T2">4</text:span>)] -</text:p>
      <text:p text:style-name="P2"><text:span text:style-name="T2">0.719443173328855</text:span>*wk16_B0[OPS_ACC0(-<text:span text:style-name="T2">1</text:span>)] - <text:span text:style-name="T2">0.0394168524399447</text:span>*wk16_B0[OPS_ACC0(-<text:span text:style-name="T2">2</text:span>)]</text:p>
      <text:p text:style-name="P2">)</text:p>
      <text:p text:style-name="P2">: ((idx[<text:span text:style-name="T2">0</text:span>] == block0np0 - <text:span text:style-name="T2">3</text:span>)</text:p>
      <text:p text:style-name="P2">? (</text:p>
      <text:p text:style-name="P2"><text:span text:style-name="T2">0.791245592765872</text:span>*wk16_B0[OPS_ACC0(<text:span text:style-name="T2">1</text:span>)] + <text:span text:style-name="T2">0.00412637789557492</text:span>*wk16_B0[OPS_ACC0(-<text:span text:style-name="T2">3</text:span>)] -</text:p>
      <text:p text:style-name="P2"><text:span text:style-name="T2">0.197184333887745</text:span>*wk16_B0[OPS_ACC0(<text:span text:style-name="T2">0</text:span>)] - <text:span text:style-name="T2">0.113446470384241</text:span>*wk16_B0[OPS_ACC0(<text:span text:style-name="T2">2</text:span>)] +</text:p>
      <text:p text:style-name="P2"><text:span text:style-name="T2">0.0367146847001261</text:span>*wk16_B0[OPS_ACC0(-<text:span text:style-name="T2">2</text:span>)] - <text:span text:style-name="T2">0.521455851089587</text:span>*wk16_B0[OPS_ACC0(-<text:span text:style-name="T2">1</text:span>)]</text:p>
      <text:p text:style-name="P2">)</text:p>
      <text:p text:style-name="P2">: ((idx[<text:span text:style-name="T2">0</text:span>] == block0np0 - <text:span text:style-name="T2">4</text:span>)</text:p>
      <text:p text:style-name="P2">? (</text:p>
      <text:p text:style-name="P2"><text:span text:style-name="T2">0.727822147724592</text:span>*wk16_B0[OPS_ACC0(<text:span text:style-name="T2">1</text:span>)] - <text:span text:style-name="T2">0.0451033223343881</text:span>*wk16_B0[OPS_ACC0(<text:span text:style-name="T2">0</text:span>)] +</text:p>
      <text:p text:style-name="P2"><text:span text:style-name="T2">0.00932597985049999</text:span>*wk16_B0[OPS_ACC0(<text:span text:style-name="T2">3</text:span>)] - <text:span text:style-name="T2">0.121937153224065</text:span>*wk16_B0[OPS_ACC0(<text:span text:style-name="T2">2</text:span>)] -</text:p>
      <text:p text:style-name="P2"><text:span text:style-name="T2">0.652141084861241</text:span>*wk16_B0[OPS_ACC0(-<text:span text:style-name="T2">1</text:span>)] + <text:span text:style-name="T2">0.082033432844602</text:span>*wk16_B0[OPS_ACC0(-<text:span text:style-name="T2">2</text:span>)]</text:p>
      <text:p text:style-name="P2">)</text:p>
      <text:p text:style-name="P2">: (</text:p>
      <text:p text:style-name="P2">(rc3)*wk16_B0[OPS_ACC0(<text:span text:style-name="T2">1</text:span>)] + (rc2)*wk16_B0[OPS_ACC0(-<text:span text:style-name="T2">2</text:span>)] - rc3*wk16_B0[OPS_ACC0(-<text:span text:style-name="T2">1</text:span>)] -</text:p>
      <text:p text:style-name="P2">rc2*wk16_B0[OPS_ACC0(<text:span text:style-name="T2">2</text:span>)]</text:p>
      <text:p text:style-name="P2">)))))))));</text:p>
      <text:p text:style-name="P1"/>
      <text:p text:style-name="P2">}</text:p>
      <text:p text:style-name="P1"><text:soft-page-break/></text:p>
      <text:p text:style-name="P2"><text:span text:style-name="T1">void</text:span> opensbliblock00Kernel012(<text:span text:style-name="T1">const</text:span> <text:span text:style-name="T1">double</text:span> <text:span text:style-name="T1">*</text:span>rhoE_B0, <text:span text:style-name="T1">double</text:span> <text:span text:style-name="T1">*</text:span>wk7_B0, <text:span text:style-name="T1">const</text:span> <text:span text:style-name="T1">int</text:span> <text:span text:style-name="T1">*</text:span>idx)</text:p>
      <text:p text:style-name="P2">{</text:p>
      <text:p text:style-name="P2">wk7_B0[OPS_ACC1(<text:span text:style-name="T2">0</text:span>)] = inv_0*((idx[<text:span text:style-name="T2">0</text:span>] == <text:span text:style-name="T2">0</text:span>) ? (</text:p>
      <text:p text:style-name="P2"><text:span text:style-name="T2">1.06910315192207e-15</text:span>*rhoE_B0[OPS_ACC0(<text:span text:style-name="T2">5</text:span>)] -</text:p>
      <text:p text:style-name="P2"><text:span text:style-name="T2">1.50000000000003</text:span>*rhoE_B0[OPS_ACC0(<text:span text:style-name="T2">2</text:span>)] + <text:span text:style-name="T2">0.333333333333356</text:span>*rhoE_B0[OPS_ACC0(<text:span text:style-name="T2">3</text:span>)] -</text:p>
      <text:p text:style-name="P2"><text:span text:style-name="T2">1.83333333333334</text:span>*rhoE_B0[OPS_ACC0(<text:span text:style-name="T2">0</text:span>)] - <text:span text:style-name="T2">8.34657956545823e-15</text:span>*rhoE_B0[OPS_ACC0(<text:span text:style-name="T2">4</text:span>)] +</text:p>
      <text:p text:style-name="P2"><text:span text:style-name="T2">3.00000000000002</text:span>*rhoE_B0[OPS_ACC0(<text:span text:style-name="T2">1</text:span>)]</text:p>
      <text:p text:style-name="P2">)</text:p>
      <text:p text:style-name="P2">: ((idx[<text:span text:style-name="T2">0</text:span>] == <text:span text:style-name="T2">1</text:span>) ? (</text:p>
      <text:p text:style-name="P2">-<text:span text:style-name="T2">0.376283677513354</text:span>*rhoE_B0[OPS_ACC0(-<text:span text:style-name="T2">1</text:span>)] +</text:p>
      <text:p text:style-name="P2"><text:span text:style-name="T2">0.0394168524399447</text:span>*rhoE_B0[OPS_ACC0(<text:span text:style-name="T2">2</text:span>)] - <text:span text:style-name="T2">0.0658051057710389</text:span>*rhoE_B0[OPS_ACC0(<text:span text:style-name="T2">3</text:span>)] -</text:p>
      <text:p text:style-name="P2"><text:span text:style-name="T2">0.322484932882161</text:span>*rhoE_B0[OPS_ACC0(<text:span text:style-name="T2">0</text:span>)] + <text:span text:style-name="T2">0.00571369039775442</text:span>*rhoE_B0[OPS_ACC0(<text:span text:style-name="T2">4</text:span>)] +</text:p>
      <text:p text:style-name="P2"><text:span text:style-name="T2">0.719443173328855</text:span>*rhoE_B0[OPS_ACC0(<text:span text:style-name="T2">1</text:span>)]</text:p>
      <text:p text:style-name="P2">)</text:p>
      <text:p text:style-name="P2">: ((idx[<text:span text:style-name="T2">0</text:span>] == <text:span text:style-name="T2">2</text:span>) ? (</text:p>
      <text:p text:style-name="P2"><text:span text:style-name="T2">0.113446470384241</text:span>*rhoE_B0[OPS_ACC0(-<text:span text:style-name="T2">2</text:span>)] -</text:p>
      <text:p text:style-name="P2"><text:span text:style-name="T2">0.791245592765872</text:span>*rhoE_B0[OPS_ACC0(-<text:span text:style-name="T2">1</text:span>)] - <text:span text:style-name="T2">0.0367146847001261</text:span>*rhoE_B0[OPS_ACC0(<text:span text:style-name="T2">2</text:span>)] -</text:p>
      <text:p text:style-name="P2"><text:span text:style-name="T2">0.00412637789557492</text:span>*rhoE_B0[OPS_ACC0(<text:span text:style-name="T2">3</text:span>)] + <text:span text:style-name="T2">0.197184333887745</text:span>*rhoE_B0[OPS_ACC0(<text:span text:style-name="T2">0</text:span>)] +</text:p>
      <text:p text:style-name="P2"><text:span text:style-name="T2">0.521455851089587</text:span>*rhoE_B0[OPS_ACC0(<text:span text:style-name="T2">1</text:span>)]</text:p>
      <text:p text:style-name="P2">)</text:p>
      <text:p text:style-name="P2">: ((idx[<text:span text:style-name="T2">0</text:span>] == <text:span text:style-name="T2">3</text:span>) ? (</text:p>
      <text:p text:style-name="P2"><text:span text:style-name="T2">0.121937153224065</text:span>*rhoE_B0[OPS_ACC0(-<text:span text:style-name="T2">2</text:span>)] -</text:p>
      <text:p text:style-name="P2"><text:span text:style-name="T2">0.727822147724592</text:span>*rhoE_B0[OPS_ACC0(-<text:span text:style-name="T2">1</text:span>)] - <text:span text:style-name="T2">0.082033432844602</text:span>*rhoE_B0[OPS_ACC0(<text:span text:style-name="T2">2</text:span>)] +</text:p>
      <text:p text:style-name="P2"><text:span text:style-name="T2">0.0451033223343881</text:span>*rhoE_B0[OPS_ACC0(<text:span text:style-name="T2">0</text:span>)] - <text:span text:style-name="T2">0.00932597985049999</text:span>*rhoE_B0[OPS_ACC0(-<text:span text:style-name="T2">3</text:span>)] +</text:p>
      <text:p text:style-name="P2"><text:span text:style-name="T2">0.652141084861241</text:span>*rhoE_B0[OPS_ACC0(<text:span text:style-name="T2">1</text:span>)]</text:p>
      <text:p text:style-name="P2">)</text:p>
      <text:p text:style-name="P2">: ((idx[<text:span text:style-name="T2">0</text:span>] == block0np0 - <text:span text:style-name="T2">1</text:span>) ? (</text:p>
      <text:p text:style-name="P2"><text:span text:style-name="T2">1.50000000000003</text:span>*rhoE_B0[OPS_ACC0(-<text:span text:style-name="T2">2</text:span>)] - <text:span text:style-name="T2">3.00000000000002</text:span>*rhoE_B0[OPS_ACC0(-<text:span text:style-name="T2">1</text:span>)] -</text:p>
      <text:p text:style-name="P2"><text:span text:style-name="T2">1.06910315192207e-15</text:span>*rhoE_B0[OPS_ACC0(-<text:span text:style-name="T2">5</text:span>)] + <text:span text:style-name="T2">8.34657956545823e-15</text:span>*rhoE_B0[OPS_ACC0(-<text:span text:style-name="T2">4</text:span>)] +</text:p>
      <text:p text:style-name="P2"><text:span text:style-name="T2">1.83333333333334</text:span>*rhoE_B0[OPS_ACC0(<text:span text:style-name="T2">0</text:span>)] - <text:span text:style-name="T2">0.333333333333356</text:span>*rhoE_B0[OPS_ACC0(-<text:span text:style-name="T2">3</text:span>)]</text:p>
      <text:p text:style-name="P2">)</text:p>
      <text:p text:style-name="P2">: ((idx[<text:span text:style-name="T2">0</text:span>] == block0np0 - <text:span text:style-name="T2">2</text:span>) ?</text:p>
      <text:p text:style-name="P2">(</text:p>
      <text:p text:style-name="P2">-<text:span text:style-name="T2">0.0394168524399447</text:span>*rhoE_B0[OPS_ACC0(-<text:span text:style-name="T2">2</text:span>)] - <text:span text:style-name="T2">0.719443173328855</text:span>*rhoE_B0[OPS_ACC0(-<text:span text:style-name="T2">1</text:span>)] -</text:p>
      <text:p text:style-name="P2"><text:span text:style-name="T2">0.00571369039775442</text:span>*rhoE_B0[OPS_ACC0(-<text:span text:style-name="T2">4</text:span>)] + <text:span text:style-name="T2">0.322484932882161</text:span>*rhoE_B0[OPS_ACC0(<text:span text:style-name="T2">0</text:span>)] +</text:p>
      <text:p text:style-name="P2"><text:span text:style-name="T2">0.0658051057710389</text:span>*rhoE_B0[OPS_ACC0(-<text:span text:style-name="T2">3</text:span>)] + <text:span text:style-name="T2">0.376283677513354</text:span>*rhoE_B0[OPS_ACC0(<text:span text:style-name="T2">1</text:span>)]</text:p>
      <text:p text:style-name="P2">)</text:p>
      <text:p text:style-name="P2">: ((idx[<text:span text:style-name="T2">0</text:span>] == block0np0 - <text:span text:style-name="T2">3</text:span>) ?</text:p>
      <text:p text:style-name="P2">(</text:p>
      <text:p text:style-name="P2"><text:span text:style-name="T2">0.0367146847001261</text:span>*rhoE_B0[OPS_ACC0(-<text:span text:style-name="T2">2</text:span>)] - <text:span text:style-name="T2">0.521455851089587</text:span>*rhoE_B0[OPS_ACC0(-<text:span text:style-name="T2">1</text:span>)] -</text:p>
      <text:p text:style-name="P2"><text:span text:style-name="T2">0.113446470384241</text:span>*rhoE_B0[OPS_ACC0(<text:span text:style-name="T2">2</text:span>)] - <text:span text:style-name="T2">0.197184333887745</text:span>*rhoE_B0[OPS_ACC0(<text:span text:style-name="T2">0</text:span>)] +</text:p>
      <text:p text:style-name="P2"><text:span text:style-name="T2">0.00412637789557492</text:span>*rhoE_B0[OPS_ACC0(-<text:span text:style-name="T2">3</text:span>)] + <text:span text:style-name="T2">0.791245592765872</text:span>*rhoE_B0[OPS_ACC0(<text:span text:style-name="T2">1</text:span>)]</text:p>
      <text:p text:style-name="P2">)</text:p>
      <text:p text:style-name="P2">: ((idx[<text:span text:style-name="T2">0</text:span>] == block0np0 - <text:span text:style-name="T2">4</text:span>)</text:p>
      <text:p text:style-name="P2">? (</text:p>
      <text:p text:style-name="P2"><text:span text:style-name="T2">0.082033432844602</text:span>*rhoE_B0[OPS_ACC0(-<text:span text:style-name="T2">2</text:span>)] - <text:span text:style-name="T2">0.652141084861241</text:span>*rhoE_B0[OPS_ACC0(-<text:span text:style-name="T2">1</text:span>)] -</text:p>
      <text:p text:style-name="P2"><text:span text:style-name="T2">0.121937153224065</text:span>*rhoE_B0[OPS_ACC0(<text:span text:style-name="T2">2</text:span>)] + <text:span text:style-name="T2">0.00932597985049999</text:span>*rhoE_B0[OPS_ACC0(<text:span text:style-name="T2">3</text:span>)] -</text:p>
      <text:p text:style-name="P2"><text:span text:style-name="T2">0.0451033223343881</text:span>*rhoE_B0[OPS_ACC0(<text:span text:style-name="T2">0</text:span>)] + <text:span text:style-name="T2">0.727822147724592</text:span>*rhoE_B0[OPS_ACC0(<text:span text:style-name="T2">1</text:span>)]</text:p>
      <text:p text:style-name="P2">)</text:p>
      <text:p text:style-name="P2">: (</text:p>
      <text:p text:style-name="P2">-rc3*rhoE_B0[OPS_ACC0(-<text:span text:style-name="T2">1</text:span>)] + (rc2)*rhoE_B0[OPS_ACC0(-<text:span text:style-name="T2">2</text:span>)] - rc2*rhoE_B0[OPS_ACC0(<text:span text:style-name="T2">2</text:span>)] +</text:p>
      <text:p text:style-name="P2">(rc3)*rhoE_B0[OPS_ACC0(<text:span text:style-name="T2">1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14(<text:span text:style-name="T1">const</text:span> <text:span text:style-name="T1">double</text:span> <text:span text:style-name="T1">*</text:span>wk17_B0, <text:span text:style-name="T1">double</text:span> <text:span text:style-name="T1">*</text:span>wk8_B0, <text:span text:style-name="T1">const</text:span> <text:span text:style-name="T1">int</text:span> <text:span text:style-name="T1">*</text:span>idx)</text:p>
      <text:p text:style-name="P2">{</text:p>
      <text:p text:style-name="P2">wk8_B0[OPS_ACC1(<text:span text:style-name="T2">0</text:span>)] = inv_0*((idx[<text:span text:style-name="T2">0</text:span>] == <text:span text:style-name="T2">0</text:span>) ? (</text:p>
      <text:p text:style-name="P2"><text:span text:style-name="T2">3.00000000000002</text:span>*wk17_B0[OPS_ACC0(<text:span text:style-name="T2">1</text:span>)] +</text:p>
      <text:p text:style-name="P2"><text:span text:style-name="T2">1.06910315192207e-15</text:span>*wk17_B0[OPS_ACC0(<text:span text:style-name="T2">5</text:span>)] - <text:span text:style-name="T2">1.83333333333334</text:span>*wk17_B0[OPS_ACC0(<text:span text:style-name="T2">0</text:span>)] -</text:p>
      <text:p text:style-name="P2"><text:span text:style-name="T2">8.34657956545823e-15</text:span>*wk17_B0[OPS_ACC0(<text:span text:style-name="T2">4</text:span>)] + <text:span text:style-name="T2">0.333333333333356</text:span>*wk17_B0[OPS_ACC0(<text:span text:style-name="T2">3</text:span>)] -</text:p>
      <text:p text:style-name="P2"><text:span text:style-name="T2">1.50000000000003</text:span>*wk17_B0[OPS_ACC0(<text:span text:style-name="T2">2</text:span>)]</text:p>
      <text:p text:style-name="P2">)</text:p>
      <text:p text:style-name="P2">: ((idx[<text:span text:style-name="T2">0</text:span>] == <text:span text:style-name="T2">1</text:span>) ? (</text:p>
      <text:p text:style-name="P2"><text:span text:style-name="T2">0.719443173328855</text:span>*wk17_B0[OPS_ACC0(<text:span text:style-name="T2">1</text:span>)] -</text:p>
      <text:p text:style-name="P2"><text:soft-page-break/><text:span text:style-name="T2">0.322484932882161</text:span>*wk17_B0[OPS_ACC0(<text:span text:style-name="T2">0</text:span>)] + <text:span text:style-name="T2">0.00571369039775442</text:span>*wk17_B0[OPS_ACC0(<text:span text:style-name="T2">4</text:span>)] -</text:p>
      <text:p text:style-name="P2"><text:span text:style-name="T2">0.0658051057710389</text:span>*wk17_B0[OPS_ACC0(<text:span text:style-name="T2">3</text:span>)] - <text:span text:style-name="T2">0.376283677513354</text:span>*wk17_B0[OPS_ACC0(-<text:span text:style-name="T2">1</text:span>)] +</text:p>
      <text:p text:style-name="P2"><text:span text:style-name="T2">0.0394168524399447</text:span>*wk17_B0[OPS_ACC0(<text:span text:style-name="T2">2</text:span>)]</text:p>
      <text:p text:style-name="P2">)</text:p>
      <text:p text:style-name="P2">: ((idx[<text:span text:style-name="T2">0</text:span>] == <text:span text:style-name="T2">2</text:span>) ? (</text:p>
      <text:p text:style-name="P2"><text:span text:style-name="T2">0.521455851089587</text:span>*wk17_B0[OPS_ACC0(<text:span text:style-name="T2">1</text:span>)] +</text:p>
      <text:p text:style-name="P2"><text:span text:style-name="T2">0.197184333887745</text:span>*wk17_B0[OPS_ACC0(<text:span text:style-name="T2">0</text:span>)] - <text:span text:style-name="T2">0.791245592765872</text:span>*wk17_B0[OPS_ACC0(-<text:span text:style-name="T2">1</text:span>)] -</text:p>
      <text:p text:style-name="P2"><text:span text:style-name="T2">0.00412637789557492</text:span>*wk17_B0[OPS_ACC0(<text:span text:style-name="T2">3</text:span>)] + <text:span text:style-name="T2">0.113446470384241</text:span>*wk17_B0[OPS_ACC0(-<text:span text:style-name="T2">2</text:span>)] -</text:p>
      <text:p text:style-name="P2"><text:span text:style-name="T2">0.0367146847001261</text:span>*wk17_B0[OPS_ACC0(<text:span text:style-name="T2">2</text:span>)]</text:p>
      <text:p text:style-name="P2">)</text:p>
      <text:p text:style-name="P2">: ((idx[<text:span text:style-name="T2">0</text:span>] == <text:span text:style-name="T2">3</text:span>) ? (</text:p>
      <text:p text:style-name="P2">-<text:span text:style-name="T2">0.00932597985049999</text:span>*wk17_B0[OPS_ACC0(-<text:span text:style-name="T2">3</text:span>)] +</text:p>
      <text:p text:style-name="P2"><text:span text:style-name="T2">0.652141084861241</text:span>*wk17_B0[OPS_ACC0(<text:span text:style-name="T2">1</text:span>)] + <text:span text:style-name="T2">0.0451033223343881</text:span>*wk17_B0[OPS_ACC0(<text:span text:style-name="T2">0</text:span>)] -</text:p>
      <text:p text:style-name="P2"><text:span text:style-name="T2">0.727822147724592</text:span>*wk17_B0[OPS_ACC0(-<text:span text:style-name="T2">1</text:span>)] + <text:span text:style-name="T2">0.121937153224065</text:span>*wk17_B0[OPS_ACC0(-<text:span text:style-name="T2">2</text:span>)] -</text:p>
      <text:p text:style-name="P2"><text:span text:style-name="T2">0.082033432844602</text:span>*wk17_B0[OPS_ACC0(<text:span text:style-name="T2">2</text:span>)]</text:p>
      <text:p text:style-name="P2">)</text:p>
      <text:p text:style-name="P2">: ((idx[<text:span text:style-name="T2">0</text:span>] == block0np0 - <text:span text:style-name="T2">1</text:span>) ? (</text:p>
      <text:p text:style-name="P2">-<text:span text:style-name="T2">0.333333333333356</text:span>*wk17_B0[OPS_ACC0(-<text:span text:style-name="T2">3</text:span>)] + <text:span text:style-name="T2">8.34657956545823e-15</text:span>*wk17_B0[OPS_ACC0(-<text:span text:style-name="T2">4</text:span>)] +</text:p>
      <text:p text:style-name="P2"><text:span text:style-name="T2">1.83333333333334</text:span>*wk17_B0[OPS_ACC0(<text:span text:style-name="T2">0</text:span>)] - <text:span text:style-name="T2">3.00000000000002</text:span>*wk17_B0[OPS_ACC0(-<text:span text:style-name="T2">1</text:span>)] -</text:p>
      <text:p text:style-name="P2"><text:span text:style-name="T2">1.06910315192207e-15</text:span>*wk17_B0[OPS_ACC0(-<text:span text:style-name="T2">5</text:span>)] + <text:span text:style-name="T2">1.50000000000003</text:span>*wk17_B0[OPS_ACC0(-<text:span text:style-name="T2">2</text:span>)]</text:p>
      <text:p text:style-name="P2">)</text:p>
      <text:p text:style-name="P2">: ((idx[<text:span text:style-name="T2">0</text:span>] == block0np0 - <text:span text:style-name="T2">2</text:span>)</text:p>
      <text:p text:style-name="P2">? (</text:p>
      <text:p text:style-name="P2"><text:span text:style-name="T2">0.0658051057710389</text:span>*wk17_B0[OPS_ACC0(-<text:span text:style-name="T2">3</text:span>)] + <text:span text:style-name="T2">0.376283677513354</text:span>*wk17_B0[OPS_ACC0(<text:span text:style-name="T2">1</text:span>)] -</text:p>
      <text:p text:style-name="P2"><text:span text:style-name="T2">0.00571369039775442</text:span>*wk17_B0[OPS_ACC0(-<text:span text:style-name="T2">4</text:span>)] + <text:span text:style-name="T2">0.322484932882161</text:span>*wk17_B0[OPS_ACC0(<text:span text:style-name="T2">0</text:span>)] -</text:p>
      <text:p text:style-name="P2"><text:span text:style-name="T2">0.719443173328855</text:span>*wk17_B0[OPS_ACC0(-<text:span text:style-name="T2">1</text:span>)] - <text:span text:style-name="T2">0.0394168524399447</text:span>*wk17_B0[OPS_ACC0(-<text:span text:style-name="T2">2</text:span>)]</text:p>
      <text:p text:style-name="P2">)</text:p>
      <text:p text:style-name="P2">: ((idx[<text:span text:style-name="T2">0</text:span>] == block0np0 - <text:span text:style-name="T2">3</text:span>)</text:p>
      <text:p text:style-name="P2">? (</text:p>
      <text:p text:style-name="P2"><text:span text:style-name="T2">0.00412637789557492</text:span>*wk17_B0[OPS_ACC0(-<text:span text:style-name="T2">3</text:span>)] + <text:span text:style-name="T2">0.791245592765872</text:span>*wk17_B0[OPS_ACC0(<text:span text:style-name="T2">1</text:span>)] -</text:p>
      <text:p text:style-name="P2"><text:span text:style-name="T2">0.197184333887745</text:span>*wk17_B0[OPS_ACC0(<text:span text:style-name="T2">0</text:span>)] - <text:span text:style-name="T2">0.521455851089587</text:span>*wk17_B0[OPS_ACC0(-<text:span text:style-name="T2">1</text:span>)] +</text:p>
      <text:p text:style-name="P2"><text:span text:style-name="T2">0.0367146847001261</text:span>*wk17_B0[OPS_ACC0(-<text:span text:style-name="T2">2</text:span>)] - <text:span text:style-name="T2">0.113446470384241</text:span>*wk17_B0[OPS_ACC0(<text:span text:style-name="T2">2</text:span>)]</text:p>
      <text:p text:style-name="P2">)</text:p>
      <text:p text:style-name="P2">: ((idx[<text:span text:style-name="T2">0</text:span>] == block0np0 - <text:span text:style-name="T2">4</text:span>) ?</text:p>
      <text:p text:style-name="P2">(</text:p>
      <text:p text:style-name="P2"><text:span text:style-name="T2">0.727822147724592</text:span>*wk17_B0[OPS_ACC0(<text:span text:style-name="T2">1</text:span>)] - <text:span text:style-name="T2">0.0451033223343881</text:span>*wk17_B0[OPS_ACC0(<text:span text:style-name="T2">0</text:span>)] -</text:p>
      <text:p text:style-name="P2"><text:span text:style-name="T2">0.652141084861241</text:span>*wk17_B0[OPS_ACC0(-<text:span text:style-name="T2">1</text:span>)] + <text:span text:style-name="T2">0.00932597985049999</text:span>*wk17_B0[OPS_ACC0(<text:span text:style-name="T2">3</text:span>)] +</text:p>
      <text:p text:style-name="P2"><text:span text:style-name="T2">0.082033432844602</text:span>*wk17_B0[OPS_ACC0(-<text:span text:style-name="T2">2</text:span>)] - <text:span text:style-name="T2">0.121937153224065</text:span>*wk17_B0[OPS_ACC0(<text:span text:style-name="T2">2</text:span>)]</text:p>
      <text:p text:style-name="P2">)</text:p>
      <text:p text:style-name="P2">: (</text:p>
      <text:p text:style-name="P2">-rc3*wk17_B0[OPS_ACC0(-<text:span text:style-name="T2">1</text:span>)] + (rc2)*wk17_B0[OPS_ACC0(-<text:span text:style-name="T2">2</text:span>)] - rc2*wk17_B0[OPS_ACC0(<text:span text:style-name="T2">2</text:span>)] +</text:p>
      <text:p text:style-name="P2">(rc3)*wk17_B0[OPS_ACC0(<text:span text:style-name="T2">1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15(<text:span text:style-name="T1">const</text:span> <text:span text:style-name="T1">double</text:span> <text:span text:style-name="T1">*</text:span>p_B0, <text:span text:style-name="T1">double</text:span> <text:span text:style-name="T1">*</text:span>wk9_B0, <text:span text:style-name="T1">const</text:span> <text:span text:style-name="T1">int</text:span> <text:span text:style-name="T1">*</text:span>idx)</text:p>
      <text:p text:style-name="P2">{</text:p>
      <text:p text:style-name="P2">wk9_B0[OPS_ACC1(<text:span text:style-name="T2">0</text:span>)] = inv_0*((idx[<text:span text:style-name="T2">0</text:span>] == <text:span text:style-name="T2">0</text:span>) ? (</text:p>
      <text:p text:style-name="P2">-<text:span text:style-name="T2">1.83333333333334</text:span>*p_B0[OPS_ACC0(<text:span text:style-name="T2">0</text:span>)] +</text:p>
      <text:p text:style-name="P2"><text:span text:style-name="T2">1.06910315192207e-15</text:span>*p_B0[OPS_ACC0(<text:span text:style-name="T2">5</text:span>)] + <text:span text:style-name="T2">3.00000000000002</text:span>*p_B0[OPS_ACC0(<text:span text:style-name="T2">1</text:span>)] - <text:span text:style-name="T2">1.50000000000003</text:span>*p_B0[OPS_ACC0(<text:span text:style-name="T2">2</text:span>)] +</text:p>
      <text:p text:style-name="P2"><text:span text:style-name="T2">0.333333333333356</text:span>*p_B0[OPS_ACC0(<text:span text:style-name="T2">3</text:span>)] - <text:span text:style-name="T2">8.34657956545823e-15</text:span>*p_B0[OPS_ACC0(<text:span text:style-name="T2">4</text:span>)]</text:p>
      <text:p text:style-name="P2">)</text:p>
      <text:p text:style-name="P2">: ((idx[<text:span text:style-name="T2">0</text:span>] == <text:span text:style-name="T2">1</text:span>) ? (</text:p>
      <text:p text:style-name="P2">-<text:span text:style-name="T2">0.322484932882161</text:span>*p_B0[OPS_ACC0(<text:span text:style-name="T2">0</text:span>)] + <text:span text:style-name="T2">0.719443173328855</text:span>*p_B0[OPS_ACC0(<text:span text:style-name="T2">1</text:span>)] + <text:span text:style-name="T2">0.0394168524399447</text:span>*p_B0[OPS_ACC0(<text:span text:style-name="T2">2</text:span>)]</text:p>
      <text:p text:style-name="P2">- <text:span text:style-name="T2">0.376283677513354</text:span>*p_B0[OPS_ACC0(-<text:span text:style-name="T2">1</text:span>)] - <text:span text:style-name="T2">0.0658051057710389</text:span>*p_B0[OPS_ACC0(<text:span text:style-name="T2">3</text:span>)] +</text:p>
      <text:p text:style-name="P2"><text:span text:style-name="T2">0.00571369039775442</text:span>*p_B0[OPS_ACC0(<text:span text:style-name="T2">4</text:span>)]</text:p>
      <text:p text:style-name="P2">)</text:p>
      <text:p text:style-name="P2">: ((idx[<text:span text:style-name="T2">0</text:span>] == <text:span text:style-name="T2">2</text:span>) ? (</text:p>
      <text:p text:style-name="P2"><text:span text:style-name="T2">0.197184333887745</text:span>*p_B0[OPS_ACC0(<text:span text:style-name="T2">0</text:span>)] +</text:p>
      <text:p text:style-name="P2"><text:span text:style-name="T2">0.521455851089587</text:span>*p_B0[OPS_ACC0(<text:span text:style-name="T2">1</text:span>)] - <text:span text:style-name="T2">0.0367146847001261</text:span>*p_B0[OPS_ACC0(<text:span text:style-name="T2">2</text:span>)] + <text:span text:style-name="T2">0.113446470384241</text:span>*p_B0[OPS_ACC0(-<text:span text:style-name="T2">2</text:span>)]</text:p>
      <text:p text:style-name="P2">- <text:span text:style-name="T2">0.791245592765872</text:span>*p_B0[OPS_ACC0(-<text:span text:style-name="T2">1</text:span>)] - <text:span text:style-name="T2">0.00412637789557492</text:span>*p_B0[OPS_ACC0(<text:span text:style-name="T2">3</text:span>)]</text:p>
      <text:p text:style-name="P2">)</text:p>
      <text:p text:style-name="P2">: ((idx[<text:span text:style-name="T2">0</text:span>] == <text:span text:style-name="T2">3</text:span>) ? (</text:p>
      <text:p text:style-name="P2"><text:span text:style-name="T2">0.0451033223343881</text:span>*p_B0[OPS_ACC0(<text:span text:style-name="T2">0</text:span>)] + <text:span text:style-name="T2">0.652141084861241</text:span>*p_B0[OPS_ACC0(<text:span text:style-name="T2">1</text:span>)] -</text:p>
      <text:p text:style-name="P2"><text:span text:style-name="T2">0.00932597985049999</text:span>*p_B0[OPS_ACC0(-<text:span text:style-name="T2">3</text:span>)] - <text:span text:style-name="T2">0.082033432844602</text:span>*p_B0[OPS_ACC0(<text:span text:style-name="T2">2</text:span>)] -</text:p>
      <text:p text:style-name="P2"><text:span text:style-name="T2">0.727822147724592</text:span>*p_B0[OPS_ACC0(-<text:span text:style-name="T2">1</text:span>)] + <text:span text:style-name="T2">0.121937153224065</text:span>*p_B0[OPS_ACC0(-<text:span text:style-name="T2">2</text:span>)]</text:p>
      <text:p text:style-name="P2"><text:soft-page-break/>)</text:p>
      <text:p text:style-name="P2">: ((idx[<text:span text:style-name="T2">0</text:span>] == block0np0 - <text:span text:style-name="T2">1</text:span>) ? (</text:p>
      <text:p text:style-name="P2"><text:span text:style-name="T2">1.83333333333334</text:span>*p_B0[OPS_ACC0(<text:span text:style-name="T2">0</text:span>)] - <text:span text:style-name="T2">1.06910315192207e-15</text:span>*p_B0[OPS_ACC0(-<text:span text:style-name="T2">5</text:span>)] +</text:p>
      <text:p text:style-name="P2"><text:span text:style-name="T2">8.34657956545823e-15</text:span>*p_B0[OPS_ACC0(-<text:span text:style-name="T2">4</text:span>)] - <text:span text:style-name="T2">0.333333333333356</text:span>*p_B0[OPS_ACC0(-<text:span text:style-name="T2">3</text:span>)] +</text:p>
      <text:p text:style-name="P2"><text:span text:style-name="T2">1.50000000000003</text:span>*p_B0[OPS_ACC0(-<text:span text:style-name="T2">2</text:span>)] - <text:span text:style-name="T2">3.00000000000002</text:span>*p_B0[OPS_ACC0(-<text:span text:style-name="T2">1</text:span>)]</text:p>
      <text:p text:style-name="P2">)</text:p>
      <text:p text:style-name="P2">: ((idx[<text:span text:style-name="T2">0</text:span>] == block0np0 - <text:span text:style-name="T2">2</text:span>) ? (</text:p>
      <text:p text:style-name="P2"><text:span text:style-name="T2">0.322484932882161</text:span>*p_B0[OPS_ACC0(<text:span text:style-name="T2">0</text:span>)] - <text:span text:style-name="T2">0.00571369039775442</text:span>*p_B0[OPS_ACC0(-<text:span text:style-name="T2">4</text:span>)] + <text:span text:style-name="T2">0.376283677513354</text:span>*p_B0[OPS_ACC0(<text:span text:style-name="T2">1</text:span>)]</text:p>
      <text:p text:style-name="P2">+ <text:span text:style-name="T2">0.0658051057710389</text:span>*p_B0[OPS_ACC0(-<text:span text:style-name="T2">3</text:span>)] - <text:span text:style-name="T2">0.0394168524399447</text:span>*p_B0[OPS_ACC0(-<text:span text:style-name="T2">2</text:span>)] -</text:p>
      <text:p text:style-name="P2"><text:span text:style-name="T2">0.719443173328855</text:span>*p_B0[OPS_ACC0(-<text:span text:style-name="T2">1</text:span>)]</text:p>
      <text:p text:style-name="P2">)</text:p>
      <text:p text:style-name="P2">: ((idx[<text:span text:style-name="T2">0</text:span>] == block0np0 - <text:span text:style-name="T2">3</text:span>) ? (</text:p>
      <text:p text:style-name="P2">-<text:span text:style-name="T2">0.197184333887745</text:span>*p_B0[OPS_ACC0(<text:span text:style-name="T2">0</text:span>)] +</text:p>
      <text:p text:style-name="P2"><text:span text:style-name="T2">0.791245592765872</text:span>*p_B0[OPS_ACC0(<text:span text:style-name="T2">1</text:span>)] + <text:span text:style-name="T2">0.00412637789557492</text:span>*p_B0[OPS_ACC0(-<text:span text:style-name="T2">3</text:span>)] - <text:span text:style-name="T2">0.113446470384241</text:span>*p_B0[OPS_ACC0(<text:span text:style-name="T2">2</text:span>)]</text:p>
      <text:p text:style-name="P2">- <text:span text:style-name="T2">0.521455851089587</text:span>*p_B0[OPS_ACC0(-<text:span text:style-name="T2">1</text:span>)] + <text:span text:style-name="T2">0.0367146847001261</text:span>*p_B0[OPS_ACC0(-<text:span text:style-name="T2">2</text:span>)]</text:p>
      <text:p text:style-name="P2">)</text:p>
      <text:p text:style-name="P2">: ((idx[<text:span text:style-name="T2">0</text:span>] == block0np0 - <text:span text:style-name="T2">4</text:span>) ? (</text:p>
      <text:p text:style-name="P1"/>
      <text:p text:style-name="P2">-<text:span text:style-name="T2">0.0451033223343881</text:span>*p_B0[OPS_ACC0(<text:span text:style-name="T2">0</text:span>)] + <text:span text:style-name="T2">0.727822147724592</text:span>*p_B0[OPS_ACC0(<text:span text:style-name="T2">1</text:span>)] -</text:p>
      <text:p text:style-name="P2"><text:span text:style-name="T2">0.121937153224065</text:span>*p_B0[OPS_ACC0(<text:span text:style-name="T2">2</text:span>)] - <text:span text:style-name="T2">0.652141084861241</text:span>*p_B0[OPS_ACC0(-<text:span text:style-name="T2">1</text:span>)] + <text:span text:style-name="T2">0.082033432844602</text:span>*p_B0[OPS_ACC0(-<text:span text:style-name="T2">2</text:span>)]</text:p>
      <text:p text:style-name="P2">+ <text:span text:style-name="T2">0.00932597985049999</text:span>*p_B0[OPS_ACC0(<text:span text:style-name="T2">3</text:span>)]</text:p>
      <text:p text:style-name="P2">)</text:p>
      <text:p text:style-name="P2">: (</text:p>
      <text:p text:style-name="P2">-rc2*p_B0[OPS_ACC0(<text:span text:style-name="T2">2</text:span>)] + (rc3)*p_B0[OPS_ACC0(<text:span text:style-name="T2">1</text:span>)] -</text:p>
      <text:p text:style-name="P2">rc3*p_B0[OPS_ACC0(-<text:span text:style-name="T2">1</text:span>)] + (rc2)*p_B0[OPS_ACC0(-<text:span text:style-name="T2">2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16(<text:span text:style-name="T1">const</text:span> <text:span text:style-name="T1">double</text:span> <text:span text:style-name="T1">*</text:span>rho_B0, <text:span text:style-name="T1">double</text:span> <text:span text:style-name="T1">*</text:span>wk10_B0, <text:span text:style-name="T1">const</text:span> <text:span text:style-name="T1">int</text:span> <text:span text:style-name="T1">*</text:span>idx)</text:p>
      <text:p text:style-name="P2">{</text:p>
      <text:p text:style-name="P2">wk10_B0[OPS_ACC1(<text:span text:style-name="T2">0</text:span>)] = inv_0*((idx[<text:span text:style-name="T2">0</text:span>] == <text:span text:style-name="T2">0</text:span>) ? (</text:p>
      <text:p text:style-name="P2"><text:span text:style-name="T2">0.333333333333356</text:span>*rho_B0[OPS_ACC0(<text:span text:style-name="T2">3</text:span>)] -</text:p>
      <text:p text:style-name="P2"><text:span text:style-name="T2">1.50000000000003</text:span>*rho_B0[OPS_ACC0(<text:span text:style-name="T2">2</text:span>)] + <text:span text:style-name="T2">1.06910315192207e-15</text:span>*rho_B0[OPS_ACC0(<text:span text:style-name="T2">5</text:span>)] +</text:p>
      <text:p text:style-name="P2"><text:span text:style-name="T2">3.00000000000002</text:span>*rho_B0[OPS_ACC0(<text:span text:style-name="T2">1</text:span>)] - <text:span text:style-name="T2">8.34657956545823e-15</text:span>*rho_B0[OPS_ACC0(<text:span text:style-name="T2">4</text:span>)] -</text:p>
      <text:p text:style-name="P2"><text:span text:style-name="T2">1.83333333333334</text:span>*rho_B0[OPS_ACC0(<text:span text:style-name="T2">0</text:span>)]</text:p>
      <text:p text:style-name="P2">)</text:p>
      <text:p text:style-name="P2">: ((idx[<text:span text:style-name="T2">0</text:span>] == <text:span text:style-name="T2">1</text:span>) ? (</text:p>
      <text:p text:style-name="P2">-<text:span text:style-name="T2">0.0658051057710389</text:span>*rho_B0[OPS_ACC0(<text:span text:style-name="T2">3</text:span>)] +</text:p>
      <text:p text:style-name="P2"><text:span text:style-name="T2">0.0394168524399447</text:span>*rho_B0[OPS_ACC0(<text:span text:style-name="T2">2</text:span>)] - <text:span text:style-name="T2">0.376283677513354</text:span>*rho_B0[OPS_ACC0(-<text:span text:style-name="T2">1</text:span>)] +</text:p>
      <text:p text:style-name="P2"><text:span text:style-name="T2">0.719443173328855</text:span>*rho_B0[OPS_ACC0(<text:span text:style-name="T2">1</text:span>)] + <text:span text:style-name="T2">0.00571369039775442</text:span>*rho_B0[OPS_ACC0(<text:span text:style-name="T2">4</text:span>)] -</text:p>
      <text:p text:style-name="P2"><text:span text:style-name="T2">0.322484932882161</text:span>*rho_B0[OPS_ACC0(<text:span text:style-name="T2">0</text:span>)]</text:p>
      <text:p text:style-name="P2">)</text:p>
      <text:p text:style-name="P2">: ((idx[<text:span text:style-name="T2">0</text:span>] == <text:span text:style-name="T2">2</text:span>) ? (</text:p>
      <text:p text:style-name="P2">-<text:span text:style-name="T2">0.00412637789557492</text:span>*rho_B0[OPS_ACC0(<text:span text:style-name="T2">3</text:span>)] -</text:p>
      <text:p text:style-name="P2"><text:span text:style-name="T2">0.0367146847001261</text:span>*rho_B0[OPS_ACC0(<text:span text:style-name="T2">2</text:span>)] + <text:span text:style-name="T2">0.113446470384241</text:span>*rho_B0[OPS_ACC0(-<text:span text:style-name="T2">2</text:span>)] -</text:p>
      <text:p text:style-name="P2"><text:span text:style-name="T2">0.791245592765872</text:span>*rho_B0[OPS_ACC0(-<text:span text:style-name="T2">1</text:span>)] + <text:span text:style-name="T2">0.521455851089587</text:span>*rho_B0[OPS_ACC0(<text:span text:style-name="T2">1</text:span>)] +</text:p>
      <text:p text:style-name="P2"><text:span text:style-name="T2">0.197184333887745</text:span>*rho_B0[OPS_ACC0(<text:span text:style-name="T2">0</text:span>)]</text:p>
      <text:p text:style-name="P2">)</text:p>
      <text:p text:style-name="P2">: ((idx[<text:span text:style-name="T2">0</text:span>] == <text:span text:style-name="T2">3</text:span>) ? (</text:p>
      <text:p text:style-name="P2">-<text:span text:style-name="T2">0.082033432844602</text:span>*rho_B0[OPS_ACC0(<text:span text:style-name="T2">2</text:span>)] +</text:p>
      <text:p text:style-name="P2"><text:span text:style-name="T2">0.121937153224065</text:span>*rho_B0[OPS_ACC0(-<text:span text:style-name="T2">2</text:span>)] - <text:span text:style-name="T2">0.727822147724592</text:span>*rho_B0[OPS_ACC0(-<text:span text:style-name="T2">1</text:span>)] +</text:p>
      <text:p text:style-name="P2"><text:span text:style-name="T2">0.652141084861241</text:span>*rho_B0[OPS_ACC0(<text:span text:style-name="T2">1</text:span>)] - <text:span text:style-name="T2">0.00932597985049999</text:span>*rho_B0[OPS_ACC0(-<text:span text:style-name="T2">3</text:span>)] +</text:p>
      <text:p text:style-name="P2"><text:span text:style-name="T2">0.0451033223343881</text:span>*rho_B0[OPS_ACC0(<text:span text:style-name="T2">0</text:span>)]</text:p>
      <text:p text:style-name="P2">)</text:p>
      <text:p text:style-name="P2">: ((idx[<text:span text:style-name="T2">0</text:span>] == block0np0 - <text:span text:style-name="T2">1</text:span>) ? (</text:p>
      <text:p text:style-name="P2">-<text:span text:style-name="T2">1.06910315192207e-15</text:span>*rho_B0[OPS_ACC0(-<text:span text:style-name="T2">5</text:span>)] + <text:span text:style-name="T2">1.50000000000003</text:span>*rho_B0[OPS_ACC0(-<text:span text:style-name="T2">2</text:span>)] -</text:p>
      <text:p text:style-name="P2"><text:span text:style-name="T2">3.00000000000002</text:span>*rho_B0[OPS_ACC0(-<text:span text:style-name="T2">1</text:span>)] - <text:span text:style-name="T2">0.333333333333356</text:span>*rho_B0[OPS_ACC0(-<text:span text:style-name="T2">3</text:span>)] +</text:p>
      <text:p text:style-name="P2"><text:span text:style-name="T2">1.83333333333334</text:span>*rho_B0[OPS_ACC0(<text:span text:style-name="T2">0</text:span>)] + <text:span text:style-name="T2">8.34657956545823e-15</text:span>*rho_B0[OPS_ACC0(-<text:span text:style-name="T2">4</text:span>)]</text:p>
      <text:p text:style-name="P2">)</text:p>
      <text:p text:style-name="P2">: ((idx[<text:span text:style-name="T2">0</text:span>] == block0np0 - <text:span text:style-name="T2">2</text:span>) ?</text:p>
      <text:p text:style-name="P2">(</text:p>
      <text:p text:style-name="P2">-<text:span text:style-name="T2">0.0394168524399447</text:span>*rho_B0[OPS_ACC0(-<text:span text:style-name="T2">2</text:span>)] - <text:span text:style-name="T2">0.719443173328855</text:span>*rho_B0[OPS_ACC0(-<text:span text:style-name="T2">1</text:span>)] +</text:p>
      <text:p text:style-name="P2"><text:span text:style-name="T2">0.376283677513354</text:span>*rho_B0[OPS_ACC0(<text:span text:style-name="T2">1</text:span>)] + <text:span text:style-name="T2">0.0658051057710389</text:span>*rho_B0[OPS_ACC0(-<text:span text:style-name="T2">3</text:span>)] +</text:p>
      <text:p text:style-name="P2"><text:span text:style-name="T2">0.322484932882161</text:span>*rho_B0[OPS_ACC0(<text:span text:style-name="T2">0</text:span>)] - <text:span text:style-name="T2">0.00571369039775442</text:span>*rho_B0[OPS_ACC0(-<text:span text:style-name="T2">4</text:span>)]</text:p>
      <text:p text:style-name="P2">)</text:p>
      <text:p text:style-name="P2">: ((idx[<text:span text:style-name="T2">0</text:span>] == block0np0 - <text:span text:style-name="T2">3</text:span>) ?</text:p>
      <text:p text:style-name="P2"><text:soft-page-break/>(</text:p>
      <text:p text:style-name="P2">-<text:span text:style-name="T2">0.113446470384241</text:span>*rho_B0[OPS_ACC0(<text:span text:style-name="T2">2</text:span>)] + <text:span text:style-name="T2">0.0367146847001261</text:span>*rho_B0[OPS_ACC0(-<text:span text:style-name="T2">2</text:span>)] -</text:p>
      <text:p text:style-name="P2"><text:span text:style-name="T2">0.521455851089587</text:span>*rho_B0[OPS_ACC0(-<text:span text:style-name="T2">1</text:span>)] + <text:span text:style-name="T2">0.791245592765872</text:span>*rho_B0[OPS_ACC0(<text:span text:style-name="T2">1</text:span>)] +</text:p>
      <text:p text:style-name="P2"><text:span text:style-name="T2">0.00412637789557492</text:span>*rho_B0[OPS_ACC0(-<text:span text:style-name="T2">3</text:span>)] - <text:span text:style-name="T2">0.197184333887745</text:span>*rho_B0[OPS_ACC0(<text:span text:style-name="T2">0</text:span>)]</text:p>
      <text:p text:style-name="P2">)</text:p>
      <text:p text:style-name="P2">: ((idx[<text:span text:style-name="T2">0</text:span>] == block0np0 - <text:span text:style-name="T2">4</text:span>) ?</text:p>
      <text:p text:style-name="P2">(</text:p>
      <text:p text:style-name="P2"><text:span text:style-name="T2">0.00932597985049999</text:span>*rho_B0[OPS_ACC0(<text:span text:style-name="T2">3</text:span>)] - <text:span text:style-name="T2">0.121937153224065</text:span>*rho_B0[OPS_ACC0(<text:span text:style-name="T2">2</text:span>)] +</text:p>
      <text:p text:style-name="P2"><text:span text:style-name="T2">0.082033432844602</text:span>*rho_B0[OPS_ACC0(-<text:span text:style-name="T2">2</text:span>)] - <text:span text:style-name="T2">0.652141084861241</text:span>*rho_B0[OPS_ACC0(-<text:span text:style-name="T2">1</text:span>)] +</text:p>
      <text:p text:style-name="P2"><text:span text:style-name="T2">0.727822147724592</text:span>*rho_B0[OPS_ACC0(<text:span text:style-name="T2">1</text:span>)] - <text:span text:style-name="T2">0.0451033223343881</text:span>*rho_B0[OPS_ACC0(<text:span text:style-name="T2">0</text:span>)]</text:p>
      <text:p text:style-name="P2">)</text:p>
      <text:p text:style-name="P2">: (</text:p>
      <text:p text:style-name="P2">(rc3)*rho_B0[OPS_ACC0(<text:span text:style-name="T2">1</text:span>)]</text:p>
      <text:p text:style-name="P2">- rc3*rho_B0[OPS_ACC0(-<text:span text:style-name="T2">1</text:span>)] + (rc2)*rho_B0[OPS_ACC0(-<text:span text:style-name="T2">2</text:span>)] - rc2*rho_B0[OPS_ACC0(<text:span text:style-name="T2">2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17(<text:span text:style-name="T1">const</text:span> <text:span text:style-name="T1">double</text:span> <text:span text:style-name="T1">*</text:span>rhou0_B0, <text:span text:style-name="T1">double</text:span> <text:span text:style-name="T1">*</text:span>wk11_B0, <text:span text:style-name="T1">const</text:span> <text:span text:style-name="T1">int</text:span> <text:span text:style-name="T1">*</text:span>idx)</text:p>
      <text:p text:style-name="P2">{</text:p>
      <text:p text:style-name="P2">wk11_B0[OPS_ACC1(<text:span text:style-name="T2">0</text:span>)] = inv_0*((idx[<text:span text:style-name="T2">0</text:span>] == <text:span text:style-name="T2">0</text:span>) ? (</text:p>
      <text:p text:style-name="P2">-<text:span text:style-name="T2">8.34657956545823e-15</text:span>*rhou0_B0[OPS_ACC0(<text:span text:style-name="T2">4</text:span>)] +</text:p>
      <text:p text:style-name="P2"><text:span text:style-name="T2">3.00000000000002</text:span>*rhou0_B0[OPS_ACC0(<text:span text:style-name="T2">1</text:span>)] + <text:span text:style-name="T2">1.06910315192207e-15</text:span>*rhou0_B0[OPS_ACC0(<text:span text:style-name="T2">5</text:span>)] -</text:p>
      <text:p text:style-name="P2"><text:span text:style-name="T2">1.50000000000003</text:span>*rhou0_B0[OPS_ACC0(<text:span text:style-name="T2">2</text:span>)] + <text:span text:style-name="T2">0.333333333333356</text:span>*rhou0_B0[OPS_ACC0(<text:span text:style-name="T2">3</text:span>)] -</text:p>
      <text:p text:style-name="P2"><text:span text:style-name="T2">1.83333333333334</text:span>*rhou0_B0[OPS_ACC0(<text:span text:style-name="T2">0</text:span>)]</text:p>
      <text:p text:style-name="P2">)</text:p>
      <text:p text:style-name="P2">: ((idx[<text:span text:style-name="T2">0</text:span>] == <text:span text:style-name="T2">1</text:span>) ? (</text:p>
      <text:p text:style-name="P2"><text:span text:style-name="T2">0.00571369039775442</text:span>*rhou0_B0[OPS_ACC0(<text:span text:style-name="T2">4</text:span>)] +</text:p>
      <text:p text:style-name="P2"><text:span text:style-name="T2">0.719443173328855</text:span>*rhou0_B0[OPS_ACC0(<text:span text:style-name="T2">1</text:span>)] + <text:span text:style-name="T2">0.0394168524399447</text:span>*rhou0_B0[OPS_ACC0(<text:span text:style-name="T2">2</text:span>)] -</text:p>
      <text:p text:style-name="P2"><text:span text:style-name="T2">0.0658051057710389</text:span>*rhou0_B0[OPS_ACC0(<text:span text:style-name="T2">3</text:span>)] - <text:span text:style-name="T2">0.376283677513354</text:span>*rhou0_B0[OPS_ACC0(-<text:span text:style-name="T2">1</text:span>)] -</text:p>
      <text:p text:style-name="P2"><text:span text:style-name="T2">0.322484932882161</text:span>*rhou0_B0[OPS_ACC0(<text:span text:style-name="T2">0</text:span>)]</text:p>
      <text:p text:style-name="P2">)</text:p>
      <text:p text:style-name="P2">: ((idx[<text:span text:style-name="T2">0</text:span>] == <text:span text:style-name="T2">2</text:span>) ? (</text:p>
      <text:p text:style-name="P2"><text:span text:style-name="T2">0.521455851089587</text:span>*rhou0_B0[OPS_ACC0(<text:span text:style-name="T2">1</text:span>)] -</text:p>
      <text:p text:style-name="P2"><text:span text:style-name="T2">0.0367146847001261</text:span>*rhou0_B0[OPS_ACC0(<text:span text:style-name="T2">2</text:span>)] - <text:span text:style-name="T2">0.791245592765872</text:span>*rhou0_B0[OPS_ACC0(-<text:span text:style-name="T2">1</text:span>)] -</text:p>
      <text:p text:style-name="P2"><text:span text:style-name="T2">0.00412637789557492</text:span>*rhou0_B0[OPS_ACC0(<text:span text:style-name="T2">3</text:span>)] + <text:span text:style-name="T2">0.113446470384241</text:span>*rhou0_B0[OPS_ACC0(-<text:span text:style-name="T2">2</text:span>)] +</text:p>
      <text:p text:style-name="P2"><text:span text:style-name="T2">0.197184333887745</text:span>*rhou0_B0[OPS_ACC0(<text:span text:style-name="T2">0</text:span>)]</text:p>
      <text:p text:style-name="P2">)</text:p>
      <text:p text:style-name="P2">: ((idx[<text:span text:style-name="T2">0</text:span>] == <text:span text:style-name="T2">3</text:span>) ? (</text:p>
      <text:p text:style-name="P2"><text:span text:style-name="T2">0.652141084861241</text:span>*rhou0_B0[OPS_ACC0(<text:span text:style-name="T2">1</text:span>)] -</text:p>
      <text:p text:style-name="P2"><text:span text:style-name="T2">0.082033432844602</text:span>*rhou0_B0[OPS_ACC0(<text:span text:style-name="T2">2</text:span>)] - <text:span text:style-name="T2">0.00932597985049999</text:span>*rhou0_B0[OPS_ACC0(-<text:span text:style-name="T2">3</text:span>)] +</text:p>
      <text:p text:style-name="P2"><text:span text:style-name="T2">0.121937153224065</text:span>*rhou0_B0[OPS_ACC0(-<text:span text:style-name="T2">2</text:span>)] - <text:span text:style-name="T2">0.727822147724592</text:span>*rhou0_B0[OPS_ACC0(-<text:span text:style-name="T2">1</text:span>)] +</text:p>
      <text:p text:style-name="P2"><text:span text:style-name="T2">0.0451033223343881</text:span>*rhou0_B0[OPS_ACC0(<text:span text:style-name="T2">0</text:span>)]</text:p>
      <text:p text:style-name="P2">)</text:p>
      <text:p text:style-name="P2">: ((idx[<text:span text:style-name="T2">0</text:span>] == block0np0 - <text:span text:style-name="T2">1</text:span>) ? (</text:p>
      <text:p text:style-name="P2"><text:span text:style-name="T2">8.34657956545823e-15</text:span>*rhou0_B0[OPS_ACC0(-<text:span text:style-name="T2">4</text:span>)] - <text:span text:style-name="T2">0.333333333333356</text:span>*rhou0_B0[OPS_ACC0(-<text:span text:style-name="T2">3</text:span>)] -</text:p>
      <text:p text:style-name="P2"><text:span text:style-name="T2">3.00000000000002</text:span>*rhou0_B0[OPS_ACC0(-<text:span text:style-name="T2">1</text:span>)] + <text:span text:style-name="T2">1.50000000000003</text:span>*rhou0_B0[OPS_ACC0(-<text:span text:style-name="T2">2</text:span>)] +</text:p>
      <text:p text:style-name="P2"><text:span text:style-name="T2">1.83333333333334</text:span>*rhou0_B0[OPS_ACC0(<text:span text:style-name="T2">0</text:span>)] - <text:span text:style-name="T2">1.06910315192207e-15</text:span>*rhou0_B0[OPS_ACC0(-<text:span text:style-name="T2">5</text:span>)]</text:p>
      <text:p text:style-name="P2">)</text:p>
      <text:p text:style-name="P2">: ((idx[<text:span text:style-name="T2">0</text:span>] == block0np0 -</text:p>
      <text:p text:style-name="P2"><text:span text:style-name="T2">2</text:span>) ? (</text:p>
      <text:p text:style-name="P2"><text:span text:style-name="T2">0.376283677513354</text:span>*rhou0_B0[OPS_ACC0(<text:span text:style-name="T2">1</text:span>)] - <text:span text:style-name="T2">0.00571369039775442</text:span>*rhou0_B0[OPS_ACC0(-<text:span text:style-name="T2">4</text:span>)] +</text:p>
      <text:p text:style-name="P2"><text:span text:style-name="T2">0.0658051057710389</text:span>*rhou0_B0[OPS_ACC0(-<text:span text:style-name="T2">3</text:span>)] - <text:span text:style-name="T2">0.719443173328855</text:span>*rhou0_B0[OPS_ACC0(-<text:span text:style-name="T2">1</text:span>)] -</text:p>
      <text:p text:style-name="P2"><text:span text:style-name="T2">0.0394168524399447</text:span>*rhou0_B0[OPS_ACC0(-<text:span text:style-name="T2">2</text:span>)] + <text:span text:style-name="T2">0.322484932882161</text:span>*rhou0_B0[OPS_ACC0(<text:span text:style-name="T2">0</text:span>)]</text:p>
      <text:p text:style-name="P2">)</text:p>
      <text:p text:style-name="P2">: ((idx[<text:span text:style-name="T2">0</text:span>] == block0np0 - <text:span text:style-name="T2">3</text:span>)</text:p>
      <text:p text:style-name="P2">? (</text:p>
      <text:p text:style-name="P2"><text:span text:style-name="T2">0.791245592765872</text:span>*rhou0_B0[OPS_ACC0(<text:span text:style-name="T2">1</text:span>)] - <text:span text:style-name="T2">0.113446470384241</text:span>*rhou0_B0[OPS_ACC0(<text:span text:style-name="T2">2</text:span>)] +</text:p>
      <text:p text:style-name="P2"><text:span text:style-name="T2">0.00412637789557492</text:span>*rhou0_B0[OPS_ACC0(-<text:span text:style-name="T2">3</text:span>)] + <text:span text:style-name="T2">0.0367146847001261</text:span>*rhou0_B0[OPS_ACC0(-<text:span text:style-name="T2">2</text:span>)] -</text:p>
      <text:p text:style-name="P2"><text:span text:style-name="T2">0.521455851089587</text:span>*rhou0_B0[OPS_ACC0(-<text:span text:style-name="T2">1</text:span>)] - <text:span text:style-name="T2">0.197184333887745</text:span>*rhou0_B0[OPS_ACC0(<text:span text:style-name="T2">0</text:span>)]</text:p>
      <text:p text:style-name="P2">)</text:p>
      <text:p text:style-name="P2">: ((idx[<text:span text:style-name="T2">0</text:span>] == block0np0 - <text:span text:style-name="T2">4</text:span>)</text:p>
      <text:p text:style-name="P2">? (</text:p>
      <text:p text:style-name="P2"><text:span text:style-name="T2">0.727822147724592</text:span>*rhou0_B0[OPS_ACC0(<text:span text:style-name="T2">1</text:span>)] - <text:span text:style-name="T2">0.121937153224065</text:span>*rhou0_B0[OPS_ACC0(<text:span text:style-name="T2">2</text:span>)] +</text:p>
      <text:p text:style-name="P2"><text:span text:style-name="T2">0.082033432844602</text:span>*rhou0_B0[OPS_ACC0(-<text:span text:style-name="T2">2</text:span>)] + <text:span text:style-name="T2">0.00932597985049999</text:span>*rhou0_B0[OPS_ACC0(<text:span text:style-name="T2">3</text:span>)] -</text:p>
      <text:p text:style-name="P2"><text:span text:style-name="T2">0.652141084861241</text:span>*rhou0_B0[OPS_ACC0(-<text:span text:style-name="T2">1</text:span>)] - <text:span text:style-name="T2">0.0451033223343881</text:span>*rhou0_B0[OPS_ACC0(<text:span text:style-name="T2">0</text:span>)]</text:p>
      <text:p text:style-name="P2">)</text:p>
      <text:p text:style-name="P2"><text:soft-page-break/>: (</text:p>
      <text:p text:style-name="P2">(rc2)*rhou0_B0[OPS_ACC0(-<text:span text:style-name="T2">2</text:span>)] - rc3*rhou0_B0[OPS_ACC0(-<text:span text:style-name="T2">1</text:span>)] + (rc3)*rhou0_B0[OPS_ACC0(<text:span text:style-name="T2">1</text:span>)] -</text:p>
      <text:p text:style-name="P2">rc2*rhou0_B0[OPS_ACC0(<text:span text:style-name="T2">2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18(<text:span text:style-name="T1">const</text:span> <text:span text:style-name="T1">double</text:span> <text:span text:style-name="T1">*</text:span>u0_B0, <text:span text:style-name="T1">double</text:span> <text:span text:style-name="T1">*</text:span>wk12_B0, <text:span text:style-name="T1">const</text:span> <text:span text:style-name="T1">int</text:span> <text:span text:style-name="T1">*</text:span>idx)</text:p>
      <text:p text:style-name="P2">{</text:p>
      <text:p text:style-name="P2">wk12_B0[OPS_ACC1(<text:span text:style-name="T2">0</text:span>)] = inv_0*((idx[<text:span text:style-name="T2">0</text:span>] == <text:span text:style-name="T2">0</text:span>) ? (</text:p>
      <text:p text:style-name="P2">-<text:span text:style-name="T2">1.50000000000003</text:span>*u0_B0[OPS_ACC0(<text:span text:style-name="T2">2</text:span>)] +</text:p>
      <text:p text:style-name="P2"><text:span text:style-name="T2">3.00000000000002</text:span>*u0_B0[OPS_ACC0(<text:span text:style-name="T2">1</text:span>)] + <text:span text:style-name="T2">1.06910315192207e-15</text:span>*u0_B0[OPS_ACC0(<text:span text:style-name="T2">5</text:span>)] -</text:p>
      <text:p text:style-name="P2"><text:span text:style-name="T2">1.83333333333334</text:span>*u0_B0[OPS_ACC0(<text:span text:style-name="T2">0</text:span>)] - <text:span text:style-name="T2">8.34657956545823e-15</text:span>*u0_B0[OPS_ACC0(<text:span text:style-name="T2">4</text:span>)] +</text:p>
      <text:p text:style-name="P2"><text:span text:style-name="T2">0.333333333333356</text:span>*u0_B0[OPS_ACC0(<text:span text:style-name="T2">3</text:span>)]</text:p>
      <text:p text:style-name="P2">)</text:p>
      <text:p text:style-name="P2">: ((idx[<text:span text:style-name="T2">0</text:span>] == <text:span text:style-name="T2">1</text:span>) ? (</text:p>
      <text:p text:style-name="P2"><text:span text:style-name="T2">0.0394168524399447</text:span>*u0_B0[OPS_ACC0(<text:span text:style-name="T2">2</text:span>)] +</text:p>
      <text:p text:style-name="P2"><text:span text:style-name="T2">0.719443173328855</text:span>*u0_B0[OPS_ACC0(<text:span text:style-name="T2">1</text:span>)] - <text:span text:style-name="T2">0.376283677513354</text:span>*u0_B0[OPS_ACC0(-<text:span text:style-name="T2">1</text:span>)] -</text:p>
      <text:p text:style-name="P2"><text:span text:style-name="T2">0.322484932882161</text:span>*u0_B0[OPS_ACC0(<text:span text:style-name="T2">0</text:span>)] + <text:span text:style-name="T2">0.00571369039775442</text:span>*u0_B0[OPS_ACC0(<text:span text:style-name="T2">4</text:span>)] -</text:p>
      <text:p text:style-name="P2"><text:span text:style-name="T2">0.0658051057710389</text:span>*u0_B0[OPS_ACC0(<text:span text:style-name="T2">3</text:span>)]</text:p>
      <text:p text:style-name="P2">)</text:p>
      <text:p text:style-name="P2">: ((idx[<text:span text:style-name="T2">0</text:span>] == <text:span text:style-name="T2">2</text:span>) ? (</text:p>
      <text:p text:style-name="P2">-<text:span text:style-name="T2">0.0367146847001261</text:span>*u0_B0[OPS_ACC0(<text:span text:style-name="T2">2</text:span>)] +</text:p>
      <text:p text:style-name="P2"><text:span text:style-name="T2">0.521455851089587</text:span>*u0_B0[OPS_ACC0(<text:span text:style-name="T2">1</text:span>)] + <text:span text:style-name="T2">0.113446470384241</text:span>*u0_B0[OPS_ACC0(-<text:span text:style-name="T2">2</text:span>)] -</text:p>
      <text:p text:style-name="P2"><text:span text:style-name="T2">0.791245592765872</text:span>*u0_B0[OPS_ACC0(-<text:span text:style-name="T2">1</text:span>)] + <text:span text:style-name="T2">0.197184333887745</text:span>*u0_B0[OPS_ACC0(<text:span text:style-name="T2">0</text:span>)] -</text:p>
      <text:p text:style-name="P2"><text:span text:style-name="T2">0.00412637789557492</text:span>*u0_B0[OPS_ACC0(<text:span text:style-name="T2">3</text:span>)]</text:p>
      <text:p text:style-name="P2">)</text:p>
      <text:p text:style-name="P2">: ((idx[<text:span text:style-name="T2">0</text:span>] == <text:span text:style-name="T2">3</text:span>) ? (</text:p>
      <text:p text:style-name="P2">-<text:span text:style-name="T2">0.082033432844602</text:span>*u0_B0[OPS_ACC0(<text:span text:style-name="T2">2</text:span>)] +</text:p>
      <text:p text:style-name="P2"><text:span text:style-name="T2">0.652141084861241</text:span>*u0_B0[OPS_ACC0(<text:span text:style-name="T2">1</text:span>)] - <text:span text:style-name="T2">0.727822147724592</text:span>*u0_B0[OPS_ACC0(-<text:span text:style-name="T2">1</text:span>)] +</text:p>
      <text:p text:style-name="P2"><text:span text:style-name="T2">0.121937153224065</text:span>*u0_B0[OPS_ACC0(-<text:span text:style-name="T2">2</text:span>)] + <text:span text:style-name="T2">0.0451033223343881</text:span>*u0_B0[OPS_ACC0(<text:span text:style-name="T2">0</text:span>)] -</text:p>
      <text:p text:style-name="P2"><text:span text:style-name="T2">0.00932597985049999</text:span>*u0_B0[OPS_ACC0(-<text:span text:style-name="T2">3</text:span>)]</text:p>
      <text:p text:style-name="P2">)</text:p>
      <text:p text:style-name="P2">: ((idx[<text:span text:style-name="T2">0</text:span>] == block0np0 - <text:span text:style-name="T2">1</text:span>) ? (</text:p>
      <text:p text:style-name="P2"><text:span text:style-name="T2">8.34657956545823e-15</text:span>*u0_B0[OPS_ACC0(-<text:span text:style-name="T2">4</text:span>)] - <text:span text:style-name="T2">1.06910315192207e-15</text:span>*u0_B0[OPS_ACC0(-<text:span text:style-name="T2">5</text:span>)] +</text:p>
      <text:p text:style-name="P2"><text:span text:style-name="T2">1.50000000000003</text:span>*u0_B0[OPS_ACC0(-<text:span text:style-name="T2">2</text:span>)] - <text:span text:style-name="T2">3.00000000000002</text:span>*u0_B0[OPS_ACC0(-<text:span text:style-name="T2">1</text:span>)] + <text:span text:style-name="T2">1.83333333333334</text:span>*u0_B0[OPS_ACC0(<text:span text:style-name="T2">0</text:span>)]</text:p>
      <text:p text:style-name="P2">- <text:span text:style-name="T2">0.333333333333356</text:span>*u0_B0[OPS_ACC0(-<text:span text:style-name="T2">3</text:span>)]</text:p>
      <text:p text:style-name="P2">)</text:p>
      <text:p text:style-name="P2">: ((idx[<text:span text:style-name="T2">0</text:span>] == block0np0 - <text:span text:style-name="T2">2</text:span>) ? (</text:p>
      <text:p text:style-name="P2">-<text:span text:style-name="T2">0.00571369039775442</text:span>*u0_B0[OPS_ACC0(-<text:span text:style-name="T2">4</text:span>)] + <text:span text:style-name="T2">0.376283677513354</text:span>*u0_B0[OPS_ACC0(<text:span text:style-name="T2">1</text:span>)] -</text:p>
      <text:p text:style-name="P2"><text:span text:style-name="T2">0.0394168524399447</text:span>*u0_B0[OPS_ACC0(-<text:span text:style-name="T2">2</text:span>)] - <text:span text:style-name="T2">0.719443173328855</text:span>*u0_B0[OPS_ACC0(-<text:span text:style-name="T2">1</text:span>)] +</text:p>
      <text:p text:style-name="P2"><text:span text:style-name="T2">0.322484932882161</text:span>*u0_B0[OPS_ACC0(<text:span text:style-name="T2">0</text:span>)] + <text:span text:style-name="T2">0.0658051057710389</text:span>*u0_B0[OPS_ACC0(-<text:span text:style-name="T2">3</text:span>)]</text:p>
      <text:p text:style-name="P2">)</text:p>
      <text:p text:style-name="P2">: ((idx[<text:span text:style-name="T2">0</text:span>] == block0np0 - <text:span text:style-name="T2">3</text:span>) ? (</text:p>
      <text:p text:style-name="P2">-<text:span text:style-name="T2">0.113446470384241</text:span>*u0_B0[OPS_ACC0(<text:span text:style-name="T2">2</text:span>)] + <text:span text:style-name="T2">0.791245592765872</text:span>*u0_B0[OPS_ACC0(<text:span text:style-name="T2">1</text:span>)] -</text:p>
      <text:p text:style-name="P2"><text:span text:style-name="T2">0.521455851089587</text:span>*u0_B0[OPS_ACC0(-<text:span text:style-name="T2">1</text:span>)] + <text:span text:style-name="T2">0.0367146847001261</text:span>*u0_B0[OPS_ACC0(-<text:span text:style-name="T2">2</text:span>)] -</text:p>
      <text:p text:style-name="P2"><text:span text:style-name="T2">0.197184333887745</text:span>*u0_B0[OPS_ACC0(<text:span text:style-name="T2">0</text:span>)] + <text:span text:style-name="T2">0.00412637789557492</text:span>*u0_B0[OPS_ACC0(-<text:span text:style-name="T2">3</text:span>)]</text:p>
      <text:p text:style-name="P2">)</text:p>
      <text:p text:style-name="P2">: ((idx[<text:span text:style-name="T2">0</text:span>] == block0np0 - <text:span text:style-name="T2">4</text:span>) ? (</text:p>
      <text:p text:style-name="P1"/>
      <text:p text:style-name="P2">-<text:span text:style-name="T2">0.121937153224065</text:span>*u0_B0[OPS_ACC0(<text:span text:style-name="T2">2</text:span>)] + <text:span text:style-name="T2">0.727822147724592</text:span>*u0_B0[OPS_ACC0(<text:span text:style-name="T2">1</text:span>)] -</text:p>
      <text:p text:style-name="P2"><text:span text:style-name="T2">0.652141084861241</text:span>*u0_B0[OPS_ACC0(-<text:span text:style-name="T2">1</text:span>)] + <text:span text:style-name="T2">0.082033432844602</text:span>*u0_B0[OPS_ACC0(-<text:span text:style-name="T2">2</text:span>)] -</text:p>
      <text:p text:style-name="P2"><text:span text:style-name="T2">0.0451033223343881</text:span>*u0_B0[OPS_ACC0(<text:span text:style-name="T2">0</text:span>)] + <text:span text:style-name="T2">0.00932597985049999</text:span>*u0_B0[OPS_ACC0(<text:span text:style-name="T2">3</text:span>)]</text:p>
      <text:p text:style-name="P2">)</text:p>
      <text:p text:style-name="P2">: (</text:p>
      <text:p text:style-name="P2">(rc2)*u0_B0[OPS_ACC0(-<text:span text:style-name="T2">2</text:span>)]</text:p>
      <text:p text:style-name="P2">- rc2*u0_B0[OPS_ACC0(<text:span text:style-name="T2">2</text:span>)] + (rc3)*u0_B0[OPS_ACC0(<text:span text:style-name="T2">1</text:span>)] - rc3*u0_B0[OPS_ACC0(-<text:span text:style-name="T2">1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20(<text:span text:style-name="T1">const</text:span> <text:span text:style-name="T1">double</text:span> <text:span text:style-name="T1">*</text:span>tau00_B0, <text:span text:style-name="T1">double</text:span> <text:span text:style-name="T1">*</text:span>wk13_B0, <text:span text:style-name="T1">const</text:span> <text:span text:style-name="T1">int</text:span> <text:span text:style-name="T1">*</text:span>idx)</text:p>
      <text:p text:style-name="P2">{</text:p>
      <text:p text:style-name="P2">wk13_B0[OPS_ACC1(<text:span text:style-name="T2">0</text:span>)] = inv_0*((idx[<text:span text:style-name="T2">0</text:span>] == <text:span text:style-name="T2">0</text:span>) ? (</text:p>
      <text:p text:style-name="P2">-<text:span text:style-name="T2">1.50000000000003</text:span>*tau00_B0[OPS_ACC0(<text:span text:style-name="T2">2</text:span>)] +</text:p>
      <text:p text:style-name="P2"><text:span text:style-name="T2">0.333333333333356</text:span>*tau00_B0[OPS_ACC0(<text:span text:style-name="T2">3</text:span>)] - <text:span text:style-name="T2">8.34657956545823e-15</text:span>*tau00_B0[OPS_ACC0(<text:span text:style-name="T2">4</text:span>)] -</text:p>
      <text:p text:style-name="P2"><text:span text:style-name="T2">1.83333333333334</text:span>*tau00_B0[OPS_ACC0(<text:span text:style-name="T2">0</text:span>)] + <text:span text:style-name="T2">1.06910315192207e-15</text:span>*tau00_B0[OPS_ACC0(<text:span text:style-name="T2">5</text:span>)] +</text:p>
      <text:p text:style-name="P2"><text:soft-page-break/><text:span text:style-name="T2">3.00000000000002</text:span>*tau00_B0[OPS_ACC0(<text:span text:style-name="T2">1</text:span>)]</text:p>
      <text:p text:style-name="P2">)</text:p>
      <text:p text:style-name="P2">: ((idx[<text:span text:style-name="T2">0</text:span>] == <text:span text:style-name="T2">1</text:span>) ? (</text:p>
      <text:p text:style-name="P2"><text:span text:style-name="T2">0.0394168524399447</text:span>*tau00_B0[OPS_ACC0(<text:span text:style-name="T2">2</text:span>)] -</text:p>
      <text:p text:style-name="P2"><text:span text:style-name="T2">0.0658051057710389</text:span>*tau00_B0[OPS_ACC0(<text:span text:style-name="T2">3</text:span>)] + <text:span text:style-name="T2">0.00571369039775442</text:span>*tau00_B0[OPS_ACC0(<text:span text:style-name="T2">4</text:span>)] -</text:p>
      <text:p text:style-name="P2"><text:span text:style-name="T2">0.322484932882161</text:span>*tau00_B0[OPS_ACC0(<text:span text:style-name="T2">0</text:span>)] - <text:span text:style-name="T2">0.376283677513354</text:span>*tau00_B0[OPS_ACC0(-<text:span text:style-name="T2">1</text:span>)] +</text:p>
      <text:p text:style-name="P2"><text:span text:style-name="T2">0.719443173328855</text:span>*tau00_B0[OPS_ACC0(<text:span text:style-name="T2">1</text:span>)]</text:p>
      <text:p text:style-name="P2">)</text:p>
      <text:p text:style-name="P2">: ((idx[<text:span text:style-name="T2">0</text:span>] == <text:span text:style-name="T2">2</text:span>) ? (</text:p>
      <text:p text:style-name="P2">-<text:span text:style-name="T2">0.791245592765872</text:span>*tau00_B0[OPS_ACC0(-<text:span text:style-name="T2">1</text:span>)] -</text:p>
      <text:p text:style-name="P2"><text:span text:style-name="T2">0.0367146847001261</text:span>*tau00_B0[OPS_ACC0(<text:span text:style-name="T2">2</text:span>)] - <text:span text:style-name="T2">0.00412637789557492</text:span>*tau00_B0[OPS_ACC0(<text:span text:style-name="T2">3</text:span>)] +</text:p>
      <text:p text:style-name="P2"><text:span text:style-name="T2">0.197184333887745</text:span>*tau00_B0[OPS_ACC0(<text:span text:style-name="T2">0</text:span>)] + <text:span text:style-name="T2">0.113446470384241</text:span>*tau00_B0[OPS_ACC0(-<text:span text:style-name="T2">2</text:span>)] +</text:p>
      <text:p text:style-name="P2"><text:span text:style-name="T2">0.521455851089587</text:span>*tau00_B0[OPS_ACC0(<text:span text:style-name="T2">1</text:span>)]</text:p>
      <text:p text:style-name="P2">)</text:p>
      <text:p text:style-name="P2">: ((idx[<text:span text:style-name="T2">0</text:span>] == <text:span text:style-name="T2">3</text:span>) ? (</text:p>
      <text:p text:style-name="P2"><text:span text:style-name="T2">0.121937153224065</text:span>*tau00_B0[OPS_ACC0(-<text:span text:style-name="T2">2</text:span>)] -</text:p>
      <text:p text:style-name="P2"><text:span text:style-name="T2">0.082033432844602</text:span>*tau00_B0[OPS_ACC0(<text:span text:style-name="T2">2</text:span>)] - <text:span text:style-name="T2">0.00932597985049999</text:span>*tau00_B0[OPS_ACC0(-<text:span text:style-name="T2">3</text:span>)] +</text:p>
      <text:p text:style-name="P2"><text:span text:style-name="T2">0.0451033223343881</text:span>*tau00_B0[OPS_ACC0(<text:span text:style-name="T2">0</text:span>)] - <text:span text:style-name="T2">0.727822147724592</text:span>*tau00_B0[OPS_ACC0(-<text:span text:style-name="T2">1</text:span>)] +</text:p>
      <text:p text:style-name="P2"><text:span text:style-name="T2">0.652141084861241</text:span>*tau00_B0[OPS_ACC0(<text:span text:style-name="T2">1</text:span>)]</text:p>
      <text:p text:style-name="P2">)</text:p>
      <text:p text:style-name="P2">: ((idx[<text:span text:style-name="T2">0</text:span>] == block0np0 - <text:span text:style-name="T2">1</text:span>) ? (</text:p>
      <text:p text:style-name="P2">-<text:span text:style-name="T2">3.00000000000002</text:span>*tau00_B0[OPS_ACC0(-<text:span text:style-name="T2">1</text:span>)] - <text:span text:style-name="T2">1.06910315192207e-15</text:span>*tau00_B0[OPS_ACC0(-<text:span text:style-name="T2">5</text:span>)] +</text:p>
      <text:p text:style-name="P2"><text:span text:style-name="T2">8.34657956545823e-15</text:span>*tau00_B0[OPS_ACC0(-<text:span text:style-name="T2">4</text:span>)] - <text:span text:style-name="T2">0.333333333333356</text:span>*tau00_B0[OPS_ACC0(-<text:span text:style-name="T2">3</text:span>)] +</text:p>
      <text:p text:style-name="P2"><text:span text:style-name="T2">1.83333333333334</text:span>*tau00_B0[OPS_ACC0(<text:span text:style-name="T2">0</text:span>)] + <text:span text:style-name="T2">1.50000000000003</text:span>*tau00_B0[OPS_ACC0(-<text:span text:style-name="T2">2</text:span>)]</text:p>
      <text:p text:style-name="P2">)</text:p>
      <text:p text:style-name="P2">: ((idx[<text:span text:style-name="T2">0</text:span>] == block0np0 - <text:span text:style-name="T2">2</text:span>) ?</text:p>
      <text:p text:style-name="P2">(</text:p>
      <text:p text:style-name="P2">-<text:span text:style-name="T2">0.719443173328855</text:span>*tau00_B0[OPS_ACC0(-<text:span text:style-name="T2">1</text:span>)] - <text:span text:style-name="T2">0.00571369039775442</text:span>*tau00_B0[OPS_ACC0(-<text:span text:style-name="T2">4</text:span>)] +</text:p>
      <text:p text:style-name="P2"><text:span text:style-name="T2">0.0658051057710389</text:span>*tau00_B0[OPS_ACC0(-<text:span text:style-name="T2">3</text:span>)] + <text:span text:style-name="T2">0.322484932882161</text:span>*tau00_B0[OPS_ACC0(<text:span text:style-name="T2">0</text:span>)] -</text:p>
      <text:p text:style-name="P2"><text:span text:style-name="T2">0.0394168524399447</text:span>*tau00_B0[OPS_ACC0(-<text:span text:style-name="T2">2</text:span>)] + <text:span text:style-name="T2">0.376283677513354</text:span>*tau00_B0[OPS_ACC0(<text:span text:style-name="T2">1</text:span>)]</text:p>
      <text:p text:style-name="P2">)</text:p>
      <text:p text:style-name="P2">: ((idx[<text:span text:style-name="T2">0</text:span>] == block0np0 - <text:span text:style-name="T2">3</text:span>)</text:p>
      <text:p text:style-name="P2">? (</text:p>
      <text:p text:style-name="P2"><text:span text:style-name="T2">0.0367146847001261</text:span>*tau00_B0[OPS_ACC0(-<text:span text:style-name="T2">2</text:span>)] - <text:span text:style-name="T2">0.113446470384241</text:span>*tau00_B0[OPS_ACC0(<text:span text:style-name="T2">2</text:span>)] +</text:p>
      <text:p text:style-name="P2"><text:span text:style-name="T2">0.00412637789557492</text:span>*tau00_B0[OPS_ACC0(-<text:span text:style-name="T2">3</text:span>)] - <text:span text:style-name="T2">0.197184333887745</text:span>*tau00_B0[OPS_ACC0(<text:span text:style-name="T2">0</text:span>)] -</text:p>
      <text:p text:style-name="P2"><text:span text:style-name="T2">0.521455851089587</text:span>*tau00_B0[OPS_ACC0(-<text:span text:style-name="T2">1</text:span>)] + <text:span text:style-name="T2">0.791245592765872</text:span>*tau00_B0[OPS_ACC0(<text:span text:style-name="T2">1</text:span>)]</text:p>
      <text:p text:style-name="P2">)</text:p>
      <text:p text:style-name="P2">: ((idx[<text:span text:style-name="T2">0</text:span>] == block0np0 - <text:span text:style-name="T2">4</text:span>)</text:p>
      <text:p text:style-name="P2">? (</text:p>
      <text:p text:style-name="P2"><text:span text:style-name="T2">0.082033432844602</text:span>*tau00_B0[OPS_ACC0(-<text:span text:style-name="T2">2</text:span>)] - <text:span text:style-name="T2">0.121937153224065</text:span>*tau00_B0[OPS_ACC0(<text:span text:style-name="T2">2</text:span>)] +</text:p>
      <text:p text:style-name="P2"><text:span text:style-name="T2">0.00932597985049999</text:span>*tau00_B0[OPS_ACC0(<text:span text:style-name="T2">3</text:span>)] - <text:span text:style-name="T2">0.0451033223343881</text:span>*tau00_B0[OPS_ACC0(<text:span text:style-name="T2">0</text:span>)] -</text:p>
      <text:p text:style-name="P2"><text:span text:style-name="T2">0.652141084861241</text:span>*tau00_B0[OPS_ACC0(-<text:span text:style-name="T2">1</text:span>)] + <text:span text:style-name="T2">0.727822147724592</text:span>*tau00_B0[OPS_ACC0(<text:span text:style-name="T2">1</text:span>)]</text:p>
      <text:p text:style-name="P2">)</text:p>
      <text:p text:style-name="P2">: (</text:p>
      <text:p text:style-name="P2">-rc2*tau00_B0[OPS_ACC0(<text:span text:style-name="T2">2</text:span>)] + (rc3)*tau00_B0[OPS_ACC0(<text:span text:style-name="T2">1</text:span>)] - rc3*tau00_B0[OPS_ACC0(-<text:span text:style-name="T2">1</text:span>)] +</text:p>
      <text:p text:style-name="P2">(rc2)*tau00_B0[OPS_ACC0(-<text:span text:style-name="T2">2</text:span>)]</text:p>
      <text:p text:style-name="P2">)))))))));</text:p>
      <text:p text:style-name="P1"/>
      <text:p text:style-name="P2">}</text:p>
      <text:p text:style-name="P1"/>
      <text:p text:style-name="P2"><text:span text:style-name="T1">void</text:span> opensbliblock00Kernel021(<text:span text:style-name="T1">const</text:span> <text:span text:style-name="T1">double</text:span> <text:span text:style-name="T1">*</text:span>wk5_B0, <text:span text:style-name="T1">const</text:span> <text:span text:style-name="T1">double</text:span> <text:span text:style-name="T1">*</text:span>rhou0_B0, <text:span text:style-name="T1">const</text:span> <text:span text:style-name="T1">double</text:span> <text:span text:style-name="T1">*</text:span>wk3_B0, <text:span text:style-name="T1">const</text:span> <text:span text:style-name="T1">double</text:span></text:p>
      <text:p text:style-name="P2"><text:span text:style-name="T1">*</text:span>rhoE_B0, <text:span text:style-name="T1">const</text:span> <text:span text:style-name="T1">double</text:span> <text:span text:style-name="T1">*</text:span>wk11_B0, <text:span text:style-name="T1">const</text:span> <text:span text:style-name="T1">double</text:span> <text:span text:style-name="T1">*</text:span>wk13_B0, <text:span text:style-name="T1">const</text:span> <text:span text:style-name="T1">double</text:span> <text:span text:style-name="T1">*</text:span>wk6_B0, <text:span text:style-name="T1">const</text:span> <text:span text:style-name="T1">double</text:span> <text:span text:style-name="T1">*</text:span>tau00_B0, <text:span text:style-name="T1">const</text:span> <text:span text:style-name="T1">double</text:span></text:p>
      <text:p text:style-name="P2"><text:span text:style-name="T1">*</text:span>rho_B0, <text:span text:style-name="T1">const</text:span> <text:span text:style-name="T1">double</text:span> <text:span text:style-name="T1">*</text:span>wk10_B0, <text:span text:style-name="T1">const</text:span> <text:span text:style-name="T1">double</text:span> <text:span text:style-name="T1">*</text:span>u0_B0, <text:span text:style-name="T1">const</text:span> <text:span text:style-name="T1">double</text:span> <text:span text:style-name="T1">*</text:span>wk12_B0, <text:span text:style-name="T1">const</text:span> <text:span text:style-name="T1">double</text:span> <text:span text:style-name="T1">*</text:span>wk7_B0, <text:span text:style-name="T1">const</text:span> <text:span text:style-name="T1">double</text:span> <text:span text:style-name="T1">*</text:span>wk4_B0,</text:p>
      <text:p text:style-name="P2"><text:span text:style-name="T1">const</text:span> <text:span text:style-name="T1">double</text:span> <text:span text:style-name="T1">*</text:span>wk8_B0, <text:span text:style-name="T1">const</text:span> <text:span text:style-name="T1">double</text:span> <text:span text:style-name="T1">*</text:span>wk9_B0, <text:span text:style-name="T1">double</text:span> <text:span text:style-name="T1">*</text:span>Residual0_B0, <text:span text:style-name="T1">double</text:span> <text:span text:style-name="T1">*</text:span>Residual1_B0, <text:span text:style-name="T1">double</text:span> <text:span text:style-name="T1">*</text:span>Residual2_B0)</text:p>
      <text:p text:style-name="P2">{</text:p>
      <text:p text:style-name="P2">Residual0_B0[OPS_ACC16(<text:span text:style-name="T2">0</text:span>)] = -rc1*rho_B0[OPS_ACC8(<text:span text:style-name="T2">0</text:span>)]*wk12_B0[OPS_ACC11(<text:span text:style-name="T2">0</text:span>)] -</text:p>
      <text:p text:style-name="P2">rc1*u0_B0[OPS_ACC10(<text:span text:style-name="T2">0</text:span>)]*wk10_B0[OPS_ACC9(<text:span text:style-name="T2">0</text:span>)] - rc1*wk5_B0[OPS_ACC0(<text:span text:style-name="T2">0</text:span>)];</text:p>
      <text:p text:style-name="P1"/>
      <text:p text:style-name="P2">Residual1_B0[OPS_ACC17(<text:span text:style-name="T2">0</text:span>)] = -rc1*rhou0_B0[OPS_ACC1(<text:span text:style-name="T2">0</text:span>)]*wk12_B0[OPS_ACC11(<text:span text:style-name="T2">0</text:span>)] -</text:p>
      <text:p text:style-name="P2">rc1*u0_B0[OPS_ACC10(<text:span text:style-name="T2">0</text:span>)]*wk11_B0[OPS_ACC4(<text:span text:style-name="T2">0</text:span>)] + wk13_B0[OPS_ACC5(<text:span text:style-name="T2">0</text:span>)] - rc1*wk6_B0[OPS_ACC6(<text:span text:style-name="T2">0</text:span>)] -</text:p>
      <text:p text:style-name="P2">wk9_B0[OPS_ACC15(<text:span text:style-name="T2">0</text:span>)];</text:p>
      <text:p text:style-name="P1"/>
      <text:p text:style-name="P2">Residual2_B0[OPS_ACC18(<text:span text:style-name="T2">0</text:span>)] = -rc1*rhoE_B0[OPS_ACC3(<text:span text:style-name="T2">0</text:span>)]*wk12_B0[OPS_ACC11(<text:span text:style-name="T2">0</text:span>)] +</text:p>
      <text:p text:style-name="P2">tau00_B0[OPS_ACC7(<text:span text:style-name="T2">0</text:span>)]*wk12_B0[OPS_ACC11(<text:span text:style-name="T2">0</text:span>)] + u0_B0[OPS_ACC10(<text:span text:style-name="T2">0</text:span>)]*wk13_B0[OPS_ACC5(<text:span text:style-name="T2">0</text:span>)] -</text:p>
      <text:p text:style-name="P2">rc1*u0_B0[OPS_ACC10(<text:span text:style-name="T2">0</text:span>)]*wk7_B0[OPS_ACC12(<text:span text:style-name="T2">0</text:span>)] - rc1*wk3_B0[OPS_ACC2(<text:span text:style-name="T2">0</text:span>)] + wk4_B0[OPS_ACC13(<text:span text:style-name="T2">0</text:span>)] -</text:p>
      <text:p text:style-name="P2">wk8_B0[OPS_ACC14(<text:span text:style-name="T2">0</text:span>)];</text:p>
      <text:p text:style-name="P1"/>
      <text:p text:style-name="P2"><text:soft-page-break/>}</text:p>
      <text:p text:style-name="P1"/>
      <text:p text:style-name="P2"><text:span text:style-name="T1">void</text:span> opensbliblock00Kernel030(<text:span text:style-name="T1">const</text:span> <text:span text:style-name="T1">double</text:span> <text:span text:style-name="T1">*</text:span>Residual1_B0, <text:span text:style-name="T1">const</text:span> <text:span text:style-name="T1">double</text:span> <text:span text:style-name="T1">*</text:span>Residual2_B0, <text:span text:style-name="T1">const</text:span> <text:span text:style-name="T1">double</text:span> <text:span text:style-name="T1">*</text:span>Residual0_B0,</text:p>
      <text:p text:style-name="P2"><text:span text:style-name="T1">double</text:span> <text:span text:style-name="T1">*</text:span>tempRK_rho_B0, <text:span text:style-name="T1">double</text:span> <text:span text:style-name="T1">*</text:span>tempRK_rhoE_B0, <text:span text:style-name="T1">double</text:span> <text:span text:style-name="T1">*</text:span>rho_B0, <text:span text:style-name="T1">double</text:span> <text:span text:style-name="T1">*</text:span>rhou0_B0, <text:span text:style-name="T1">double</text:span> <text:span text:style-name="T1">*</text:span>tempRK_rhou0_B0, <text:span text:style-name="T1">double</text:span></text:p>
      <text:p text:style-name="P2"><text:span text:style-name="T1">*</text:span>rhoE_B0, <text:span text:style-name="T1">const</text:span> <text:span text:style-name="T1">double</text:span> <text:span text:style-name="T1">*</text:span>rkB, <text:span text:style-name="T1">const</text:span> <text:span text:style-name="T1">double</text:span> <text:span text:style-name="T1">*</text:span>rkA)</text:p>
      <text:p text:style-name="P2">{</text:p>
      <text:p text:style-name="P2">tempRK_rho_B0[OPS_ACC3(<text:span text:style-name="T2">0</text:span>)] = dt*Residual0_B0[OPS_ACC2(<text:span text:style-name="T2">0</text:span>)] + rkA[<text:span text:style-name="T2">0</text:span>]*tempRK_rho_B0[OPS_ACC3(<text:span text:style-name="T2">0</text:span>)];</text:p>
      <text:p text:style-name="P1"/>
      <text:p text:style-name="P2">rho_B0[OPS_ACC5(<text:span text:style-name="T2">0</text:span>)] = rkB[<text:span text:style-name="T2">0</text:span>]*tempRK_rho_B0[OPS_ACC3(<text:span text:style-name="T2">0</text:span>)] + rho_B0[OPS_ACC5(<text:span text:style-name="T2">0</text:span>)];</text:p>
      <text:p text:style-name="P1"/>
      <text:p text:style-name="P2">tempRK_rhou0_B0[OPS_ACC7(<text:span text:style-name="T2">0</text:span>)] = dt*Residual1_B0[OPS_ACC0(<text:span text:style-name="T2">0</text:span>)] + rkA[<text:span text:style-name="T2">0</text:span>]*tempRK_rhou0_B0[OPS_ACC7(<text:span text:style-name="T2">0</text:span>)];</text:p>
      <text:p text:style-name="P1"/>
      <text:p text:style-name="P2">rhou0_B0[OPS_ACC6(<text:span text:style-name="T2">0</text:span>)] = rkB[<text:span text:style-name="T2">0</text:span>]*tempRK_rhou0_B0[OPS_ACC7(<text:span text:style-name="T2">0</text:span>)] + rhou0_B0[OPS_ACC6(<text:span text:style-name="T2">0</text:span>)];</text:p>
      <text:p text:style-name="P1"/>
      <text:p text:style-name="P2">tempRK_rhoE_B0[OPS_ACC4(<text:span text:style-name="T2">0</text:span>)] = dt*Residual2_B0[OPS_ACC1(<text:span text:style-name="T2">0</text:span>)] + rkA[<text:span text:style-name="T2">0</text:span>]*tempRK_rhoE_B0[OPS_ACC4(<text:span text:style-name="T2">0</text:span>)];</text:p>
      <text:p text:style-name="P1"/>
      <text:p text:style-name="P2">rhoE_B0[OPS_ACC8(<text:span text:style-name="T2">0</text:span>)] = rkB[<text:span text:style-name="T2">0</text:span>]*tempRK_rhoE_B0[OPS_ACC4(<text:span text:style-name="T2">0</text:span>)] + rhoE_B0[OPS_ACC8(<text:span text:style-name="T2">0</text:span>)];</text:p>
      <text:p text:style-name="P1"/>
      <text:p text:style-name="P2">}</text:p>
      <text:p text:style-name="P1"/>
      <text:p text:style-name="P2"><text:span text:style-name="T1">void</text:span> opensbliblock00Kernel027(<text:span text:style-name="T1">const</text:span> <text:span text:style-name="T1">double</text:span> <text:span text:style-name="T1">*</text:span>rho_B0, <text:span text:style-name="T1">const</text:span> <text:span text:style-name="T1">double</text:span> <text:span text:style-name="T1">*</text:span>rhou0_B0, <text:span text:style-name="T1">const</text:span> <text:span text:style-name="T1">double</text:span> <text:span text:style-name="T1">*</text:span>rhoE_B0, <text:span text:style-name="T1">double</text:span></text:p>
      <text:p text:style-name="P2"><text:span text:style-name="T1">*</text:span>Mach_sensor_B0, <text:span text:style-name="T1">double</text:span> <text:span text:style-name="T1">*</text:span>u0_B0, <text:span text:style-name="T1">double</text:span> <text:span text:style-name="T1">*</text:span>a_B0, <text:span text:style-name="T1">double</text:span> <text:span text:style-name="T1">*</text:span>p_B0)</text:p>
      <text:p text:style-name="P2">{</text:p>
      <text:p text:style-name="P2"><text:span text:style-name="T1">double</text:span> M = <text:span text:style-name="T2">0.0</text:span>;</text:p>
      <text:p text:style-name="P2"><text:span text:style-name="T1">double</text:span> p = <text:span text:style-name="T2">0.0</text:span>;</text:p>
      <text:p text:style-name="P2"><text:span text:style-name="T1">double</text:span> inv_rho = <text:span text:style-name="T2">0.0</text:span>;</text:p>
      <text:p text:style-name="P2"><text:span text:style-name="T1">double</text:span> inv_a = <text:span text:style-name="T2">0.0</text:span>;</text:p>
      <text:p text:style-name="P2"><text:span text:style-name="T1">double</text:span> u0 = <text:span text:style-name="T2">0.0</text:span>;</text:p>
      <text:p text:style-name="P2">inv_rho = <text:span text:style-name="T2">1.0</text:span>/rho_B0[OPS_ACC0(<text:span text:style-name="T2">0</text:span>)];</text:p>
      <text:p text:style-name="P1"/>
      <text:p text:style-name="P2">u0_B0[OPS_ACC4(<text:span text:style-name="T2">0</text:span>)] = inv_rho*rhou0_B0[OPS_ACC1(<text:span text:style-name="T2">0</text:span>)];</text:p>
      <text:p text:style-name="P1"/>
      <text:p text:style-name="P2">p_B0[OPS_ACC6(<text:span text:style-name="T2">0</text:span>)] = (gama - <text:span text:style-name="T2">1</text:span>)*(-<text:span text:style-name="T2">0.5</text:span>*inv_rho*pow(rhou0_B0[OPS_ACC1(<text:span text:style-name="T2">0</text:span>)], <text:span text:style-name="T2">2</text:span>) + rhoE_B0[OPS_ACC2(<text:span text:style-name="T2">0</text:span>)]);</text:p>
      <text:p text:style-name="P1"/>
      <text:p text:style-name="P2">a_B0[OPS_ACC5(<text:span text:style-name="T2">0</text:span>)] = sqrt(gama*inv_rho*p_B0[OPS_ACC6(<text:span text:style-name="T2">0</text:span>)]);</text:p>
      <text:p text:style-name="P1"/>
      <text:p text:style-name="P2">inv_rho = <text:span text:style-name="T2">1.0</text:span>/rho_B0[OPS_ACC0(<text:span text:style-name="T2">0</text:span>)];</text:p>
      <text:p text:style-name="P1"/>
      <text:p text:style-name="P2">u0 = inv_rho*rhou0_B0[OPS_ACC1(<text:span text:style-name="T2">0</text:span>)];</text:p>
      <text:p text:style-name="P1"/>
      <text:p text:style-name="P2">p = (gama - <text:span text:style-name="T2">1</text:span>)*(-<text:span text:style-name="T2">0.5</text:span>*inv_rho*pow(rhou0_B0[OPS_ACC1(<text:span text:style-name="T2">0</text:span>)], <text:span text:style-name="T2">2</text:span>) + rhoE_B0[OPS_ACC2(<text:span text:style-name="T2">0</text:span>)]);</text:p>
      <text:p text:style-name="P1"/>
      <text:p text:style-name="P2">inv_a = <text:span text:style-name="T2">1.0</text:span>/sqrt(gama*inv_rho*p);</text:p>
      <text:p text:style-name="P1"/>
      <text:p text:style-name="P2">M = inv_a*sqrt(pow(u0, <text:span text:style-name="T2">2</text:span>));</text:p>
      <text:p text:style-name="P1"/>
      <text:p text:style-name="P2">Mach_sensor_B0[OPS_ACC3(<text:span text:style-name="T2">0</text:span>)] = fmin(<text:span text:style-name="T2">1</text:span>, <text:span text:style-name="T2">0.5</text:span>*pow(M, <text:span text:style-name="T2">2</text:span>)*sqrt(pow(-pow(M, <text:span text:style-name="T2">2</text:span>) + <text:span text:style-name="T2">1</text:span>, <text:span text:style-name="T2">2</text:span>) + <text:span text:style-name="T2">4</text:span>)/(pow(M, <text:span text:style-name="T2">2</text:span>) + <text:span text:style-name="T2">1</text:span>));</text:p>
      <text:p text:style-name="P1"/>
      <text:p text:style-name="P2">}</text:p>
      <text:p text:style-name="P1"/>
      <text:p text:style-name="P2"><text:span text:style-name="T1">void</text:span> opensbliblock00Kernel028(<text:span text:style-name="T1">const</text:span> <text:span text:style-name="T1">double</text:span> <text:span text:style-name="T1">*</text:span>rhoE_B0, <text:span text:style-name="T1">const</text:span> <text:span text:style-name="T1">double</text:span> <text:span text:style-name="T1">*</text:span>p_B0, <text:span text:style-name="T1">const</text:span> <text:span text:style-name="T1">double</text:span> <text:span text:style-name="T1">*</text:span>rho_B0, <text:span text:style-name="T1">const</text:span> <text:span text:style-name="T1">double</text:span> <text:span text:style-name="T1">*</text:span>rhou0_B0,</text:p>
      <text:p text:style-name="P2"><text:span text:style-name="T1">const</text:span> <text:span text:style-name="T1">double</text:span> <text:span text:style-name="T1">*</text:span>u0_B0, <text:span text:style-name="T1">const</text:span> <text:span text:style-name="T1">double</text:span> <text:span text:style-name="T1">*</text:span>a_B0, <text:span text:style-name="T1">double</text:span> <text:span text:style-name="T1">*</text:span>wk0_B0, <text:span text:style-name="T1">double</text:span> <text:span text:style-name="T1">*</text:span>wk2_B0, <text:span text:style-name="T1">double</text:span> <text:span text:style-name="T1">*</text:span>wk1_B0)</text:p>
      <text:p text:style-name="P2">{</text:p>
      <text:p text:style-name="P2"><text:span text:style-name="T1">double</text:span> CF_14 = <text:span text:style-name="T2">0.0</text:span>;</text:p>
      <text:p text:style-name="P2"><text:span text:style-name="T1">double</text:span> CS_14 = <text:span text:style-name="T2">0.0</text:span>;</text:p>
      <text:p text:style-name="P2"><text:span text:style-name="T1">double</text:span> CF_21 = <text:span text:style-name="T2">0.0</text:span>;</text:p>
      <text:p text:style-name="P2"><text:span text:style-name="T1">double</text:span> AVG_0_0_LEV_10 = <text:span text:style-name="T2">0.0</text:span>;</text:p>
      <text:p text:style-name="P2"><text:span text:style-name="T1">double</text:span> CF_02 = <text:span text:style-name="T2">0.0</text:span>;</text:p>
      <text:p text:style-name="P2"><text:span text:style-name="T1">double</text:span> beta_2 = <text:span text:style-name="T2">0.0</text:span>;</text:p>
      <text:p text:style-name="P2"><text:span text:style-name="T1">double</text:span> alpha_0 = <text:span text:style-name="T2">0.0</text:span>;</text:p>
      <text:p text:style-name="P2"><text:span text:style-name="T1">double</text:span> CS_04 = <text:span text:style-name="T2">0.0</text:span>;</text:p>
      <text:p text:style-name="P2"><text:span text:style-name="T1">double</text:span> CS_23 = <text:span text:style-name="T2">0.0</text:span>;</text:p>
      <text:p text:style-name="P2"><text:span text:style-name="T1">double</text:span> AVG_0_rho = <text:span text:style-name="T2">0.0</text:span>;</text:p>
      <text:p text:style-name="P2"><text:span text:style-name="T1">double</text:span> CS_01 = <text:span text:style-name="T2">0.0</text:span>;</text:p>
      <text:p text:style-name="P2"><text:span text:style-name="T1">double</text:span> AVG_0_0_LEV_01 = <text:span text:style-name="T2">0.0</text:span>;</text:p>
      <text:p text:style-name="P2"><text:span text:style-name="T1">double</text:span> CF_00 = <text:span text:style-name="T2">0.0</text:span>;</text:p>
      <text:p text:style-name="P2"><text:span text:style-name="T1">double</text:span> rj1 = <text:span text:style-name="T2">0.0</text:span>;</text:p>
      <text:p text:style-name="P2"><text:span text:style-name="T1">double</text:span> AVG_0_0_LEV_21 = <text:span text:style-name="T2">0.0</text:span>;</text:p>
      <text:p text:style-name="P2"><text:span text:style-name="T1">double</text:span> AVG_0_a = <text:span text:style-name="T2">0.0</text:span>;</text:p>
      <text:p text:style-name="P2"><text:soft-page-break/><text:span text:style-name="T1">double</text:span> inv_AVG_rho = <text:span text:style-name="T2">0.0</text:span>;</text:p>
      <text:p text:style-name="P2"><text:span text:style-name="T1">double</text:span> CS_05 = <text:span text:style-name="T2">0.0</text:span>;</text:p>
      <text:p text:style-name="P2"><text:span text:style-name="T1">double</text:span> AVG_0_0_LEV_11 = <text:span text:style-name="T2">0.0</text:span>;</text:p>
      <text:p text:style-name="P2"><text:span text:style-name="T1">double</text:span> CF_03 = <text:span text:style-name="T2">0.0</text:span>;</text:p>
      <text:p text:style-name="P2"><text:span text:style-name="T1">double</text:span> AVG_0_0_LEV_20 = <text:span text:style-name="T2">0.0</text:span>;</text:p>
      <text:p text:style-name="P2"><text:span text:style-name="T1">double</text:span> CF_20 = <text:span text:style-name="T2">0.0</text:span>;</text:p>
      <text:p text:style-name="P2"><text:span text:style-name="T1">double</text:span> CS_00 = <text:span text:style-name="T2">0.0</text:span>;</text:p>
      <text:p text:style-name="P2"><text:span text:style-name="T1">double</text:span> CS_02 = <text:span text:style-name="T2">0.0</text:span>;</text:p>
      <text:p text:style-name="P2"><text:span text:style-name="T1">double</text:span> CF_25 = <text:span text:style-name="T2">0.0</text:span>;</text:p>
      <text:p text:style-name="P2"><text:span text:style-name="T1">double</text:span> Recon_0 = <text:span text:style-name="T2">0.0</text:span>;</text:p>
      <text:p text:style-name="P2"><text:span text:style-name="T1">double</text:span> omega_0 = <text:span text:style-name="T2">0.0</text:span>;</text:p>
      <text:p text:style-name="P2"><text:span text:style-name="T1">double</text:span> beta_1 = <text:span text:style-name="T2">0.0</text:span>;</text:p>
      <text:p text:style-name="P2"><text:span text:style-name="T1">double</text:span> AVG_0_0_LEV_12 = <text:span text:style-name="T2">0.0</text:span>;</text:p>
      <text:p text:style-name="P2"><text:span text:style-name="T1">double</text:span> beta_0 = <text:span text:style-name="T2">0.0</text:span>;</text:p>
      <text:p text:style-name="P2"><text:span text:style-name="T1">double</text:span> Recon_1 = <text:span text:style-name="T2">0.0</text:span>;</text:p>
      <text:p text:style-name="P2"><text:span text:style-name="T1">double</text:span> inv_AVG_a = <text:span text:style-name="T2">0.0</text:span>;</text:p>
      <text:p text:style-name="P2"><text:span text:style-name="T1">double</text:span> inv_alpha_sum = <text:span text:style-name="T2">0.0</text:span>;</text:p>
      <text:p text:style-name="P2"><text:span text:style-name="T1">double</text:span> CF_22 = <text:span text:style-name="T2">0.0</text:span>;</text:p>
      <text:p text:style-name="P2"><text:span text:style-name="T1">double</text:span> max_lambda_0_00 = <text:span text:style-name="T2">0.0</text:span>;</text:p>
      <text:p text:style-name="P2"><text:span text:style-name="T1">double</text:span> CS_25 = <text:span text:style-name="T2">0.0</text:span>;</text:p>
      <text:p text:style-name="P2"><text:span text:style-name="T1">double</text:span> rj0 = <text:span text:style-name="T2">0.0</text:span>;</text:p>
      <text:p text:style-name="P2"><text:span text:style-name="T1">double</text:span> CS_15 = <text:span text:style-name="T2">0.0</text:span>;</text:p>
      <text:p text:style-name="P2"><text:span text:style-name="T1">double</text:span> alpha_2 = <text:span text:style-name="T2">0.0</text:span>;</text:p>
      <text:p text:style-name="P2"><text:span text:style-name="T1">double</text:span> CS_22 = <text:span text:style-name="T2">0.0</text:span>;</text:p>
      <text:p text:style-name="P2"><text:span text:style-name="T1">double</text:span> AVG_0_0_LEV_02 = <text:span text:style-name="T2">0.0</text:span>;</text:p>
      <text:p text:style-name="P2"><text:span text:style-name="T1">double</text:span> omega_1 = <text:span text:style-name="T2">0.0</text:span>;</text:p>
      <text:p text:style-name="P2"><text:span text:style-name="T1">double</text:span> AVG_0_0_LEV_22 = <text:span text:style-name="T2">0.0</text:span>;</text:p>
      <text:p text:style-name="P2"><text:span text:style-name="T1">double</text:span> omega_2 = <text:span text:style-name="T2">0.0</text:span>;</text:p>
      <text:p text:style-name="P2"><text:span text:style-name="T1">double</text:span> AVG_0_u0 = <text:span text:style-name="T2">0.0</text:span>;</text:p>
      <text:p text:style-name="P2"><text:span text:style-name="T1">double</text:span> CS_13 = <text:span text:style-name="T2">0.0</text:span>;</text:p>
      <text:p text:style-name="P2"><text:span text:style-name="T1">double</text:span> CF_24 = <text:span text:style-name="T2">0.0</text:span>;</text:p>
      <text:p text:style-name="P2"><text:span text:style-name="T1">double</text:span> CS_12 = <text:span text:style-name="T2">0.0</text:span>;</text:p>
      <text:p text:style-name="P2"><text:span text:style-name="T1">double</text:span> CS_21 = <text:span text:style-name="T2">0.0</text:span>;</text:p>
      <text:p text:style-name="P2"><text:span text:style-name="T1">double</text:span> CF_23 = <text:span text:style-name="T2">0.0</text:span>;</text:p>
      <text:p text:style-name="P2"><text:span text:style-name="T1">double</text:span> CF_04 = <text:span text:style-name="T2">0.0</text:span>;</text:p>
      <text:p text:style-name="P2"><text:span text:style-name="T1">double</text:span> rj2 = <text:span text:style-name="T2">0.0</text:span>;</text:p>
      <text:p text:style-name="P2"><text:span text:style-name="T1">double</text:span> CF_13 = <text:span text:style-name="T2">0.0</text:span>;</text:p>
      <text:p text:style-name="P2"><text:span text:style-name="T1">double</text:span> CS_03 = <text:span text:style-name="T2">0.0</text:span>;</text:p>
      <text:p text:style-name="P2"><text:span text:style-name="T1">double</text:span> CS_11 = <text:span text:style-name="T2">0.0</text:span>;</text:p>
      <text:p text:style-name="P2"><text:span text:style-name="T1">double</text:span> Recon_2 = <text:span text:style-name="T2">0.0</text:span>;</text:p>
      <text:p text:style-name="P2"><text:span text:style-name="T1">double</text:span> CS_10 = <text:span text:style-name="T2">0.0</text:span>;</text:p>
      <text:p text:style-name="P2"><text:span text:style-name="T1">double</text:span> CF_15 = <text:span text:style-name="T2">0.0</text:span>;</text:p>
      <text:p text:style-name="P2"><text:span text:style-name="T1">double</text:span> CS_24 = <text:span text:style-name="T2">0.0</text:span>;</text:p>
      <text:p text:style-name="P2"><text:span text:style-name="T1">double</text:span> alpha_1 = <text:span text:style-name="T2">0.0</text:span>;</text:p>
      <text:p text:style-name="P2"><text:span text:style-name="T1">double</text:span> CF_05 = <text:span text:style-name="T2">0.0</text:span>;</text:p>
      <text:p text:style-name="P2"><text:span text:style-name="T1">double</text:span> CF_11 = <text:span text:style-name="T2">0.0</text:span>;</text:p>
      <text:p text:style-name="P2"><text:span text:style-name="T1">double</text:span> CF_01 = <text:span text:style-name="T2">0.0</text:span>;</text:p>
      <text:p text:style-name="P2"><text:span text:style-name="T1">double</text:span> max_lambda_0_11 = <text:span text:style-name="T2">0.0</text:span>;</text:p>
      <text:p text:style-name="P2"><text:span text:style-name="T1">double</text:span> CS_20 = <text:span text:style-name="T2">0.0</text:span>;</text:p>
      <text:p text:style-name="P2"><text:span text:style-name="T1">double</text:span> AVG_0_0_LEV_00 = <text:span text:style-name="T2">0.0</text:span>;</text:p>
      <text:p text:style-name="P2"><text:span text:style-name="T1">double</text:span> CF_12 = <text:span text:style-name="T2">0.0</text:span>;</text:p>
      <text:p text:style-name="P2"><text:span text:style-name="T1">double</text:span> max_lambda_0_22 = <text:span text:style-name="T2">0.0</text:span>;</text:p>
      <text:p text:style-name="P2"><text:span text:style-name="T1">double</text:span> CF_10 = <text:span text:style-name="T2">0.0</text:span>;</text:p>
      <text:p text:style-name="P2">AVG_0_a = (rc1)*(a_B0[OPS_ACC5(<text:span text:style-name="T2">1</text:span>)] + a_B0[OPS_ACC5(<text:span text:style-name="T2">0</text:span>)]);</text:p>
      <text:p text:style-name="P1"/>
      <text:p text:style-name="P2">AVG_0_u0 = (rc1)*(u0_B0[OPS_ACC4(<text:span text:style-name="T2">0</text:span>)] + u0_B0[OPS_ACC4(<text:span text:style-name="T2">1</text:span>)]);</text:p>
      <text:p text:style-name="P1"/>
      <text:p text:style-name="P2">inv_AVG_a = <text:span text:style-name="T2">1.0</text:span>/AVG_0_a;</text:p>
      <text:p text:style-name="P1"/>
      <text:p text:style-name="P2">inv_AVG_rho = <text:span text:style-name="T2">1.0</text:span>/AVG_0_rho;</text:p>
      <text:p text:style-name="P1"/>
      <text:p text:style-name="P2">AVG_0_0_LEV_00 = (rc4)*AVG_0_u0*inv_AVG_a*(gama*AVG_0_a*AVG_0_u0*pow(inv_AVG_a, <text:span text:style-name="T2">2</text:span>) - AVG_0_a*AVG_0_u0*pow(inv_AVG_a,</text:p>
      <text:p text:style-name="P2"><text:span text:style-name="T2">2</text:span>) + <text:span text:style-name="T2">2</text:span>);</text:p>
      <text:p text:style-name="P1"/>
      <text:p text:style-name="P2">AVG_0_0_LEV_01 = -rc1*inv_AVG_a*(gama*AVG_0_a*AVG_0_u0*pow(inv_AVG_a, <text:span text:style-name="T2">2</text:span>) - AVG_0_a*AVG_0_u0*pow(inv_AVG_a, <text:span text:style-name="T2">2</text:span>) + <text:span text:style-name="T2">1</text:span>);</text:p>
      <text:p text:style-name="P1"/>
      <text:p text:style-name="P2"><text:soft-page-break/>AVG_0_0_LEV_02 = (rc1)*gamma_m1*pow(inv_AVG_a, <text:span text:style-name="T2">2</text:span>);</text:p>
      <text:p text:style-name="P1"/>
      <text:p text:style-name="P2">AVG_0_0_LEV_10 = -rc1*(gama*pow(AVG_0_u0, <text:span text:style-name="T2">2</text:span>)*pow(inv_AVG_a, <text:span text:style-name="T2">2</text:span>) - pow(AVG_0_u0, <text:span text:style-name="T2">2</text:span>)*pow(inv_AVG_a, <text:span text:style-name="T2">2</text:span>) - <text:span text:style-name="T2">2</text:span>);</text:p>
      <text:p text:style-name="P1"/>
      <text:p text:style-name="P2">AVG_0_0_LEV_11 = gamma_m1*AVG_0_u0*pow(inv_AVG_a, <text:span text:style-name="T2">2</text:span>);</text:p>
      <text:p text:style-name="P1"/>
      <text:p text:style-name="P2">AVG_0_0_LEV_12 = -gamma_m1*pow(inv_AVG_a, <text:span text:style-name="T2">2</text:span>);</text:p>
      <text:p text:style-name="P1"/>
      <text:p text:style-name="P2">AVG_0_0_LEV_20 = (rc4)*AVG_0_u0*inv_AVG_a*(gama*AVG_0_a*AVG_0_u0*pow(inv_AVG_a, <text:span text:style-name="T2">2</text:span>) - AVG_0_a*AVG_0_u0*pow(inv_AVG_a,</text:p>
      <text:p text:style-name="P2"><text:span text:style-name="T2">2</text:span>) - <text:span text:style-name="T2">2</text:span>);</text:p>
      <text:p text:style-name="P1"/>
      <text:p text:style-name="P2">AVG_0_0_LEV_21 = -rc1*inv_AVG_a*(gama*AVG_0_a*AVG_0_u0*pow(inv_AVG_a, <text:span text:style-name="T2">2</text:span>) - AVG_0_a*AVG_0_u0*pow(inv_AVG_a, <text:span text:style-name="T2">2</text:span>) - <text:span text:style-name="T2">1</text:span>);</text:p>
      <text:p text:style-name="P1"/>
      <text:p text:style-name="P2">AVG_0_0_LEV_22 = (rc1)*gamma_m1*pow(inv_AVG_a, <text:span text:style-name="T2">2</text:span>);</text:p>
      <text:p text:style-name="P1"/>
      <text:p text:style-name="P2">CF_00 = AVG_0_0_LEV_00*rho_B0[OPS_ACC2(-<text:span text:style-name="T2">2</text:span>)]*u0_B0[OPS_ACC4(-<text:span text:style-name="T2">2</text:span>)] + AVG_0_0_LEV_01*p_B0[OPS_ACC1(-<text:span text:style-name="T2">2</text:span>)] +</text:p>
      <text:p text:style-name="P2">AVG_0_0_LEV_01*rhou0_B0[OPS_ACC3(-<text:span text:style-name="T2">2</text:span>)]*u0_B0[OPS_ACC4(-<text:span text:style-name="T2">2</text:span>)] + AVG_0_0_LEV_02*p_B0[OPS_ACC1(-<text:span text:style-name="T2">2</text:span>)]*u0_B0[OPS_ACC4(-<text:span text:style-name="T2">2</text:span>)]</text:p>
      <text:p text:style-name="P2">+ AVG_0_0_LEV_02*rhoE_B0[OPS_ACC0(-<text:span text:style-name="T2">2</text:span>)]*u0_B0[OPS_ACC4(-<text:span text:style-name="T2">2</text:span>)];</text:p>
      <text:p text:style-name="P1"/>
      <text:p text:style-name="P2">CF_10 = AVG_0_0_LEV_10*rho_B0[OPS_ACC2(-<text:span text:style-name="T2">2</text:span>)]*u0_B0[OPS_ACC4(-<text:span text:style-name="T2">2</text:span>)] + AVG_0_0_LEV_11*p_B0[OPS_ACC1(-<text:span text:style-name="T2">2</text:span>)] +</text:p>
      <text:p text:style-name="P2">AVG_0_0_LEV_11*rhou0_B0[OPS_ACC3(-<text:span text:style-name="T2">2</text:span>)]*u0_B0[OPS_ACC4(-<text:span text:style-name="T2">2</text:span>)] + AVG_0_0_LEV_12*p_B0[OPS_ACC1(-<text:span text:style-name="T2">2</text:span>)]*u0_B0[OPS_ACC4(-<text:span text:style-name="T2">2</text:span>)]</text:p>
      <text:p text:style-name="P2">+ AVG_0_0_LEV_12*rhoE_B0[OPS_ACC0(-<text:span text:style-name="T2">2</text:span>)]*u0_B0[OPS_ACC4(-<text:span text:style-name="T2">2</text:span>)];</text:p>
      <text:p text:style-name="P1"/>
      <text:p text:style-name="P2">CF_20 = AVG_0_0_LEV_20*rho_B0[OPS_ACC2(-<text:span text:style-name="T2">2</text:span>)]*u0_B0[OPS_ACC4(-<text:span text:style-name="T2">2</text:span>)] + AVG_0_0_LEV_21*p_B0[OPS_ACC1(-<text:span text:style-name="T2">2</text:span>)] +</text:p>
      <text:p text:style-name="P2">AVG_0_0_LEV_21*rhou0_B0[OPS_ACC3(-<text:span text:style-name="T2">2</text:span>)]*u0_B0[OPS_ACC4(-<text:span text:style-name="T2">2</text:span>)] + AVG_0_0_LEV_22*p_B0[OPS_ACC1(-<text:span text:style-name="T2">2</text:span>)]*u0_B0[OPS_ACC4(-<text:span text:style-name="T2">2</text:span>)]</text:p>
      <text:p text:style-name="P2">+ AVG_0_0_LEV_22*rhoE_B0[OPS_ACC0(-<text:span text:style-name="T2">2</text:span>)]*u0_B0[OPS_ACC4(-<text:span text:style-name="T2">2</text:span>)];</text:p>
      <text:p text:style-name="P1"/>
      <text:p text:style-name="P2">CF_01 = AVG_0_0_LEV_00*rho_B0[OPS_ACC2(-<text:span text:style-name="T2">1</text:span>)]*u0_B0[OPS_ACC4(-<text:span text:style-name="T2">1</text:span>)] + AVG_0_0_LEV_01*p_B0[OPS_ACC1(-<text:span text:style-name="T2">1</text:span>)] +</text:p>
      <text:p text:style-name="P2">AVG_0_0_LEV_01*rhou0_B0[OPS_ACC3(-<text:span text:style-name="T2">1</text:span>)]*u0_B0[OPS_ACC4(-<text:span text:style-name="T2">1</text:span>)] + AVG_0_0_LEV_02*p_B0[OPS_ACC1(-<text:span text:style-name="T2">1</text:span>)]*u0_B0[OPS_ACC4(-<text:span text:style-name="T2">1</text:span>)]</text:p>
      <text:p text:style-name="P2">+ AVG_0_0_LEV_02*rhoE_B0[OPS_ACC0(-<text:span text:style-name="T2">1</text:span>)]*u0_B0[OPS_ACC4(-<text:span text:style-name="T2">1</text:span>)];</text:p>
      <text:p text:style-name="P1"/>
      <text:p text:style-name="P2">CF_11 = AVG_0_0_LEV_10*rho_B0[OPS_ACC2(-<text:span text:style-name="T2">1</text:span>)]*u0_B0[OPS_ACC4(-<text:span text:style-name="T2">1</text:span>)] + AVG_0_0_LEV_11*p_B0[OPS_ACC1(-<text:span text:style-name="T2">1</text:span>)] +</text:p>
      <text:p text:style-name="P2">AVG_0_0_LEV_11*rhou0_B0[OPS_ACC3(-<text:span text:style-name="T2">1</text:span>)]*u0_B0[OPS_ACC4(-<text:span text:style-name="T2">1</text:span>)] + AVG_0_0_LEV_12*p_B0[OPS_ACC1(-<text:span text:style-name="T2">1</text:span>)]*u0_B0[OPS_ACC4(-<text:span text:style-name="T2">1</text:span>)]</text:p>
      <text:p text:style-name="P2">+ AVG_0_0_LEV_12*rhoE_B0[OPS_ACC0(-<text:span text:style-name="T2">1</text:span>)]*u0_B0[OPS_ACC4(-<text:span text:style-name="T2">1</text:span>)];</text:p>
      <text:p text:style-name="P1"/>
      <text:p text:style-name="P2">CF_21 = AVG_0_0_LEV_20*rho_B0[OPS_ACC2(-<text:span text:style-name="T2">1</text:span>)]*u0_B0[OPS_ACC4(-<text:span text:style-name="T2">1</text:span>)] + AVG_0_0_LEV_21*p_B0[OPS_ACC1(-<text:span text:style-name="T2">1</text:span>)] +</text:p>
      <text:p text:style-name="P2">AVG_0_0_LEV_21*rhou0_B0[OPS_ACC3(-<text:span text:style-name="T2">1</text:span>)]*u0_B0[OPS_ACC4(-<text:span text:style-name="T2">1</text:span>)] + AVG_0_0_LEV_22*p_B0[OPS_ACC1(-<text:span text:style-name="T2">1</text:span>)]*u0_B0[OPS_ACC4(-<text:span text:style-name="T2">1</text:span>)]</text:p>
      <text:p text:style-name="P2">+ AVG_0_0_LEV_22*rhoE_B0[OPS_ACC0(-<text:span text:style-name="T2">1</text:span>)]*u0_B0[OPS_ACC4(-<text:span text:style-name="T2">1</text:span>)];</text:p>
      <text:p text:style-name="P1"/>
      <text:p text:style-name="P2">CF_02 = AVG_0_0_LEV_00*rho_B0[OPS_ACC2(<text:span text:style-name="T2">0</text:span>)]*u0_B0[OPS_ACC4(<text:span text:style-name="T2">0</text:span>)] + AVG_0_0_LEV_01*p_B0[OPS_ACC1(<text:span text:style-name="T2">0</text:span>)] +</text:p>
      <text:p text:style-name="P2">AVG_0_0_LEV_01*rhou0_B0[OPS_ACC3(<text:span text:style-name="T2">0</text:span>)]*u0_B0[OPS_ACC4(<text:span text:style-name="T2">0</text:span>)] + AVG_0_0_LEV_02*p_B0[OPS_ACC1(<text:span text:style-name="T2">0</text:span>)]*u0_B0[OPS_ACC4(<text:span text:style-name="T2">0</text:span>)] +</text:p>
      <text:p text:style-name="P2">AVG_0_0_LEV_02*rhoE_B0[OPS_ACC0(<text:span text:style-name="T2">0</text:span>)]*u0_B0[OPS_ACC4(<text:span text:style-name="T2">0</text:span>)];</text:p>
      <text:p text:style-name="P1"/>
      <text:p text:style-name="P2">CF_12 = AVG_0_0_LEV_10*rho_B0[OPS_ACC2(<text:span text:style-name="T2">0</text:span>)]*u0_B0[OPS_ACC4(<text:span text:style-name="T2">0</text:span>)] + AVG_0_0_LEV_11*p_B0[OPS_ACC1(<text:span text:style-name="T2">0</text:span>)] +</text:p>
      <text:p text:style-name="P2">AVG_0_0_LEV_11*rhou0_B0[OPS_ACC3(<text:span text:style-name="T2">0</text:span>)]*u0_B0[OPS_ACC4(<text:span text:style-name="T2">0</text:span>)] + AVG_0_0_LEV_12*p_B0[OPS_ACC1(<text:span text:style-name="T2">0</text:span>)]*u0_B0[OPS_ACC4(<text:span text:style-name="T2">0</text:span>)] +</text:p>
      <text:p text:style-name="P2">AVG_0_0_LEV_12*rhoE_B0[OPS_ACC0(<text:span text:style-name="T2">0</text:span>)]*u0_B0[OPS_ACC4(<text:span text:style-name="T2">0</text:span>)];</text:p>
      <text:p text:style-name="P1"/>
      <text:p text:style-name="P2">CF_22 = AVG_0_0_LEV_20*rho_B0[OPS_ACC2(<text:span text:style-name="T2">0</text:span>)]*u0_B0[OPS_ACC4(<text:span text:style-name="T2">0</text:span>)] + AVG_0_0_LEV_21*p_B0[OPS_ACC1(<text:span text:style-name="T2">0</text:span>)] +</text:p>
      <text:p text:style-name="P2">AVG_0_0_LEV_21*rhou0_B0[OPS_ACC3(<text:span text:style-name="T2">0</text:span>)]*u0_B0[OPS_ACC4(<text:span text:style-name="T2">0</text:span>)] + AVG_0_0_LEV_22*p_B0[OPS_ACC1(<text:span text:style-name="T2">0</text:span>)]*u0_B0[OPS_ACC4(<text:span text:style-name="T2">0</text:span>)] +</text:p>
      <text:p text:style-name="P2">AVG_0_0_LEV_22*rhoE_B0[OPS_ACC0(<text:span text:style-name="T2">0</text:span>)]*u0_B0[OPS_ACC4(<text:span text:style-name="T2">0</text:span>)];</text:p>
      <text:p text:style-name="P1"/>
      <text:p text:style-name="P2">CF_03 = AVG_0_0_LEV_00*rho_B0[OPS_ACC2(<text:span text:style-name="T2">1</text:span>)]*u0_B0[OPS_ACC4(<text:span text:style-name="T2">1</text:span>)] + AVG_0_0_LEV_01*p_B0[OPS_ACC1(<text:span text:style-name="T2">1</text:span>)] +</text:p>
      <text:p text:style-name="P2">AVG_0_0_LEV_01*rhou0_B0[OPS_ACC3(<text:span text:style-name="T2">1</text:span>)]*u0_B0[OPS_ACC4(<text:span text:style-name="T2">1</text:span>)] + AVG_0_0_LEV_02*p_B0[OPS_ACC1(<text:span text:style-name="T2">1</text:span>)]*u0_B0[OPS_ACC4(<text:span text:style-name="T2">1</text:span>)] +</text:p>
      <text:p text:style-name="P2">AVG_0_0_LEV_02*rhoE_B0[OPS_ACC0(<text:span text:style-name="T2">1</text:span>)]*u0_B0[OPS_ACC4(<text:span text:style-name="T2">1</text:span>)];</text:p>
      <text:p text:style-name="P1"/>
      <text:p text:style-name="P2">CF_13 = AVG_0_0_LEV_10*rho_B0[OPS_ACC2(<text:span text:style-name="T2">1</text:span>)]*u0_B0[OPS_ACC4(<text:span text:style-name="T2">1</text:span>)] + AVG_0_0_LEV_11*p_B0[OPS_ACC1(<text:span text:style-name="T2">1</text:span>)] +</text:p>
      <text:p text:style-name="P2">AVG_0_0_LEV_11*rhou0_B0[OPS_ACC3(<text:span text:style-name="T2">1</text:span>)]*u0_B0[OPS_ACC4(<text:span text:style-name="T2">1</text:span>)] + AVG_0_0_LEV_12*p_B0[OPS_ACC1(<text:span text:style-name="T2">1</text:span>)]*u0_B0[OPS_ACC4(<text:span text:style-name="T2">1</text:span>)] +</text:p>
      <text:p text:style-name="P2">AVG_0_0_LEV_12*rhoE_B0[OPS_ACC0(<text:span text:style-name="T2">1</text:span>)]*u0_B0[OPS_ACC4(<text:span text:style-name="T2">1</text:span>)];</text:p>
      <text:p text:style-name="P1"/>
      <text:p text:style-name="P2">CF_23 = AVG_0_0_LEV_20*rho_B0[OPS_ACC2(<text:span text:style-name="T2">1</text:span>)]*u0_B0[OPS_ACC4(<text:span text:style-name="T2">1</text:span>)] + AVG_0_0_LEV_21*p_B0[OPS_ACC1(<text:span text:style-name="T2">1</text:span>)] +</text:p>
      <text:p text:style-name="P2">AVG_0_0_LEV_21*rhou0_B0[OPS_ACC3(<text:span text:style-name="T2">1</text:span>)]*u0_B0[OPS_ACC4(<text:span text:style-name="T2">1</text:span>)] + AVG_0_0_LEV_22*p_B0[OPS_ACC1(<text:span text:style-name="T2">1</text:span>)]*u0_B0[OPS_ACC4(<text:span text:style-name="T2">1</text:span>)] +</text:p>
      <text:p text:style-name="P2">AVG_0_0_LEV_22*rhoE_B0[OPS_ACC0(<text:span text:style-name="T2">1</text:span>)]*u0_B0[OPS_ACC4(<text:span text:style-name="T2">1</text:span>)];</text:p>
      <text:p text:style-name="P1"/>
      <text:p text:style-name="P2">CF_04 = AVG_0_0_LEV_00*rho_B0[OPS_ACC2(<text:span text:style-name="T2">2</text:span>)]*u0_B0[OPS_ACC4(<text:span text:style-name="T2">2</text:span>)] + AVG_0_0_LEV_01*p_B0[OPS_ACC1(<text:span text:style-name="T2">2</text:span>)] +</text:p>
      <text:p text:style-name="P2">AVG_0_0_LEV_01*rhou0_B0[OPS_ACC3(<text:span text:style-name="T2">2</text:span>)]*u0_B0[OPS_ACC4(<text:span text:style-name="T2">2</text:span>)] + AVG_0_0_LEV_02*p_B0[OPS_ACC1(<text:span text:style-name="T2">2</text:span>)]*u0_B0[OPS_ACC4(<text:span text:style-name="T2">2</text:span>)] +</text:p>
      <text:p text:style-name="P2">AVG_0_0_LEV_02*rhoE_B0[OPS_ACC0(<text:span text:style-name="T2">2</text:span>)]*u0_B0[OPS_ACC4(<text:span text:style-name="T2">2</text:span>)];</text:p>
      <text:p text:style-name="P1"/>
      <text:p text:style-name="P2">CF_14 = AVG_0_0_LEV_10*rho_B0[OPS_ACC2(<text:span text:style-name="T2">2</text:span>)]*u0_B0[OPS_ACC4(<text:span text:style-name="T2">2</text:span>)] + AVG_0_0_LEV_11*p_B0[OPS_ACC1(<text:span text:style-name="T2">2</text:span>)] +</text:p>
      <text:p text:style-name="P2"><text:soft-page-break/>AVG_0_0_LEV_11*rhou0_B0[OPS_ACC3(<text:span text:style-name="T2">2</text:span>)]*u0_B0[OPS_ACC4(<text:span text:style-name="T2">2</text:span>)] + AVG_0_0_LEV_12*p_B0[OPS_ACC1(<text:span text:style-name="T2">2</text:span>)]*u0_B0[OPS_ACC4(<text:span text:style-name="T2">2</text:span>)] +</text:p>
      <text:p text:style-name="P2">AVG_0_0_LEV_12*rhoE_B0[OPS_ACC0(<text:span text:style-name="T2">2</text:span>)]*u0_B0[OPS_ACC4(<text:span text:style-name="T2">2</text:span>)];</text:p>
      <text:p text:style-name="P1"/>
      <text:p text:style-name="P2">CF_24 = AVG_0_0_LEV_20*rho_B0[OPS_ACC2(<text:span text:style-name="T2">2</text:span>)]*u0_B0[OPS_ACC4(<text:span text:style-name="T2">2</text:span>)] + AVG_0_0_LEV_21*p_B0[OPS_ACC1(<text:span text:style-name="T2">2</text:span>)] +</text:p>
      <text:p text:style-name="P2">AVG_0_0_LEV_21*rhou0_B0[OPS_ACC3(<text:span text:style-name="T2">2</text:span>)]*u0_B0[OPS_ACC4(<text:span text:style-name="T2">2</text:span>)] + AVG_0_0_LEV_22*p_B0[OPS_ACC1(<text:span text:style-name="T2">2</text:span>)]*u0_B0[OPS_ACC4(<text:span text:style-name="T2">2</text:span>)] +</text:p>
      <text:p text:style-name="P2">AVG_0_0_LEV_22*rhoE_B0[OPS_ACC0(<text:span text:style-name="T2">2</text:span>)]*u0_B0[OPS_ACC4(<text:span text:style-name="T2">2</text:span>)];</text:p>
      <text:p text:style-name="P1"/>
      <text:p text:style-name="P2">CF_05 = AVG_0_0_LEV_00*rho_B0[OPS_ACC2(<text:span text:style-name="T2">3</text:span>)]*u0_B0[OPS_ACC4(<text:span text:style-name="T2">3</text:span>)] + AVG_0_0_LEV_01*p_B0[OPS_ACC1(<text:span text:style-name="T2">3</text:span>)] +</text:p>
      <text:p text:style-name="P2">AVG_0_0_LEV_01*rhou0_B0[OPS_ACC3(<text:span text:style-name="T2">3</text:span>)]*u0_B0[OPS_ACC4(<text:span text:style-name="T2">3</text:span>)] + AVG_0_0_LEV_02*p_B0[OPS_ACC1(<text:span text:style-name="T2">3</text:span>)]*u0_B0[OPS_ACC4(<text:span text:style-name="T2">3</text:span>)] +</text:p>
      <text:p text:style-name="P2">AVG_0_0_LEV_02*rhoE_B0[OPS_ACC0(<text:span text:style-name="T2">3</text:span>)]*u0_B0[OPS_ACC4(<text:span text:style-name="T2">3</text:span>)];</text:p>
      <text:p text:style-name="P1"/>
      <text:p text:style-name="P2">CF_15 = AVG_0_0_LEV_10*rho_B0[OPS_ACC2(<text:span text:style-name="T2">3</text:span>)]*u0_B0[OPS_ACC4(<text:span text:style-name="T2">3</text:span>)] + AVG_0_0_LEV_11*p_B0[OPS_ACC1(<text:span text:style-name="T2">3</text:span>)] +</text:p>
      <text:p text:style-name="P2">AVG_0_0_LEV_11*rhou0_B0[OPS_ACC3(<text:span text:style-name="T2">3</text:span>)]*u0_B0[OPS_ACC4(<text:span text:style-name="T2">3</text:span>)] + AVG_0_0_LEV_12*p_B0[OPS_ACC1(<text:span text:style-name="T2">3</text:span>)]*u0_B0[OPS_ACC4(<text:span text:style-name="T2">3</text:span>)] +</text:p>
      <text:p text:style-name="P2">AVG_0_0_LEV_12*rhoE_B0[OPS_ACC0(<text:span text:style-name="T2">3</text:span>)]*u0_B0[OPS_ACC4(<text:span text:style-name="T2">3</text:span>)];</text:p>
      <text:p text:style-name="P1"/>
      <text:p text:style-name="P2">CF_25 = AVG_0_0_LEV_20*rho_B0[OPS_ACC2(<text:span text:style-name="T2">3</text:span>)]*u0_B0[OPS_ACC4(<text:span text:style-name="T2">3</text:span>)] + AVG_0_0_LEV_21*p_B0[OPS_ACC1(<text:span text:style-name="T2">3</text:span>)] +</text:p>
      <text:p text:style-name="P2">AVG_0_0_LEV_21*rhou0_B0[OPS_ACC3(<text:span text:style-name="T2">3</text:span>)]*u0_B0[OPS_ACC4(<text:span text:style-name="T2">3</text:span>)] + AVG_0_0_LEV_22*p_B0[OPS_ACC1(<text:span text:style-name="T2">3</text:span>)]*u0_B0[OPS_ACC4(<text:span text:style-name="T2">3</text:span>)] +</text:p>
      <text:p text:style-name="P2">AVG_0_0_LEV_22*rhoE_B0[OPS_ACC0(<text:span text:style-name="T2">3</text:span>)]*u0_B0[OPS_ACC4(<text:span text:style-name="T2">3</text:span>)];</text:p>
      <text:p text:style-name="P1"/>
      <text:p text:style-name="P2">CS_00 = AVG_0_0_LEV_00*rho_B0[OPS_ACC2(-<text:span text:style-name="T2">2</text:span>)] + AVG_0_0_LEV_01*rhou0_B0[OPS_ACC3(-<text:span text:style-name="T2">2</text:span>)] +</text:p>
      <text:p text:style-name="P2">AVG_0_0_LEV_02*rhoE_B0[OPS_ACC0(-<text:span text:style-name="T2">2</text:span>)];</text:p>
      <text:p text:style-name="P1"/>
      <text:p text:style-name="P2">CS_01 = AVG_0_0_LEV_00*rho_B0[OPS_ACC2(-<text:span text:style-name="T2">1</text:span>)] + AVG_0_0_LEV_01*rhou0_B0[OPS_ACC3(-<text:span text:style-name="T2">1</text:span>)] +</text:p>
      <text:p text:style-name="P2">AVG_0_0_LEV_02*rhoE_B0[OPS_ACC0(-<text:span text:style-name="T2">1</text:span>)];</text:p>
      <text:p text:style-name="P1"/>
      <text:p text:style-name="P2">CS_02 = AVG_0_0_LEV_00*rho_B0[OPS_ACC2(<text:span text:style-name="T2">0</text:span>)] + AVG_0_0_LEV_01*rhou0_B0[OPS_ACC3(<text:span text:style-name="T2">0</text:span>)] +</text:p>
      <text:p text:style-name="P2">AVG_0_0_LEV_02*rhoE_B0[OPS_ACC0(<text:span text:style-name="T2">0</text:span>)];</text:p>
      <text:p text:style-name="P1"/>
      <text:p text:style-name="P2">CS_03 = AVG_0_0_LEV_00*rho_B0[OPS_ACC2(<text:span text:style-name="T2">1</text:span>)] + AVG_0_0_LEV_01*rhou0_B0[OPS_ACC3(<text:span text:style-name="T2">1</text:span>)] +</text:p>
      <text:p text:style-name="P2">AVG_0_0_LEV_02*rhoE_B0[OPS_ACC0(<text:span text:style-name="T2">1</text:span>)];</text:p>
      <text:p text:style-name="P1"/>
      <text:p text:style-name="P2">CS_04 = AVG_0_0_LEV_00*rho_B0[OPS_ACC2(<text:span text:style-name="T2">2</text:span>)] + AVG_0_0_LEV_01*rhou0_B0[OPS_ACC3(<text:span text:style-name="T2">2</text:span>)] +</text:p>
      <text:p text:style-name="P2">AVG_0_0_LEV_02*rhoE_B0[OPS_ACC0(<text:span text:style-name="T2">2</text:span>)];</text:p>
      <text:p text:style-name="P1"/>
      <text:p text:style-name="P2">CS_05 = AVG_0_0_LEV_00*rho_B0[OPS_ACC2(<text:span text:style-name="T2">3</text:span>)] + AVG_0_0_LEV_01*rhou0_B0[OPS_ACC3(<text:span text:style-name="T2">3</text:span>)] +</text:p>
      <text:p text:style-name="P2">AVG_0_0_LEV_02*rhoE_B0[OPS_ACC0(<text:span text:style-name="T2">3</text:span>)];</text:p>
      <text:p text:style-name="P1"/>
      <text:p text:style-name="P2">CS_10 = AVG_0_0_LEV_10*rho_B0[OPS_ACC2(-<text:span text:style-name="T2">2</text:span>)] + AVG_0_0_LEV_11*rhou0_B0[OPS_ACC3(-<text:span text:style-name="T2">2</text:span>)] +</text:p>
      <text:p text:style-name="P2">AVG_0_0_LEV_12*rhoE_B0[OPS_ACC0(-<text:span text:style-name="T2">2</text:span>)];</text:p>
      <text:p text:style-name="P1"/>
      <text:p text:style-name="P2">CS_11 = AVG_0_0_LEV_10*rho_B0[OPS_ACC2(-<text:span text:style-name="T2">1</text:span>)] + AVG_0_0_LEV_11*rhou0_B0[OPS_ACC3(-<text:span text:style-name="T2">1</text:span>)] +</text:p>
      <text:p text:style-name="P2">AVG_0_0_LEV_12*rhoE_B0[OPS_ACC0(-<text:span text:style-name="T2">1</text:span>)];</text:p>
      <text:p text:style-name="P1"/>
      <text:p text:style-name="P2">CS_12 = AVG_0_0_LEV_10*rho_B0[OPS_ACC2(<text:span text:style-name="T2">0</text:span>)] + AVG_0_0_LEV_11*rhou0_B0[OPS_ACC3(<text:span text:style-name="T2">0</text:span>)] +</text:p>
      <text:p text:style-name="P2">AVG_0_0_LEV_12*rhoE_B0[OPS_ACC0(<text:span text:style-name="T2">0</text:span>)];</text:p>
      <text:p text:style-name="P1"/>
      <text:p text:style-name="P2">CS_13 = AVG_0_0_LEV_10*rho_B0[OPS_ACC2(<text:span text:style-name="T2">1</text:span>)] + AVG_0_0_LEV_11*rhou0_B0[OPS_ACC3(<text:span text:style-name="T2">1</text:span>)] +</text:p>
      <text:p text:style-name="P2">AVG_0_0_LEV_12*rhoE_B0[OPS_ACC0(<text:span text:style-name="T2">1</text:span>)];</text:p>
      <text:p text:style-name="P1"/>
      <text:p text:style-name="P2">CS_14 = AVG_0_0_LEV_10*rho_B0[OPS_ACC2(<text:span text:style-name="T2">2</text:span>)] + AVG_0_0_LEV_11*rhou0_B0[OPS_ACC3(<text:span text:style-name="T2">2</text:span>)] +</text:p>
      <text:p text:style-name="P2">AVG_0_0_LEV_12*rhoE_B0[OPS_ACC0(<text:span text:style-name="T2">2</text:span>)];</text:p>
      <text:p text:style-name="P1"/>
      <text:p text:style-name="P2">CS_15 = AVG_0_0_LEV_10*rho_B0[OPS_ACC2(<text:span text:style-name="T2">3</text:span>)] + AVG_0_0_LEV_11*rhou0_B0[OPS_ACC3(<text:span text:style-name="T2">3</text:span>)] +</text:p>
      <text:p text:style-name="P2">AVG_0_0_LEV_12*rhoE_B0[OPS_ACC0(<text:span text:style-name="T2">3</text:span>)];</text:p>
      <text:p text:style-name="P1"/>
      <text:p text:style-name="P2">CS_20 = AVG_0_0_LEV_20*rho_B0[OPS_ACC2(-<text:span text:style-name="T2">2</text:span>)] + AVG_0_0_LEV_21*rhou0_B0[OPS_ACC3(-<text:span text:style-name="T2">2</text:span>)] +</text:p>
      <text:p text:style-name="P2">AVG_0_0_LEV_22*rhoE_B0[OPS_ACC0(-<text:span text:style-name="T2">2</text:span>)];</text:p>
      <text:p text:style-name="P1"/>
      <text:p text:style-name="P2">CS_21 = AVG_0_0_LEV_20*rho_B0[OPS_ACC2(-<text:span text:style-name="T2">1</text:span>)] + AVG_0_0_LEV_21*rhou0_B0[OPS_ACC3(-<text:span text:style-name="T2">1</text:span>)] +</text:p>
      <text:p text:style-name="P2">AVG_0_0_LEV_22*rhoE_B0[OPS_ACC0(-<text:span text:style-name="T2">1</text:span>)];</text:p>
      <text:p text:style-name="P1"/>
      <text:p text:style-name="P2">CS_22 = AVG_0_0_LEV_20*rho_B0[OPS_ACC2(<text:span text:style-name="T2">0</text:span>)] + AVG_0_0_LEV_21*rhou0_B0[OPS_ACC3(<text:span text:style-name="T2">0</text:span>)] +</text:p>
      <text:p text:style-name="P2">AVG_0_0_LEV_22*rhoE_B0[OPS_ACC0(<text:span text:style-name="T2">0</text:span>)];</text:p>
      <text:p text:style-name="P1"/>
      <text:p text:style-name="P2">CS_23 = AVG_0_0_LEV_20*rho_B0[OPS_ACC2(<text:span text:style-name="T2">1</text:span>)] + AVG_0_0_LEV_21*rhou0_B0[OPS_ACC3(<text:span text:style-name="T2">1</text:span>)] +</text:p>
      <text:p text:style-name="P2">AVG_0_0_LEV_22*rhoE_B0[OPS_ACC0(<text:span text:style-name="T2">1</text:span>)];</text:p>
      <text:p text:style-name="P1"/>
      <text:p text:style-name="P2">CS_24 = AVG_0_0_LEV_20*rho_B0[OPS_ACC2(<text:span text:style-name="T2">2</text:span>)] + AVG_0_0_LEV_21*rhou0_B0[OPS_ACC3(<text:span text:style-name="T2">2</text:span>)] +</text:p>
      <text:p text:style-name="P2">AVG_0_0_LEV_22*rhoE_B0[OPS_ACC0(<text:span text:style-name="T2">2</text:span>)];</text:p>
      <text:p text:style-name="P1"/>
      <text:p text:style-name="P2"><text:soft-page-break/>CS_25 = AVG_0_0_LEV_20*rho_B0[OPS_ACC2(<text:span text:style-name="T2">3</text:span>)] + AVG_0_0_LEV_21*rhou0_B0[OPS_ACC3(<text:span text:style-name="T2">3</text:span>)] +</text:p>
      <text:p text:style-name="P2">AVG_0_0_LEV_22*rhoE_B0[OPS_ACC0(<text:span text:style-name="T2">3</text:span>)];</text:p>
      <text:p text:style-name="P1"/>
      <text:p text:style-name="P2">max_lambda_0_00 = fmax(fabs(a_B0[OPS_ACC5(<text:span text:style-name="T2">0</text:span>)] - u0_B0[OPS_ACC4(<text:span text:style-name="T2">0</text:span>)]), fmax(fabs(a_B0[OPS_ACC5(-<text:span text:style-name="T2">2</text:span>)] -</text:p>
      <text:p text:style-name="P2">u0_B0[OPS_ACC4(-<text:span text:style-name="T2">2</text:span>)]), fmax(fabs(a_B0[OPS_ACC5(<text:span text:style-name="T2">3</text:span>)] - u0_B0[OPS_ACC4(<text:span text:style-name="T2">3</text:span>)]), fmax(fabs(a_B0[OPS_ACC5(-<text:span text:style-name="T2">1</text:span>)] -</text:p>
      <text:p text:style-name="P2">u0_B0[OPS_ACC4(-<text:span text:style-name="T2">1</text:span>)]), fmax(fabs(a_B0[OPS_ACC5(<text:span text:style-name="T2">1</text:span>)] - u0_B0[OPS_ACC4(<text:span text:style-name="T2">1</text:span>)]), fabs(a_B0[OPS_ACC5(<text:span text:style-name="T2">2</text:span>)] -</text:p>
      <text:p text:style-name="P2">u0_B0[OPS_ACC4(<text:span text:style-name="T2">2</text:span>)]))))));</text:p>
      <text:p text:style-name="P1"/>
      <text:p text:style-name="P2">max_lambda_0_11 = fmax(fabs(u0_B0[OPS_ACC4(-<text:span text:style-name="T2">2</text:span>)]), fmax(fabs(u0_B0[OPS_ACC4(-<text:span text:style-name="T2">1</text:span>)]), fmax(fabs(u0_B0[OPS_ACC4(<text:span text:style-name="T2">3</text:span>)]),</text:p>
      <text:p text:style-name="P2">fmax(fabs(u0_B0[OPS_ACC4(<text:span text:style-name="T2">2</text:span>)]), fmax(fabs(u0_B0[OPS_ACC4(<text:span text:style-name="T2">1</text:span>)]), fabs(u0_B0[OPS_ACC4(<text:span text:style-name="T2">0</text:span>)]))))));</text:p>
      <text:p text:style-name="P1"/>
      <text:p text:style-name="P2">max_lambda_0_22 = fmax(fabs(a_B0[OPS_ACC5(<text:span text:style-name="T2">3</text:span>)] + u0_B0[OPS_ACC4(<text:span text:style-name="T2">3</text:span>)]), fmax(fabs(a_B0[OPS_ACC5(<text:span text:style-name="T2">0</text:span>)] +</text:p>
      <text:p text:style-name="P2">u0_B0[OPS_ACC4(<text:span text:style-name="T2">0</text:span>)]), fmax(fabs(a_B0[OPS_ACC5(-<text:span text:style-name="T2">2</text:span>)] + u0_B0[OPS_ACC4(-<text:span text:style-name="T2">2</text:span>)]), fmax(fabs(a_B0[OPS_ACC5(<text:span text:style-name="T2">1</text:span>)] +</text:p>
      <text:p text:style-name="P2">u0_B0[OPS_ACC4(<text:span text:style-name="T2">1</text:span>)]), fmax(fabs(a_B0[OPS_ACC5(-<text:span text:style-name="T2">1</text:span>)] + u0_B0[OPS_ACC4(-<text:span text:style-name="T2">1</text:span>)]), fabs(a_B0[OPS_ACC5(<text:span text:style-name="T2">2</text:span>)] +</text:p>
      <text:p text:style-name="P2">u0_B0[OPS_ACC4(<text:span text:style-name="T2">2</text:span>)]))))));</text:p>
      <text:p text:style-name="P1"/>
      <text:p text:style-name="P2">beta_0 = (rc1)*(CF_02 + CS_02*max_lambda_0_00)*((rc5)*(CF_02 + CS_02*max_lambda_0_00) - rc6*(CF_03 +</text:p>
      <text:p text:style-name="P2">CS_03*max_lambda_0_00) + (rc7)*(CF_04 + CS_04*max_lambda_0_00)) + (rc1)*(CF_03 +</text:p>
      <text:p text:style-name="P2">CS_03*max_lambda_0_00)*((rc8)*(CF_03 + CS_03*max_lambda_0_00) - rc9*(CF_04 + CS_04*max_lambda_0_00)) +</text:p>
      <text:p text:style-name="P2">(rc10)*pow(CF_04 + CS_04*max_lambda_0_00, <text:span text:style-name="T2">2</text:span>);</text:p>
      <text:p text:style-name="P1"/>
      <text:p text:style-name="P2">beta_1 = (rc1)*(CF_01 + CS_01*max_lambda_0_00)*((rc3)*(CF_01 + CS_01*max_lambda_0_00) - rc11*(CF_02 +</text:p>
      <text:p text:style-name="P2">CS_02*max_lambda_0_00) + (rc12)*(CF_03 + CS_03*max_lambda_0_00)) + (rc1)*(CF_02 +</text:p>
      <text:p text:style-name="P2">CS_02*max_lambda_0_00)*((rc11)*(CF_02 + CS_02*max_lambda_0_00) - rc11*(CF_03 + CS_03*max_lambda_0_00)) +</text:p>
      <text:p text:style-name="P2">(rc10)*pow(CF_03 + CS_03*max_lambda_0_00, <text:span text:style-name="T2">2</text:span>);</text:p>
      <text:p text:style-name="P1"/>
      <text:p text:style-name="P2">beta_2 = (rc1)*(CF_00 + CS_00*max_lambda_0_00)*((rc3)*(CF_00 + CS_00*max_lambda_0_00) + (rc7)*(CF_02 +</text:p>
      <text:p text:style-name="P2">CS_02*max_lambda_0_00)) + (rc1)*(CF_01 + CS_01*max_lambda_0_00)*(-rc9*(CF_00 + CS_00*max_lambda_0_00) +</text:p>
      <text:p text:style-name="P2">(rc8)*(CF_01 + CS_01*max_lambda_0_00) - rc6*(CF_02 + CS_02*max_lambda_0_00)) + (rc12)*pow(CF_02 +</text:p>
      <text:p text:style-name="P2">CS_02*max_lambda_0_00, <text:span text:style-name="T2">2</text:span>);</text:p>
      <text:p text:style-name="P1"/>
      <text:p text:style-name="P2">alpha_0 = (rc13)/pow(beta_0 + <text:span text:style-name="T2">1.0e-6</text:span>, <text:span text:style-name="T2">2</text:span>);</text:p>
      <text:p text:style-name="P1"/>
      <text:p text:style-name="P2">alpha_1 = (rc14)/pow(beta_1 + <text:span text:style-name="T2">1.0e-6</text:span>, <text:span text:style-name="T2">2</text:span>);</text:p>
      <text:p text:style-name="P1"/>
      <text:p text:style-name="P2">alpha_2 = (rc15)/pow(beta_2 + <text:span text:style-name="T2">1.0e-6</text:span>, <text:span text:style-name="T2">2</text:span>);</text:p>
      <text:p text:style-name="P1"/>
      <text:p text:style-name="P2">inv_alpha_sum = <text:span text:style-name="T2">1.0</text:span>/(alpha_0 + alpha_1 + alpha_2);</text:p>
      <text:p text:style-name="P1"/>
      <text:p text:style-name="P2">omega_0 = alpha_0*inv_alpha_sum;</text:p>
      <text:p text:style-name="P1"/>
      <text:p text:style-name="P2">omega_1 = alpha_1*inv_alpha_sum;</text:p>
      <text:p text:style-name="P1"/>
      <text:p text:style-name="P2">omega_2 = alpha_2*inv_alpha_sum;</text:p>
      <text:p text:style-name="P1"/>
      <text:p text:style-name="P2">Recon_0 = Recon_0 + omega_0*((rc16)*(CF_02 + CS_02*max_lambda_0_00) + (rc17)*(CF_03 + CS_03*max_lambda_0_00) -</text:p>
      <text:p text:style-name="P2">rc2*(CF_04 + CS_04*max_lambda_0_00)) + omega_1*(-rc2*(CF_01 + CS_01*max_lambda_0_00) + (rc17)*(CF_02 +</text:p>
      <text:p text:style-name="P2">CS_02*max_lambda_0_00) + (rc16)*(CF_03 + CS_03*max_lambda_0_00)) + omega_2*((rc16)*(CF_00 + CS_00*max_lambda_0_00)</text:p>
      <text:p text:style-name="P2">- rc18*(CF_01 + CS_01*max_lambda_0_00) + (rc19)*(CF_02 + CS_02*max_lambda_0_00));</text:p>
      <text:p text:style-name="P1"/>
      <text:p text:style-name="P2">rj0 = (pow(fabs((rc20)*omega_0 - <text:span text:style-name="T2">1.0</text:span>), sensor_theta) + pow(fabs((rc5)*omega_1 - <text:span text:style-name="T2">1.0</text:span>), sensor_theta) +</text:p>
      <text:p text:style-name="P2">pow(fabs(<text:span text:style-name="T2">10</text:span>*omega_2 - <text:span text:style-name="T2">1.0</text:span>), sensor_theta))/(pow(<text:span text:style-name="T2">9.0</text:span>, sensor_theta) + <text:span text:style-name="T2">2</text:span>);</text:p>
      <text:p text:style-name="P1"/>
      <text:p text:style-name="P2">beta_0 = (rc1)*(CF_03 - CS_03*max_lambda_0_00)*((rc5)*(CF_03 - CS_03*max_lambda_0_00) - rc6*(CF_04 -</text:p>
      <text:p text:style-name="P2">CS_04*max_lambda_0_00) + (rc7)*(CF_05 - CS_05*max_lambda_0_00)) + (rc1)*(CF_04 -</text:p>
      <text:p text:style-name="P2">CS_04*max_lambda_0_00)*((rc8)*(CF_04 - CS_04*max_lambda_0_00) - rc9*(CF_05 - CS_05*max_lambda_0_00)) +</text:p>
      <text:p text:style-name="P2">(rc10)*pow(CF_05 - CS_05*max_lambda_0_00, <text:span text:style-name="T2">2</text:span>);</text:p>
      <text:p text:style-name="P1"/>
      <text:p text:style-name="P2">beta_1 = (rc1)*(CF_02 - CS_02*max_lambda_0_00)*((rc3)*(CF_02 - CS_02*max_lambda_0_00) - rc11*(CF_03 -</text:p>
      <text:p text:style-name="P2">CS_03*max_lambda_0_00) + (rc12)*(CF_04 - CS_04*max_lambda_0_00)) + (rc1)*(CF_03 -</text:p>
      <text:p text:style-name="P2">CS_03*max_lambda_0_00)*((rc11)*(CF_03 - CS_03*max_lambda_0_00) - rc11*(CF_04 - CS_04*max_lambda_0_00)) +</text:p>
      <text:p text:style-name="P2">(rc10)*pow(CF_04 - CS_04*max_lambda_0_00, <text:span text:style-name="T2">2</text:span>);</text:p>
      <text:p text:style-name="P1"/>
      <text:p text:style-name="P2">beta_2 = (rc1)*(CF_01 - CS_01*max_lambda_0_00)*((rc3)*(CF_01 - CS_01*max_lambda_0_00) - rc9*(CF_02 -</text:p>
      <text:p text:style-name="P2">CS_02*max_lambda_0_00) + (rc7)*(CF_03 - CS_03*max_lambda_0_00)) + (rc1)*(CF_02 -</text:p>
      <text:p text:style-name="P2">CS_02*max_lambda_0_00)*((rc8)*(CF_02 - CS_02*max_lambda_0_00) - rc6*(CF_03 - CS_03*max_lambda_0_00)) +</text:p>
      <text:p text:style-name="P2">(rc12)*pow(CF_03 - CS_03*max_lambda_0_00, <text:span text:style-name="T2">2</text:span>);</text:p>
      <text:p text:style-name="P1"/>
      <text:p text:style-name="P2">alpha_0 = (rc15)/pow(beta_0 + <text:span text:style-name="T2">1.0e-6</text:span>, <text:span text:style-name="T2">2</text:span>);</text:p>
      <text:p text:style-name="P1"><text:soft-page-break/></text:p>
      <text:p text:style-name="P2">alpha_1 = (rc14)/pow(beta_1 + <text:span text:style-name="T2">1.0e-6</text:span>, <text:span text:style-name="T2">2</text:span>);</text:p>
      <text:p text:style-name="P1"/>
      <text:p text:style-name="P2">alpha_2 = (rc13)/pow(beta_2 + <text:span text:style-name="T2">1.0e-6</text:span>, <text:span text:style-name="T2">2</text:span>);</text:p>
      <text:p text:style-name="P1"/>
      <text:p text:style-name="P2">inv_alpha_sum = <text:span text:style-name="T2">1.0</text:span>/(alpha_0 + alpha_1 + alpha_2);</text:p>
      <text:p text:style-name="P1"/>
      <text:p text:style-name="P2">omega_0 = alpha_0*inv_alpha_sum;</text:p>
      <text:p text:style-name="P1"/>
      <text:p text:style-name="P2">omega_1 = alpha_1*inv_alpha_sum;</text:p>
      <text:p text:style-name="P1"/>
      <text:p text:style-name="P2">omega_2 = alpha_2*inv_alpha_sum;</text:p>
      <text:p text:style-name="P1"/>
      <text:p text:style-name="P2">Recon_0 = Recon_0 + omega_0*((rc19)*(CF_03 - CS_03*max_lambda_0_00) - rc18*(CF_04 - CS_04*max_lambda_0_00) +</text:p>
      <text:p text:style-name="P2">(rc16)*(CF_05 - CS_05*max_lambda_0_00)) + omega_1*((rc16)*(CF_02 - CS_02*max_lambda_0_00) + (rc17)*(CF_03 -</text:p>
      <text:p text:style-name="P2">CS_03*max_lambda_0_00) - rc2*(CF_04 - CS_04*max_lambda_0_00)) + omega_2*(-rc2*(CF_01 - CS_01*max_lambda_0_00) +</text:p>
      <text:p text:style-name="P2">(rc17)*(CF_02 - CS_02*max_lambda_0_00) + (rc16)*(CF_03 - CS_03*max_lambda_0_00));</text:p>
      <text:p text:style-name="P1"/>
      <text:p text:style-name="P2">rj0 = fmax(rj0, (pow(fabs(<text:span text:style-name="T2">10</text:span>*omega_0 - <text:span text:style-name="T2">1.0</text:span>), sensor_theta) + pow(fabs((rc5)*omega_1 - <text:span text:style-name="T2">1.0</text:span>), sensor_theta) +</text:p>
      <text:p text:style-name="P2">pow(fabs((rc20)*omega_2 - <text:span text:style-name="T2">1.0</text:span>), sensor_theta))/(pow(<text:span text:style-name="T2">9.0</text:span>, sensor_theta) + <text:span text:style-name="T2">2</text:span>));</text:p>
      <text:p text:style-name="P1"/>
      <text:p text:style-name="P2">beta_0 = (rc1)*(CF_12 + CS_12*max_lambda_0_11)*((rc5)*(CF_12 + CS_12*max_lambda_0_11) - rc6*(CF_13 +</text:p>
      <text:p text:style-name="P2">CS_13*max_lambda_0_11) + (rc7)*(CF_14 + CS_14*max_lambda_0_11)) + (rc1)*(CF_13 +</text:p>
      <text:p text:style-name="P2">CS_13*max_lambda_0_11)*((rc8)*(CF_13 + CS_13*max_lambda_0_11) - rc9*(CF_14 + CS_14*max_lambda_0_11)) +</text:p>
      <text:p text:style-name="P2">(rc10)*pow(CF_14 + CS_14*max_lambda_0_11, <text:span text:style-name="T2">2</text:span>);</text:p>
      <text:p text:style-name="P1"/>
      <text:p text:style-name="P2">beta_1 = (rc1)*(CF_11 + CS_11*max_lambda_0_11)*((rc3)*(CF_11 + CS_11*max_lambda_0_11) - rc11*(CF_12 +</text:p>
      <text:p text:style-name="P2">CS_12*max_lambda_0_11) + (rc12)*(CF_13 + CS_13*max_lambda_0_11)) + (rc1)*(CF_12 +</text:p>
      <text:p text:style-name="P2">CS_12*max_lambda_0_11)*((rc11)*(CF_12 + CS_12*max_lambda_0_11) - rc11*(CF_13 + CS_13*max_lambda_0_11)) +</text:p>
      <text:p text:style-name="P2">(rc10)*pow(CF_13 + CS_13*max_lambda_0_11, <text:span text:style-name="T2">2</text:span>);</text:p>
      <text:p text:style-name="P1"/>
      <text:p text:style-name="P2">beta_2 = (rc1)*(CF_10 + CS_10*max_lambda_0_11)*((rc3)*(CF_10 + CS_10*max_lambda_0_11) + (rc7)*(CF_12 +</text:p>
      <text:p text:style-name="P2">CS_12*max_lambda_0_11)) + (rc1)*(CF_11 + CS_11*max_lambda_0_11)*(-rc9*(CF_10 + CS_10*max_lambda_0_11) +</text:p>
      <text:p text:style-name="P2">(rc8)*(CF_11 + CS_11*max_lambda_0_11) - rc6*(CF_12 + CS_12*max_lambda_0_11)) + (rc12)*pow(CF_12 +</text:p>
      <text:p text:style-name="P2">CS_12*max_lambda_0_11, <text:span text:style-name="T2">2</text:span>);</text:p>
      <text:p text:style-name="P1"/>
      <text:p text:style-name="P2">alpha_0 = (rc13)/pow(beta_0 + <text:span text:style-name="T2">1.0e-6</text:span>, <text:span text:style-name="T2">2</text:span>);</text:p>
      <text:p text:style-name="P1"/>
      <text:p text:style-name="P2">alpha_1 = (rc14)/pow(beta_1 + <text:span text:style-name="T2">1.0e-6</text:span>, <text:span text:style-name="T2">2</text:span>);</text:p>
      <text:p text:style-name="P1"/>
      <text:p text:style-name="P2">alpha_2 = (rc15)/pow(beta_2 + <text:span text:style-name="T2">1.0e-6</text:span>, <text:span text:style-name="T2">2</text:span>);</text:p>
      <text:p text:style-name="P1"/>
      <text:p text:style-name="P2">inv_alpha_sum = <text:span text:style-name="T2">1.0</text:span>/(alpha_0 + alpha_1 + alpha_2);</text:p>
      <text:p text:style-name="P1"/>
      <text:p text:style-name="P2">omega_0 = alpha_0*inv_alpha_sum;</text:p>
      <text:p text:style-name="P1"/>
      <text:p text:style-name="P2">omega_1 = alpha_1*inv_alpha_sum;</text:p>
      <text:p text:style-name="P1"/>
      <text:p text:style-name="P2">omega_2 = alpha_2*inv_alpha_sum;</text:p>
      <text:p text:style-name="P1"/>
      <text:p text:style-name="P2">Recon_1 = Recon_1 + omega_0*((rc16)*(CF_12 + CS_12*max_lambda_0_11) + (rc17)*(CF_13 + CS_13*max_lambda_0_11) -</text:p>
      <text:p text:style-name="P2">rc2*(CF_14 + CS_14*max_lambda_0_11)) + omega_1*(-rc2*(CF_11 + CS_11*max_lambda_0_11) + (rc17)*(CF_12 +</text:p>
      <text:p text:style-name="P2">CS_12*max_lambda_0_11) + (rc16)*(CF_13 + CS_13*max_lambda_0_11)) + omega_2*((rc16)*(CF_10 + CS_10*max_lambda_0_11)</text:p>
      <text:p text:style-name="P2">- rc18*(CF_11 + CS_11*max_lambda_0_11) + (rc19)*(CF_12 + CS_12*max_lambda_0_11));</text:p>
      <text:p text:style-name="P1"/>
      <text:p text:style-name="P2">rj1 = (pow(fabs((rc20)*omega_0 - <text:span text:style-name="T2">1.0</text:span>), sensor_theta) + pow(fabs((rc5)*omega_1 - <text:span text:style-name="T2">1.0</text:span>), sensor_theta) +</text:p>
      <text:p text:style-name="P2">pow(fabs(<text:span text:style-name="T2">10</text:span>*omega_2 - <text:span text:style-name="T2">1.0</text:span>), sensor_theta))/(pow(<text:span text:style-name="T2">9.0</text:span>, sensor_theta) + <text:span text:style-name="T2">2</text:span>);</text:p>
      <text:p text:style-name="P1"/>
      <text:p text:style-name="P2">beta_0 = (rc1)*(CF_13 - CS_13*max_lambda_0_11)*((rc5)*(CF_13 - CS_13*max_lambda_0_11) - rc6*(CF_14 -</text:p>
      <text:p text:style-name="P2">CS_14*max_lambda_0_11) + (rc7)*(CF_15 - CS_15*max_lambda_0_11)) + (rc1)*(CF_14 -</text:p>
      <text:p text:style-name="P2">CS_14*max_lambda_0_11)*((rc8)*(CF_14 - CS_14*max_lambda_0_11) - rc9*(CF_15 - CS_15*max_lambda_0_11)) +</text:p>
      <text:p text:style-name="P2">(rc10)*pow(CF_15 - CS_15*max_lambda_0_11, <text:span text:style-name="T2">2</text:span>);</text:p>
      <text:p text:style-name="P1"/>
      <text:p text:style-name="P2">beta_1 = (rc1)*(CF_12 - CS_12*max_lambda_0_11)*((rc3)*(CF_12 - CS_12*max_lambda_0_11) - rc11*(CF_13 -</text:p>
      <text:p text:style-name="P2">CS_13*max_lambda_0_11) + (rc12)*(CF_14 - CS_14*max_lambda_0_11)) + (rc1)*(CF_13 -</text:p>
      <text:p text:style-name="P2">CS_13*max_lambda_0_11)*((rc11)*(CF_13 - CS_13*max_lambda_0_11) - rc11*(CF_14 - CS_14*max_lambda_0_11)) +</text:p>
      <text:p text:style-name="P2">(rc10)*pow(CF_14 - CS_14*max_lambda_0_11, <text:span text:style-name="T2">2</text:span>);</text:p>
      <text:p text:style-name="P1"/>
      <text:p text:style-name="P2">beta_2 = (rc1)*(CF_11 - CS_11*max_lambda_0_11)*((rc3)*(CF_11 - CS_11*max_lambda_0_11) - rc9*(CF_12 -</text:p>
      <text:p text:style-name="P2">CS_12*max_lambda_0_11) + (rc7)*(CF_13 - CS_13*max_lambda_0_11)) + (rc1)*(CF_12 -</text:p>
      <text:p text:style-name="P2"><text:soft-page-break/>CS_12*max_lambda_0_11)*((rc8)*(CF_12 - CS_12*max_lambda_0_11) - rc6*(CF_13 - CS_13*max_lambda_0_11)) +</text:p>
      <text:p text:style-name="P2">(rc12)*pow(CF_13 - CS_13*max_lambda_0_11, <text:span text:style-name="T2">2</text:span>);</text:p>
      <text:p text:style-name="P1"/>
      <text:p text:style-name="P2">alpha_0 = (rc15)/pow(beta_0 + <text:span text:style-name="T2">1.0e-6</text:span>, <text:span text:style-name="T2">2</text:span>);</text:p>
      <text:p text:style-name="P1"/>
      <text:p text:style-name="P2">alpha_1 = (rc14)/pow(beta_1 + <text:span text:style-name="T2">1.0e-6</text:span>, <text:span text:style-name="T2">2</text:span>);</text:p>
      <text:p text:style-name="P1"/>
      <text:p text:style-name="P2">alpha_2 = (rc13)/pow(beta_2 + <text:span text:style-name="T2">1.0e-6</text:span>, <text:span text:style-name="T2">2</text:span>);</text:p>
      <text:p text:style-name="P1"/>
      <text:p text:style-name="P2">inv_alpha_sum = <text:span text:style-name="T2">1.0</text:span>/(alpha_0 + alpha_1 + alpha_2);</text:p>
      <text:p text:style-name="P1"/>
      <text:p text:style-name="P2">omega_0 = alpha_0*inv_alpha_sum;</text:p>
      <text:p text:style-name="P1"/>
      <text:p text:style-name="P2">omega_1 = alpha_1*inv_alpha_sum;</text:p>
      <text:p text:style-name="P1"/>
      <text:p text:style-name="P2">omega_2 = alpha_2*inv_alpha_sum;</text:p>
      <text:p text:style-name="P1"/>
      <text:p text:style-name="P2">Recon_1 = Recon_1 + omega_0*((rc19)*(CF_13 - CS_13*max_lambda_0_11) - rc18*(CF_14 - CS_14*max_lambda_0_11) +</text:p>
      <text:p text:style-name="P2">(rc16)*(CF_15 - CS_15*max_lambda_0_11)) + omega_1*((rc16)*(CF_12 - CS_12*max_lambda_0_11) + (rc17)*(CF_13 -</text:p>
      <text:p text:style-name="P2">CS_13*max_lambda_0_11) - rc2*(CF_14 - CS_14*max_lambda_0_11)) + omega_2*(-rc2*(CF_11 - CS_11*max_lambda_0_11) +</text:p>
      <text:p text:style-name="P2">(rc17)*(CF_12 - CS_12*max_lambda_0_11) + (rc16)*(CF_13 - CS_13*max_lambda_0_11));</text:p>
      <text:p text:style-name="P1"/>
      <text:p text:style-name="P2">rj1 = fmax(rj1, (pow(fabs(<text:span text:style-name="T2">10</text:span>*omega_0 - <text:span text:style-name="T2">1.0</text:span>), sensor_theta) + pow(fabs((rc5)*omega_1 - <text:span text:style-name="T2">1.0</text:span>), sensor_theta) +</text:p>
      <text:p text:style-name="P2">pow(fabs((rc20)*omega_2 - <text:span text:style-name="T2">1.0</text:span>), sensor_theta))/(pow(<text:span text:style-name="T2">9.0</text:span>, sensor_theta) + <text:span text:style-name="T2">2</text:span>));</text:p>
      <text:p text:style-name="P1"/>
      <text:p text:style-name="P2">beta_0 = (rc1)*(CF_22 + CS_22*max_lambda_0_22)*((rc5)*(CF_22 + CS_22*max_lambda_0_22) - rc6*(CF_23 +</text:p>
      <text:p text:style-name="P2">CS_23*max_lambda_0_22) + (rc7)*(CF_24 + CS_24*max_lambda_0_22)) + (rc1)*(CF_23 +</text:p>
      <text:p text:style-name="P2">CS_23*max_lambda_0_22)*((rc8)*(CF_23 + CS_23*max_lambda_0_22) - rc9*(CF_24 + CS_24*max_lambda_0_22)) +</text:p>
      <text:p text:style-name="P2">(rc10)*pow(CF_24 + CS_24*max_lambda_0_22, <text:span text:style-name="T2">2</text:span>);</text:p>
      <text:p text:style-name="P1"/>
      <text:p text:style-name="P2">beta_1 = (rc1)*(CF_21 + CS_21*max_lambda_0_22)*((rc3)*(CF_21 + CS_21*max_lambda_0_22) - rc11*(CF_22 +</text:p>
      <text:p text:style-name="P2">CS_22*max_lambda_0_22) + (rc12)*(CF_23 + CS_23*max_lambda_0_22)) + (rc1)*(CF_22 +</text:p>
      <text:p text:style-name="P2">CS_22*max_lambda_0_22)*((rc11)*(CF_22 + CS_22*max_lambda_0_22) - rc11*(CF_23 + CS_23*max_lambda_0_22)) +</text:p>
      <text:p text:style-name="P2">(rc10)*pow(CF_23 + CS_23*max_lambda_0_22, <text:span text:style-name="T2">2</text:span>);</text:p>
      <text:p text:style-name="P1"/>
      <text:p text:style-name="P2">beta_2 = (rc1)*(CF_20 + CS_20*max_lambda_0_22)*((rc3)*(CF_20 + CS_20*max_lambda_0_22) + (rc7)*(CF_22 +</text:p>
      <text:p text:style-name="P2">CS_22*max_lambda_0_22)) + (rc1)*(CF_21 + CS_21*max_lambda_0_22)*(-rc9*(CF_20 + CS_20*max_lambda_0_22) +</text:p>
      <text:p text:style-name="P2">(rc8)*(CF_21 + CS_21*max_lambda_0_22) - rc6*(CF_22 + CS_22*max_lambda_0_22)) + (rc12)*pow(CF_22 +</text:p>
      <text:p text:style-name="P2">CS_22*max_lambda_0_22, <text:span text:style-name="T2">2</text:span>);</text:p>
      <text:p text:style-name="P1"/>
      <text:p text:style-name="P2">alpha_0 = (rc13)/pow(beta_0 + <text:span text:style-name="T2">1.0e-6</text:span>, <text:span text:style-name="T2">2</text:span>);</text:p>
      <text:p text:style-name="P1"/>
      <text:p text:style-name="P2">alpha_1 = (rc14)/pow(beta_1 + <text:span text:style-name="T2">1.0e-6</text:span>, <text:span text:style-name="T2">2</text:span>);</text:p>
      <text:p text:style-name="P1"/>
      <text:p text:style-name="P2">alpha_2 = (rc15)/pow(beta_2 + <text:span text:style-name="T2">1.0e-6</text:span>, <text:span text:style-name="T2">2</text:span>);</text:p>
      <text:p text:style-name="P1"/>
      <text:p text:style-name="P2">inv_alpha_sum = <text:span text:style-name="T2">1.0</text:span>/(alpha_0 + alpha_1 + alpha_2);</text:p>
      <text:p text:style-name="P1"/>
      <text:p text:style-name="P2">omega_0 = alpha_0*inv_alpha_sum;</text:p>
      <text:p text:style-name="P1"/>
      <text:p text:style-name="P2">omega_1 = alpha_1*inv_alpha_sum;</text:p>
      <text:p text:style-name="P1"/>
      <text:p text:style-name="P2">omega_2 = alpha_2*inv_alpha_sum;</text:p>
      <text:p text:style-name="P1"/>
      <text:p text:style-name="P2">Recon_2 = Recon_2 + omega_0*((rc16)*(CF_22 + CS_22*max_lambda_0_22) + (rc17)*(CF_23 + CS_23*max_lambda_0_22) -</text:p>
      <text:p text:style-name="P2">rc2*(CF_24 + CS_24*max_lambda_0_22)) + omega_1*(-rc2*(CF_21 + CS_21*max_lambda_0_22) + (rc17)*(CF_22 +</text:p>
      <text:p text:style-name="P2">CS_22*max_lambda_0_22) + (rc16)*(CF_23 + CS_23*max_lambda_0_22)) + omega_2*((rc16)*(CF_20 + CS_20*max_lambda_0_22)</text:p>
      <text:p text:style-name="P2">- rc18*(CF_21 + CS_21*max_lambda_0_22) + (rc19)*(CF_22 + CS_22*max_lambda_0_22));</text:p>
      <text:p text:style-name="P1"/>
      <text:p text:style-name="P2">rj2 = (pow(fabs((rc20)*omega_0 - <text:span text:style-name="T2">1.0</text:span>), sensor_theta) + pow(fabs((rc5)*omega_1 - <text:span text:style-name="T2">1.0</text:span>), sensor_theta) +</text:p>
      <text:p text:style-name="P2">pow(fabs(<text:span text:style-name="T2">10</text:span>*omega_2 - <text:span text:style-name="T2">1.0</text:span>), sensor_theta))/(pow(<text:span text:style-name="T2">9.0</text:span>, sensor_theta) + <text:span text:style-name="T2">2</text:span>);</text:p>
      <text:p text:style-name="P1"/>
      <text:p text:style-name="P2">beta_0 = (rc1)*(CF_23 - CS_23*max_lambda_0_22)*((rc5)*(CF_23 - CS_23*max_lambda_0_22) - rc6*(CF_24 -</text:p>
      <text:p text:style-name="P2">CS_24*max_lambda_0_22) + (rc7)*(CF_25 - CS_25*max_lambda_0_22)) + (rc1)*(CF_24 -</text:p>
      <text:p text:style-name="P2">CS_24*max_lambda_0_22)*((rc8)*(CF_24 - CS_24*max_lambda_0_22) - rc9*(CF_25 - CS_25*max_lambda_0_22)) +</text:p>
      <text:p text:style-name="P2">(rc10)*pow(CF_25 - CS_25*max_lambda_0_22, <text:span text:style-name="T2">2</text:span>);</text:p>
      <text:p text:style-name="P1"/>
      <text:p text:style-name="P2">beta_1 = (rc1)*(CF_22 - CS_22*max_lambda_0_22)*((rc3)*(CF_22 - CS_22*max_lambda_0_22) - rc11*(CF_23 -</text:p>
      <text:p text:style-name="P2">CS_23*max_lambda_0_22) + (rc12)*(CF_24 - CS_24*max_lambda_0_22)) + (rc1)*(CF_23 -</text:p>
      <text:p text:style-name="P2">CS_23*max_lambda_0_22)*((rc11)*(CF_23 - CS_23*max_lambda_0_22) - rc11*(CF_24 - CS_24*max_lambda_0_22)) +</text:p>
      <text:p text:style-name="P2"><text:soft-page-break/>(rc10)*pow(CF_24 - CS_24*max_lambda_0_22, <text:span text:style-name="T2">2</text:span>);</text:p>
      <text:p text:style-name="P1"/>
      <text:p text:style-name="P2">beta_2 = (rc1)*(CF_21 - CS_21*max_lambda_0_22)*((rc3)*(CF_21 - CS_21*max_lambda_0_22) - rc9*(CF_22 -</text:p>
      <text:p text:style-name="P2">CS_22*max_lambda_0_22) + (rc7)*(CF_23 - CS_23*max_lambda_0_22)) + (rc1)*(CF_22 -</text:p>
      <text:p text:style-name="P2">CS_22*max_lambda_0_22)*((rc8)*(CF_22 - CS_22*max_lambda_0_22) - rc6*(CF_23 - CS_23*max_lambda_0_22)) +</text:p>
      <text:p text:style-name="P2">(rc12)*pow(CF_23 - CS_23*max_lambda_0_22, <text:span text:style-name="T2">2</text:span>);</text:p>
      <text:p text:style-name="P1"/>
      <text:p text:style-name="P2">alpha_0 = (rc15)/pow(beta_0 + <text:span text:style-name="T2">1.0e-6</text:span>, <text:span text:style-name="T2">2</text:span>);</text:p>
      <text:p text:style-name="P1"/>
      <text:p text:style-name="P2">alpha_1 = (rc14)/pow(beta_1 + <text:span text:style-name="T2">1.0e-6</text:span>, <text:span text:style-name="T2">2</text:span>);</text:p>
      <text:p text:style-name="P1"/>
      <text:p text:style-name="P2">alpha_2 = (rc13)/pow(beta_2 + <text:span text:style-name="T2">1.0e-6</text:span>, <text:span text:style-name="T2">2</text:span>);</text:p>
      <text:p text:style-name="P1"/>
      <text:p text:style-name="P2">inv_alpha_sum = <text:span text:style-name="T2">1.0</text:span>/(alpha_0 + alpha_1 + alpha_2);</text:p>
      <text:p text:style-name="P1"/>
      <text:p text:style-name="P2">omega_0 = alpha_0*inv_alpha_sum;</text:p>
      <text:p text:style-name="P1"/>
      <text:p text:style-name="P2">omega_1 = alpha_1*inv_alpha_sum;</text:p>
      <text:p text:style-name="P1"/>
      <text:p text:style-name="P2">omega_2 = alpha_2*inv_alpha_sum;</text:p>
      <text:p text:style-name="P1"/>
      <text:p text:style-name="P2">Recon_2 = Recon_2 + omega_0*((rc19)*(CF_23 - CS_23*max_lambda_0_22) - rc18*(CF_24 - CS_24*max_lambda_0_22) +</text:p>
      <text:p text:style-name="P2">(rc16)*(CF_25 - CS_25*max_lambda_0_22)) + omega_1*((rc16)*(CF_22 - CS_22*max_lambda_0_22) + (rc17)*(CF_23 -</text:p>
      <text:p text:style-name="P2">CS_23*max_lambda_0_22) - rc2*(CF_24 - CS_24*max_lambda_0_22)) + omega_2*(-rc2*(CF_21 - CS_21*max_lambda_0_22) +</text:p>
      <text:p text:style-name="P2">(rc17)*(CF_22 - CS_22*max_lambda_0_22) + (rc16)*(CF_23 - CS_23*max_lambda_0_22));</text:p>
      <text:p text:style-name="P1"/>
      <text:p text:style-name="P2">rj2 = fmax(rj2, (pow(fabs(<text:span text:style-name="T2">10</text:span>*omega_0 - <text:span text:style-name="T2">1.0</text:span>), sensor_theta) + pow(fabs((rc5)*omega_1 - <text:span text:style-name="T2">1.0</text:span>), sensor_theta) +</text:p>
      <text:p text:style-name="P2">pow(fabs((rc20)*omega_2 - <text:span text:style-name="T2">1.0</text:span>), sensor_theta))/(pow(<text:span text:style-name="T2">9.0</text:span>, sensor_theta) + <text:span text:style-name="T2">2</text:span>));</text:p>
      <text:p text:style-name="P1"/>
      <text:p text:style-name="P2">Recon_0 = rj0*(Recon_0 - rc21*(CF_00 - <text:span text:style-name="T2">8</text:span>*CF_01 + <text:span text:style-name="T2">37</text:span>*CF_02 + <text:span text:style-name="T2">37</text:span>*CF_03 - <text:span text:style-name="T2">8</text:span>*CF_04 + CF_05));</text:p>
      <text:p text:style-name="P1"/>
      <text:p text:style-name="P2">Recon_1 = rj1*(Recon_1 - rc21*(CF_10 - <text:span text:style-name="T2">8</text:span>*CF_11 + <text:span text:style-name="T2">37</text:span>*CF_12 + <text:span text:style-name="T2">37</text:span>*CF_13 - <text:span text:style-name="T2">8</text:span>*CF_14 + CF_15));</text:p>
      <text:p text:style-name="P1"/>
      <text:p text:style-name="P2">Recon_2 = rj2*(Recon_2 - rc21*(CF_20 - <text:span text:style-name="T2">8</text:span>*CF_21 + <text:span text:style-name="T2">37</text:span>*CF_22 + <text:span text:style-name="T2">37</text:span>*CF_23 - <text:span text:style-name="T2">8</text:span>*CF_24 + CF_25));</text:p>
      <text:p text:style-name="P1"/>
      <text:p text:style-name="P2">wk0_B0[OPS_ACC6(<text:span text:style-name="T2">0</text:span>)] = Recon_0 + Recon_1 + Recon_2;</text:p>
      <text:p text:style-name="P1"/>
      <text:p text:style-name="P2">wk1_B0[OPS_ACC8(<text:span text:style-name="T2">0</text:span>)] = AVG_0_u0*Recon_1 + Recon_0*(-AVG_0_a + AVG_0_u0) + Recon_2*(AVG_0_a + AVG_0_u0);</text:p>
      <text:p text:style-name="P1"/>
      <text:p text:style-name="P2">wk2_B0[OPS_ACC7(<text:span text:style-name="T2">0</text:span>)] = (rc1)*pow(AVG_0_u0, <text:span text:style-name="T2">2</text:span>)*Recon_1 + Recon_0*(rcinv22*pow(AVG_0_a, <text:span text:style-name="T2">2</text:span>) - AVG_0_a*AVG_0_u0 +</text:p>
      <text:p text:style-name="P2">(rc1)*pow(AVG_0_u0, <text:span text:style-name="T2">2</text:span>)) + Recon_2*(rcinv22*pow(AVG_0_a, <text:span text:style-name="T2">2</text:span>) + AVG_0_a*AVG_0_u0 + (rc1)*pow(AVG_0_u0, <text:span text:style-name="T2">2</text:span>));</text:p>
      <text:p text:style-name="P1"/>
      <text:p text:style-name="P2">}</text:p>
      <text:p text:style-name="P1"/>
      <text:p text:style-name="P2"><text:span text:style-name="T1">void</text:span> opensbliblock00Kernel029(<text:span text:style-name="T1">const</text:span> <text:span text:style-name="T1">double</text:span> <text:span text:style-name="T1">*</text:span>wk0_B0, <text:span text:style-name="T1">const</text:span> <text:span text:style-name="T1">double</text:span> <text:span text:style-name="T1">*</text:span>Mach_sensor_B0, <text:span text:style-name="T1">const</text:span> <text:span text:style-name="T1">double</text:span> <text:span text:style-name="T1">*</text:span>wk2_B0, <text:span text:style-name="T1">const</text:span> <text:span text:style-name="T1">double</text:span></text:p>
      <text:p text:style-name="P2"><text:span text:style-name="T1">*</text:span>wk1_B0, <text:span text:style-name="T1">double</text:span> <text:span text:style-name="T1">*</text:span>rho_B0, <text:span text:style-name="T1">double</text:span> <text:span text:style-name="T1">*</text:span>rhou0_B0, <text:span text:style-name="T1">double</text:span> <text:span text:style-name="T1">*</text:span>rhoE_B0, <text:span text:style-name="T1">const</text:span> <text:span text:style-name="T1">int</text:span> <text:span text:style-name="T1">*</text:span>idx)</text:p>
      <text:p text:style-name="P2">{</text:p>
      <text:p text:style-name="P2"><text:span text:style-name="T1">double</text:span> Wall = <text:span text:style-name="T2">0.0</text:span>;</text:p>
      <text:p text:style-name="P2"><text:span text:style-name="T1">double</text:span> Grid_0 = <text:span text:style-name="T2">0.0</text:span>;</text:p>
      <text:p text:style-name="P2">Grid_0 = idx[<text:span text:style-name="T2">0</text:span>];</text:p>
      <text:p text:style-name="P1"/>
      <text:p text:style-name="P2">Wall = <text:span text:style-name="T2">1</text:span>;</text:p>
      <text:p text:style-name="P1"/>
      <text:p text:style-name="P2">rho_B0[OPS_ACC4(<text:span text:style-name="T2">0</text:span>)] = -dt*inv_0*shock_filter_control*Wall*(wk0_B0[OPS_ACC0(<text:span text:style-name="T2">0</text:span>)] -</text:p>
      <text:p text:style-name="P2">wk0_B0[OPS_ACC0(-<text:span text:style-name="T2">1</text:span>)])*Mach_sensor_B0[OPS_ACC1(<text:span text:style-name="T2">0</text:span>)] + rho_B0[OPS_ACC4(<text:span text:style-name="T2">0</text:span>)];</text:p>
      <text:p text:style-name="P1"/>
      <text:p text:style-name="P2">rhou0_B0[OPS_ACC5(<text:span text:style-name="T2">0</text:span>)] = -dt*inv_0*shock_filter_control*Wall*(wk1_B0[OPS_ACC3(<text:span text:style-name="T2">0</text:span>)] -</text:p>
      <text:p text:style-name="P2">wk1_B0[OPS_ACC3(-<text:span text:style-name="T2">1</text:span>)])*Mach_sensor_B0[OPS_ACC1(<text:span text:style-name="T2">0</text:span>)] + rhou0_B0[OPS_ACC5(<text:span text:style-name="T2">0</text:span>)];</text:p>
      <text:p text:style-name="P1"/>
      <text:p text:style-name="P2">rhoE_B0[OPS_ACC6(<text:span text:style-name="T2">0</text:span>)] = -dt*inv_0*shock_filter_control*Wall*(-wk2_B0[OPS_ACC2(-<text:span text:style-name="T2">1</text:span>)] +</text:p>
      <text:p text:style-name="P2">wk2_B0[OPS_ACC2(<text:span text:style-name="T2">0</text:span>)])*Mach_sensor_B0[OPS_ACC1(<text:span text:style-name="T2">0</text:span>)] + rhoE_B0[OPS_ACC6(<text:span text:style-name="T2">0</text:span>)];</text:p>
      <text:p text:style-name="P1"/>
      <text:p text:style-name="P2">}</text:p>
      <text:p text:style-name="P1"/>
      <text:p text:style-name="P3">#endif</text:p>
      <text:p text:style-name="P2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1:32:04.492089996</meta:creation-date>
    <dc:date>2023-09-06T13:00:48.059829053</dc:date>
    <meta:editing-duration>PT1H25M19S</meta:editing-duration>
    <meta:editing-cycles>3</meta:editing-cycles>
    <meta:generator>LibreOffice/7.5.3.2$Linux_X86_64 LibreOffice_project/50$Build-2</meta:generator>
    <meta:document-statistic meta:table-count="0" meta:image-count="0" meta:object-count="0" meta:page-count="19" meta:paragraph-count="1066" meta:word-count="4417" meta:character-count="54173" meta:non-whitespace-character-count="50822"/>
  </office:meta>
</office:document-meta>
</file>